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181in"/>
    </style:style>
    <style:style style:name="co2" style:family="table-column">
      <style:table-column-properties fo:break-before="auto" style:column-width="1.622in"/>
    </style:style>
    <style:style style:name="co3" style:family="table-column">
      <style:table-column-properties fo:break-before="auto" style:column-width="1.7291in"/>
    </style:style>
    <style:style style:name="co4" style:family="table-column">
      <style:table-column-properties fo:break-before="auto" style:column-width="2.1799in"/>
    </style:style>
    <style:style style:name="co5" style:family="table-column">
      <style:table-column-properties fo:break-before="auto" style:column-width="2.2654in"/>
    </style:style>
    <style:style style:name="co6" style:family="table-column">
      <style:table-column-properties fo:break-before="auto" style:column-width="2.1472in"/>
    </style:style>
    <style:style style:name="co7" style:family="table-column">
      <style:table-column-properties fo:break-before="auto" style:column-width="0.078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sts_with_new_zip_and_binary" table:style-name="ta1">
        <table:shapes>
          <draw:frame draw:z-index="0" draw:style-name="gr1" draw:text-style-name="P1" svg:width="18.6917in" svg:height="8.4709in" svg:x="0.0961in" svg:y="0.1669in">
            <draw:object draw:notify-on-update-of-ranges="Tests_with_new_zip_and_binary.B1:Tests_with_new_zip_and_binary.B1 Tests_with_new_zip_and_binary.B2:Tests_with_new_zip_and_binary.B101 Tests_with_new_zip_and_binary.C1:Tests_with_new_zip_and_binary.C1 Tests_with_new_zip_and_binary.C2:Tests_with_new_zip_and_binary.C101 Tests_with_new_zip_and_binary.D1:Tests_with_new_zip_and_binary.D1 Tests_with_new_zip_and_binary.D2:Tests_with_new_zip_and_binary.D101 Tests_with_new_zip_and_binary.E1:Tests_with_new_zip_and_binary.E1 Tests_with_new_zip_and_binary.E2:Tests_with_new_zip_and_binary.E101 Tests_with_new_zip_and_binary.F1:Tests_with_new_zip_and_binary.F1 Tests_with_new_zip_and_binary.F2:Tests_with_new_zip_and_binary.F101 Tests_with_new_zip_and_binary.G1:Tests_with_new_zip_and_binary.G1 Tests_with_new_zip_and_binary.G2:Tests_with_new_zip_and_binary.G1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row table:style-name="ro1">
          <table:table-cell office:value-type="string" calcext:value-type="string">
            <text:p>length of strings</text:p>
          </table:table-cell>
          <table:table-cell office:value-type="string" calcext:value-type="string">
            <text:p><text:s/>compression ratio of s1</text:p>
          </table:table-cell>
          <table:table-cell office:value-type="string" calcext:value-type="string">
            <text:p><text:s/>compression ratio of s2</text:p>
          </table:table-cell>
          <table:table-cell office:value-type="string" calcext:value-type="string">
            <text:p><text:s/>mutual compression ratio</text:p>
          </table:table-cell>
          <table:table-cell office:value-type="string" calcext:value-type="string">
            <text:p><text:s/>mutual compression ratio zipped</text:p>
          </table:table-cell>
          <table:table-cell office:value-type="string" calcext:value-type="string">
            <text:p><text:s/>mutual compression ratio crossed</text:p>
          </table:table-cell>
          <table:table-cell office:value-type="string" calcext:value-type="string">
            <text:p><text:s/>Compression Ratio half crossed</text:p>
          </table:table-cell>
          <table:table-cell office:value-type="string" calcext:value-type="string">
            <text:p><text:s/>s1</text:p>
          </table:table-cell>
          <table:table-cell office:value-type="string" calcext:value-type="string">
            <text:p><text:s/>s2 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.7</text:p>
          </table:table-cell>
          <table:table-cell office:value-type="float" office:value="1.4" calcext:value-type="float">
            <text:p>1.4</text:p>
          </table:table-cell>
          <table:table-cell office:value-type="float" office:value="-0.600000000000001" calcext:value-type="float">
            <text:p>-0.600000000000001</text:p>
          </table:table-cell>
          <table:table-cell office:value-type="float" office:value="-0.5" calcext:value-type="float">
            <text:p>-0.5</text:p>
          </table:table-cell>
          <table:table-cell office:value-type="float" office:value="3.3" calcext:value-type="float">
            <text:p>3.3</text:p>
          </table:table-cell>
          <table:table-cell office:value-type="float" office:value="-0.600000000000001" calcext:value-type="float">
            <text:p>-0.600000000000001</text:p>
          </table:table-cell>
          <table:table-cell office:value-type="float" office:value="1101011011" calcext:value-type="float">
            <text:p>1101011011</text:p>
          </table:table-cell>
          <table:table-cell office:value-type="float" office:value="10011" calcext:value-type="float">
            <text:p>1001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.73684210526316" calcext:value-type="float">
            <text:p>1.73684210526316</text:p>
          </table:table-cell>
          <table:table-cell office:value-type="float" office:value="1.52631578947368" calcext:value-type="float">
            <text:p>1.52631578947368</text:p>
          </table:table-cell>
          <table:table-cell office:value-type="float" office:value="-0.105263157894736" calcext:value-type="float">
            <text:p>-0.105263157894736</text:p>
          </table:table-cell>
          <table:table-cell office:value-type="float" office:value="-1.05263157894737" calcext:value-type="float">
            <text:p>-1.05263157894737</text:p>
          </table:table-cell>
          <table:table-cell office:value-type="float" office:value="3.36842105263158" calcext:value-type="float">
            <text:p>3.36842105263158</text:p>
          </table:table-cell>
          <table:table-cell office:value-type="float" office:value="-0.105263157894736" calcext:value-type="float">
            <text:p>-0.105263157894736</text:p>
          </table:table-cell>
          <table:table-cell office:value-type="float" office:value="1.1010110111001E+018" calcext:value-type="float">
            <text:p>1.1010110111001E+018</text:p>
          </table:table-cell>
          <table:table-cell office:value-type="float" office:value="10011000101100" calcext:value-type="float">
            <text:p>100110001011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float" office:value="1.60714285714286" calcext:value-type="float">
            <text:p>1.60714285714286</text:p>
          </table:table-cell>
          <table:table-cell office:value-type="float" office:value="0.035714285714286" calcext:value-type="float">
            <text:p>0.035714285714286</text:p>
          </table:table-cell>
          <table:table-cell office:value-type="float" office:value="-1.14285714285714" calcext:value-type="float">
            <text:p>-1.14285714285714</text:p>
          </table:table-cell>
          <table:table-cell office:value-type="float" office:value="3.07142857142857" calcext:value-type="float">
            <text:p>3.07142857142857</text:p>
          </table:table-cell>
          <table:table-cell office:value-type="float" office:value="0.035714285714286" calcext:value-type="float">
            <text:p>0.035714285714286</text:p>
          </table:table-cell>
          <table:table-cell office:value-type="float" office:value="1.1010110111001E+027" calcext:value-type="float">
            <text:p>1.1010110111001E+027</text:p>
          </table:table-cell>
          <table:table-cell office:value-type="float" office:value="1.00110001011E+022" calcext:value-type="float">
            <text:p>1.00110001011E+02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.59459459459459" calcext:value-type="float">
            <text:p>1.59459459459459</text:p>
          </table:table-cell>
          <table:table-cell office:value-type="float" office:value="1.72972972972973" calcext:value-type="float">
            <text:p>1.72972972972973</text:p>
          </table:table-cell>
          <table:table-cell office:value-type="float" office:value="0.108108108108108" calcext:value-type="float">
            <text:p>0.108108108108108</text:p>
          </table:table-cell>
          <table:table-cell office:value-type="float" office:value="-1.75675675675676" calcext:value-type="float">
            <text:p>-1.75675675675676</text:p>
          </table:table-cell>
          <table:table-cell office:value-type="float" office:value="3.10810810810811" calcext:value-type="float">
            <text:p>3.10810810810811</text:p>
          </table:table-cell>
          <table:table-cell office:value-type="float" office:value="0.108108108108108" calcext:value-type="float">
            <text:p>0.108108108108108</text:p>
          </table:table-cell>
          <table:table-cell office:value-type="float" office:value="1.1010110111001E+036" calcext:value-type="float">
            <text:p>1.1010110111001E+036</text:p>
          </table:table-cell>
          <table:table-cell office:value-type="float" office:value="1.00110001011E+031" calcext:value-type="float">
            <text:p>1.00110001011E+03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.5" calcext:value-type="float">
            <text:p>1.5</text:p>
          </table:table-cell>
          <table:table-cell office:value-type="float" office:value="1.71739130434783" calcext:value-type="float">
            <text:p>1.71739130434783</text:p>
          </table:table-cell>
          <table:table-cell office:value-type="float" office:value="0.152173913043479" calcext:value-type="float">
            <text:p>0.152173913043479</text:p>
          </table:table-cell>
          <table:table-cell office:value-type="float" office:value="-1.73913043478261" calcext:value-type="float">
            <text:p>-1.73913043478261</text:p>
          </table:table-cell>
          <table:table-cell office:value-type="float" office:value="2.97826086956522" calcext:value-type="float">
            <text:p>2.97826086956522</text:p>
          </table:table-cell>
          <table:table-cell office:value-type="float" office:value="0.152173913043479" calcext:value-type="float">
            <text:p>0.152173913043479</text:p>
          </table:table-cell>
          <table:table-cell office:value-type="float" office:value="1.1010110111001E+045" calcext:value-type="float">
            <text:p>1.1010110111001E+045</text:p>
          </table:table-cell>
          <table:table-cell office:value-type="float" office:value="1.00110001011E+040" calcext:value-type="float">
            <text:p>1.00110001011E+04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.52727272727273" calcext:value-type="float">
            <text:p>1.52727272727273</text:p>
          </table:table-cell>
          <table:table-cell office:value-type="float" office:value="1.61818181818182" calcext:value-type="float">
            <text:p>1.61818181818182</text:p>
          </table:table-cell>
          <table:table-cell office:value-type="float" office:value="0.145454545454546" calcext:value-type="float">
            <text:p>0.145454545454546</text:p>
          </table:table-cell>
          <table:table-cell office:value-type="float" office:value="-1.83636363636364" calcext:value-type="float">
            <text:p>-1.83636363636364</text:p>
          </table:table-cell>
          <table:table-cell office:value-type="float" office:value="2.92727272727273" calcext:value-type="float">
            <text:p>2.92727272727273</text:p>
          </table:table-cell>
          <table:table-cell office:value-type="float" office:value="0.145454545454546" calcext:value-type="float">
            <text:p>0.145454545454546</text:p>
          </table:table-cell>
          <table:table-cell office:value-type="float" office:value="1.1010110111001E+054" calcext:value-type="float">
            <text:p>1.1010110111001E+054</text:p>
          </table:table-cell>
          <table:table-cell office:value-type="float" office:value="1.00110001011E+049" calcext:value-type="float">
            <text:p>1.00110001011E+04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.46875" calcext:value-type="float">
            <text:p>1.46875</text:p>
          </table:table-cell>
          <table:table-cell office:value-type="float" office:value="1.546875" calcext:value-type="float">
            <text:p>1.546875</text:p>
          </table:table-cell>
          <table:table-cell office:value-type="float" office:value="0.0625" calcext:value-type="float">
            <text:p>0.0625</text:p>
          </table:table-cell>
          <table:table-cell office:value-type="float" office:value="-2.015625" calcext:value-type="float">
            <text:p>-2.015625</text:p>
          </table:table-cell>
          <table:table-cell office:value-type="float" office:value="2.953125" calcext:value-type="float">
            <text:p>2.953125</text:p>
          </table:table-cell>
          <table:table-cell office:value-type="float" office:value="0.0625" calcext:value-type="float">
            <text:p>0.0625</text:p>
          </table:table-cell>
          <table:table-cell office:value-type="float" office:value="1.1010110111001E+063" calcext:value-type="float">
            <text:p>1.1010110111001E+063</text:p>
          </table:table-cell>
          <table:table-cell office:value-type="float" office:value="1.00110001011E+058" calcext:value-type="float">
            <text:p>1.00110001011E+05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.49315068493151" calcext:value-type="float">
            <text:p>1.49315068493151</text:p>
          </table:table-cell>
          <table:table-cell office:value-type="float" office:value="1.56164383561644" calcext:value-type="float">
            <text:p>1.56164383561644</text:p>
          </table:table-cell>
          <table:table-cell office:value-type="float" office:value="0.0547945205479454" calcext:value-type="float">
            <text:p>0.054794520547945</text:p>
          </table:table-cell>
          <table:table-cell office:value-type="float" office:value="-2.01369863013699" calcext:value-type="float">
            <text:p>-2.01369863013699</text:p>
          </table:table-cell>
          <table:table-cell office:value-type="float" office:value="2.91780821917808" calcext:value-type="float">
            <text:p>2.91780821917808</text:p>
          </table:table-cell>
          <table:table-cell office:value-type="float" office:value="0.0547945205479454" calcext:value-type="float">
            <text:p>0.054794520547945</text:p>
          </table:table-cell>
          <table:table-cell office:value-type="float" office:value="1.1010110111001E+072" calcext:value-type="float">
            <text:p>1.1010110111001E+072</text:p>
          </table:table-cell>
          <table:table-cell office:value-type="float" office:value="1.00110001011E+067" calcext:value-type="float">
            <text:p>1.00110001011E+06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.45121951219512" calcext:value-type="float">
            <text:p>1.45121951219512</text:p>
          </table:table-cell>
          <table:table-cell office:value-type="float" office:value="1.51219512195122" calcext:value-type="float">
            <text:p>1.51219512195122</text:p>
          </table:table-cell>
          <table:table-cell office:value-type="float" office:value="0" calcext:value-type="float">
            <text:p>0</text:p>
          </table:table-cell>
          <table:table-cell office:value-type="float" office:value="-1.98780487804878" calcext:value-type="float">
            <text:p>-1.98780487804878</text:p>
          </table:table-cell>
          <table:table-cell office:value-type="float" office:value="2.86585365853659" calcext:value-type="float">
            <text:p>2.86585365853659</text:p>
          </table:table-cell>
          <table:table-cell office:value-type="float" office:value="0" calcext:value-type="float">
            <text:p>0</text:p>
          </table:table-cell>
          <table:table-cell office:value-type="float" office:value="1.1010110111001E+081" calcext:value-type="float">
            <text:p>1.1010110111001E+081</text:p>
          </table:table-cell>
          <table:table-cell office:value-type="float" office:value="1.00110001011E+076" calcext:value-type="float">
            <text:p>1.00110001011E+07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.47252747252747" calcext:value-type="float">
            <text:p>1.47252747252747</text:p>
          </table:table-cell>
          <table:table-cell office:value-type="float" office:value="1.54945054945055" calcext:value-type="float">
            <text:p>1.54945054945055</text:p>
          </table:table-cell>
          <table:table-cell office:value-type="float" office:value="0.153846153846154" calcext:value-type="float">
            <text:p>0.153846153846154</text:p>
          </table:table-cell>
          <table:table-cell office:value-type="float" office:value="-1.78021978021978" calcext:value-type="float">
            <text:p>-1.78021978021978</text:p>
          </table:table-cell>
          <table:table-cell office:value-type="float" office:value="2.96703296703297" calcext:value-type="float">
            <text:p>2.96703296703297</text:p>
          </table:table-cell>
          <table:table-cell office:value-type="float" office:value="0.153846153846154" calcext:value-type="float">
            <text:p>0.153846153846154</text:p>
          </table:table-cell>
          <table:table-cell office:value-type="float" office:value="1.1010110111001E+090" calcext:value-type="float">
            <text:p>1.1010110111001E+090</text:p>
          </table:table-cell>
          <table:table-cell office:value-type="float" office:value="1.00110001011E+085" calcext:value-type="float">
            <text:p>1.00110001011E+08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47" calcext:value-type="float">
            <text:p>1.47</text:p>
          </table:table-cell>
          <table:table-cell office:value-type="float" office:value="1.53" calcext:value-type="float">
            <text:p>1.53</text:p>
          </table:table-cell>
          <table:table-cell office:value-type="float" office:value="0.0899999999999999" calcext:value-type="float">
            <text:p>0.09</text:p>
          </table:table-cell>
          <table:table-cell office:value-type="float" office:value="-1.86" calcext:value-type="float">
            <text:p>-1.86</text:p>
          </table:table-cell>
          <table:table-cell office:value-type="float" office:value="2.82" calcext:value-type="float">
            <text:p>2.82</text:p>
          </table:table-cell>
          <table:table-cell office:value-type="float" office:value="0.0899999999999999" calcext:value-type="float">
            <text:p>0.09</text:p>
          </table:table-cell>
          <table:table-cell office:value-type="float" office:value="1.1010110111001E+099" calcext:value-type="float">
            <text:p>1.1010110111001E+099</text:p>
          </table:table-cell>
          <table:table-cell office:value-type="float" office:value="1.00110001011E+094" calcext:value-type="float">
            <text:p>1.00110001011E+094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.45871559633028" calcext:value-type="float">
            <text:p>1.45871559633028</text:p>
          </table:table-cell>
          <table:table-cell office:value-type="float" office:value="1.51376146788991" calcext:value-type="float">
            <text:p>1.51376146788991</text:p>
          </table:table-cell>
          <table:table-cell office:value-type="float" office:value="0.137614678899082" calcext:value-type="float">
            <text:p>0.137614678899082</text:p>
          </table:table-cell>
          <table:table-cell office:value-type="float" office:value="-1.92660550458716" calcext:value-type="float">
            <text:p>-1.92660550458716</text:p>
          </table:table-cell>
          <table:table-cell office:value-type="float" office:value="2.75229357798165" calcext:value-type="float">
            <text:p>2.75229357798165</text:p>
          </table:table-cell>
          <table:table-cell office:value-type="float" office:value="0.137614678899082" calcext:value-type="float">
            <text:p>0.137614678899082</text:p>
          </table:table-cell>
          <table:table-cell office:value-type="float" office:value="1.1010110111001E+108" calcext:value-type="float">
            <text:p>1.1010110111001E+108</text:p>
          </table:table-cell>
          <table:table-cell office:value-type="float" office:value="1.00110001011E+103" calcext:value-type="float">
            <text:p>1.00110001011E+103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 office:value-type="float" office:value="1.44915254237288" calcext:value-type="float">
            <text:p>1.44915254237288</text:p>
          </table:table-cell>
          <table:table-cell office:value-type="float" office:value="0.127118644067796" calcext:value-type="float">
            <text:p>0.127118644067796</text:p>
          </table:table-cell>
          <table:table-cell office:value-type="float" office:value="-2.03389830508475" calcext:value-type="float">
            <text:p>-2.03389830508475</text:p>
          </table:table-cell>
          <table:table-cell office:value-type="float" office:value="2.76271186440678" calcext:value-type="float">
            <text:p>2.76271186440678</text:p>
          </table:table-cell>
          <table:table-cell office:value-type="float" office:value="0.127118644067796" calcext:value-type="float">
            <text:p>0.127118644067796</text:p>
          </table:table-cell>
          <table:table-cell office:value-type="float" office:value="1.1010110111001E+117" calcext:value-type="float">
            <text:p>1.1010110111001E+117</text:p>
          </table:table-cell>
          <table:table-cell office:value-type="float" office:value="1.00110001011E+112" calcext:value-type="float">
            <text:p>1.00110001011E+112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" office:value-type="float" office:value="1.48818897637795" calcext:value-type="float">
            <text:p>1.48818897637795</text:p>
          </table:table-cell>
          <table:table-cell office:value-type="float" office:value="0.173228346456693" calcext:value-type="float">
            <text:p>0.173228346456693</text:p>
          </table:table-cell>
          <table:table-cell office:value-type="float" office:value="-1.88976377952756" calcext:value-type="float">
            <text:p>-1.88976377952756</text:p>
          </table:table-cell>
          <table:table-cell office:value-type="float" office:value="2.7244094488189" calcext:value-type="float">
            <text:p>2.7244094488189</text:p>
          </table:table-cell>
          <table:table-cell office:value-type="float" office:value="0.173228346456693" calcext:value-type="float">
            <text:p>0.173228346456693</text:p>
          </table:table-cell>
          <table:table-cell office:value-type="float" office:value="1.1010110111001E+126" calcext:value-type="float">
            <text:p>1.1010110111001E+126</text:p>
          </table:table-cell>
          <table:table-cell office:value-type="float" office:value="1.00110001011E+121" calcext:value-type="float">
            <text:p>1.00110001011E+12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2" office:value-type="float" office:value="1.47794117647059" calcext:value-type="float">
            <text:p>1.47794117647059</text:p>
          </table:table-cell>
          <table:table-cell office:value-type="float" office:value="0.183823529411765" calcext:value-type="float">
            <text:p>0.183823529411765</text:p>
          </table:table-cell>
          <table:table-cell office:value-type="float" office:value="-2" calcext:value-type="float">
            <text:p>-2</text:p>
          </table:table-cell>
          <table:table-cell office:value-type="float" office:value="2.72794117647059" calcext:value-type="float">
            <text:p>2.72794117647059</text:p>
          </table:table-cell>
          <table:table-cell office:value-type="float" office:value="0.183823529411765" calcext:value-type="float">
            <text:p>0.183823529411765</text:p>
          </table:table-cell>
          <table:table-cell office:value-type="float" office:value="1.1010110111001E+135" calcext:value-type="float">
            <text:p>1.1010110111001E+135</text:p>
          </table:table-cell>
          <table:table-cell office:value-type="float" office:value="1.00110001011E+130" calcext:value-type="float">
            <text:p>1.00110001011E+13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.46896551724138" calcext:value-type="float">
            <text:p>1.46896551724138</text:p>
          </table:table-cell>
          <table:table-cell office:value-type="float" office:value="1.51034482758621" calcext:value-type="float">
            <text:p>1.51034482758621</text:p>
          </table:table-cell>
          <table:table-cell office:value-type="float" office:value="0.186206896551724" calcext:value-type="float">
            <text:p>0.186206896551724</text:p>
          </table:table-cell>
          <table:table-cell office:value-type="float" office:value="-1.95862068965517" calcext:value-type="float">
            <text:p>-1.95862068965517</text:p>
          </table:table-cell>
          <table:table-cell office:value-type="float" office:value="2.73793103448276" calcext:value-type="float">
            <text:p>2.73793103448276</text:p>
          </table:table-cell>
          <table:table-cell office:value-type="float" office:value="0.186206896551724" calcext:value-type="float">
            <text:p>0.186206896551724</text:p>
          </table:table-cell>
          <table:table-cell office:value-type="float" office:value="1.1010110111001E+144" calcext:value-type="float">
            <text:p>1.1010110111001E+144</text:p>
          </table:table-cell>
          <table:table-cell office:value-type="float" office:value="1.00110001011E+139" calcext:value-type="float">
            <text:p>1.00110001011E+139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.46103896103896" calcext:value-type="float">
            <text:p>1.46103896103896</text:p>
          </table:table-cell>
          <table:table-cell office:value-type="float" office:value="1.5" calcext:value-type="float">
            <text:p>1.5</text:p>
          </table:table-cell>
          <table:table-cell office:value-type="float" office:value="0.103896103896104" calcext:value-type="float">
            <text:p>0.103896103896104</text:p>
          </table:table-cell>
          <table:table-cell office:value-type="float" office:value="-2.05194805194805" calcext:value-type="float">
            <text:p>-2.05194805194805</text:p>
          </table:table-cell>
          <table:table-cell office:value-type="float" office:value="2.69480519480519" calcext:value-type="float">
            <text:p>2.69480519480519</text:p>
          </table:table-cell>
          <table:table-cell office:value-type="float" office:value="0.103896103896104" calcext:value-type="float">
            <text:p>0.103896103896104</text:p>
          </table:table-cell>
          <table:table-cell office:value-type="float" office:value="1.1010110111001E+153" calcext:value-type="float">
            <text:p>1.1010110111001E+153</text:p>
          </table:table-cell>
          <table:table-cell office:value-type="float" office:value="1.00110001011E+148" calcext:value-type="float">
            <text:p>1.00110001011E+148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.45398773006135" calcext:value-type="float">
            <text:p>1.45398773006135</text:p>
          </table:table-cell>
          <table:table-cell office:value-type="float" office:value="1.49079754601227" calcext:value-type="float">
            <text:p>1.49079754601227</text:p>
          </table:table-cell>
          <table:table-cell office:value-type="float" office:value="0.0736196319018405" calcext:value-type="float">
            <text:p>0.073619631901841</text:p>
          </table:table-cell>
          <table:table-cell office:value-type="float" office:value="-2.04907975460123" calcext:value-type="float">
            <text:p>-2.04907975460123</text:p>
          </table:table-cell>
          <table:table-cell office:value-type="float" office:value="2.74233128834356" calcext:value-type="float">
            <text:p>2.74233128834356</text:p>
          </table:table-cell>
          <table:table-cell office:value-type="float" office:value="0.0736196319018405" calcext:value-type="float">
            <text:p>0.073619631901841</text:p>
          </table:table-cell>
          <table:table-cell office:value-type="float" office:value="1.1010110111001E+162" calcext:value-type="float">
            <text:p>1.1010110111001E+162</text:p>
          </table:table-cell>
          <table:table-cell office:value-type="float" office:value="1.00110001011E+157" calcext:value-type="float">
            <text:p>1.00110001011E+157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.44767441860465" calcext:value-type="float">
            <text:p>1.44767441860465</text:p>
          </table:table-cell>
          <table:table-cell office:value-type="float" office:value="1.48255813953488" calcext:value-type="float">
            <text:p>1.48255813953488</text:p>
          </table:table-cell>
          <table:table-cell office:value-type="float" office:value="0.127906976744186" calcext:value-type="float">
            <text:p>0.127906976744186</text:p>
          </table:table-cell>
          <table:table-cell office:value-type="float" office:value="-2.04651162790698" calcext:value-type="float">
            <text:p>-2.04651162790698</text:p>
          </table:table-cell>
          <table:table-cell office:value-type="float" office:value="2.70348837209302" calcext:value-type="float">
            <text:p>2.70348837209302</text:p>
          </table:table-cell>
          <table:table-cell office:value-type="float" office:value="0.127906976744186" calcext:value-type="float">
            <text:p>0.127906976744186</text:p>
          </table:table-cell>
          <table:table-cell office:value-type="float" office:value="1.1010110111001E+171" calcext:value-type="float">
            <text:p>1.1010110111001E+171</text:p>
          </table:table-cell>
          <table:table-cell office:value-type="float" office:value="1.00110001011E+166" calcext:value-type="float">
            <text:p>1.00110001011E+166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.47513812154696" calcext:value-type="float">
            <text:p>1.47513812154696</text:p>
          </table:table-cell>
          <table:table-cell office:value-type="float" office:value="1.44198895027624" calcext:value-type="float">
            <text:p>1.44198895027624</text:p>
          </table:table-cell>
          <table:table-cell office:value-type="float" office:value="0.0994475138121542" calcext:value-type="float">
            <text:p>0.099447513812154</text:p>
          </table:table-cell>
          <table:table-cell office:value-type="float" office:value="-2.12154696132597" calcext:value-type="float">
            <text:p>-2.12154696132597</text:p>
          </table:table-cell>
          <table:table-cell office:value-type="float" office:value="2.66850828729282" calcext:value-type="float">
            <text:p>2.66850828729282</text:p>
          </table:table-cell>
          <table:table-cell office:value-type="float" office:value="0.0994475138121542" calcext:value-type="float">
            <text:p>0.099447513812154</text:p>
          </table:table-cell>
          <table:table-cell office:value-type="float" office:value="1.1010110111001E+180" calcext:value-type="float">
            <text:p>1.1010110111001E+180</text:p>
          </table:table-cell>
          <table:table-cell office:value-type="float" office:value="1.00110001011E+175" calcext:value-type="float">
            <text:p>1.00110001011E+17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2" office:value-type="float" office:value="1.46842105263158" calcext:value-type="float">
            <text:p>1.46842105263158</text:p>
          </table:table-cell>
          <table:table-cell office:value-type="float" office:value="0.105263157894737" calcext:value-type="float">
            <text:p>0.105263157894737</text:p>
          </table:table-cell>
          <table:table-cell office:value-type="float" office:value="-2.08421052631579" calcext:value-type="float">
            <text:p>-2.08421052631579</text:p>
          </table:table-cell>
          <table:table-cell office:value-type="float" office:value="2.71578947368421" calcext:value-type="float">
            <text:p>2.71578947368421</text:p>
          </table:table-cell>
          <table:table-cell office:value-type="float" office:value="0.105263157894737" calcext:value-type="float">
            <text:p>0.105263157894737</text:p>
          </table:table-cell>
          <table:table-cell office:value-type="float" office:value="1.1010110111001E+189" calcext:value-type="float">
            <text:p>1.1010110111001E+189</text:p>
          </table:table-cell>
          <table:table-cell office:value-type="float" office:value="1.00110001011E+184" calcext:value-type="float">
            <text:p>1.00110001011E+184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.46231155778894" calcext:value-type="float">
            <text:p>1.46231155778894</text:p>
          </table:table-cell>
          <table:table-cell office:value-type="float" office:value="1.4321608040201" calcext:value-type="float">
            <text:p>1.4321608040201</text:p>
          </table:table-cell>
          <table:table-cell office:value-type="float" office:value="0.0854271356783922" calcext:value-type="float">
            <text:p>0.085427135678392</text:p>
          </table:table-cell>
          <table:table-cell office:value-type="float" office:value="-2.18090452261306" calcext:value-type="float">
            <text:p>-2.18090452261306</text:p>
          </table:table-cell>
          <table:table-cell office:value-type="float" office:value="2.67839195979899" calcext:value-type="float">
            <text:p>2.67839195979899</text:p>
          </table:table-cell>
          <table:table-cell office:value-type="float" office:value="0.0854271356783922" calcext:value-type="float">
            <text:p>0.085427135678392</text:p>
          </table:table-cell>
          <table:table-cell office:value-type="float" office:value="1.1010110111001E+198" calcext:value-type="float">
            <text:p>1.1010110111001E+198</text:p>
          </table:table-cell>
          <table:table-cell office:value-type="float" office:value="1.00110001011E+193" calcext:value-type="float">
            <text:p>1.00110001011E+193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.45673076923077" calcext:value-type="float">
            <text:p>1.45673076923077</text:p>
          </table:table-cell>
          <table:table-cell office:value-type="float" office:value="1.42788461538462" calcext:value-type="float">
            <text:p>1.42788461538462</text:p>
          </table:table-cell>
          <table:table-cell office:value-type="float" office:value="0.0625" calcext:value-type="float">
            <text:p>0.0625</text:p>
          </table:table-cell>
          <table:table-cell office:value-type="float" office:value="-2.17307692307692" calcext:value-type="float">
            <text:p>-2.17307692307692</text:p>
          </table:table-cell>
          <table:table-cell office:value-type="float" office:value="2.68269230769231" calcext:value-type="float">
            <text:p>2.68269230769231</text:p>
          </table:table-cell>
          <table:table-cell office:value-type="float" office:value="0.0625" calcext:value-type="float">
            <text:p>0.0625</text:p>
          </table:table-cell>
          <table:table-cell office:value-type="float" office:value="1.1010110111001E+207" calcext:value-type="float">
            <text:p>1.1010110111001E+207</text:p>
          </table:table-cell>
          <table:table-cell office:value-type="float" office:value="1.00110001011E+202" calcext:value-type="float">
            <text:p>1.00110001011E+202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.45161290322581" calcext:value-type="float">
            <text:p>1.45161290322581</text:p>
          </table:table-cell>
          <table:table-cell office:value-type="float" office:value="1.42396313364055" calcext:value-type="float">
            <text:p>1.42396313364055</text:p>
          </table:table-cell>
          <table:table-cell office:value-type="float" office:value="0.105990783410138" calcext:value-type="float">
            <text:p>0.105990783410138</text:p>
          </table:table-cell>
          <table:table-cell office:value-type="float" office:value="-2.23041474654378" calcext:value-type="float">
            <text:p>-2.23041474654378</text:p>
          </table:table-cell>
          <table:table-cell office:value-type="float" office:value="2.71889400921659" calcext:value-type="float">
            <text:p>2.71889400921659</text:p>
          </table:table-cell>
          <table:table-cell office:value-type="float" office:value="0.105990783410138" calcext:value-type="float">
            <text:p>0.105990783410138</text:p>
          </table:table-cell>
          <table:table-cell office:value-type="float" office:value="1.1010110111001E+216" calcext:value-type="float">
            <text:p>1.1010110111001E+216</text:p>
          </table:table-cell>
          <table:table-cell office:value-type="float" office:value="1.00110001011E+211" calcext:value-type="float">
            <text:p>1.00110001011E+211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.44690265486726" calcext:value-type="float">
            <text:p>1.44690265486726</text:p>
          </table:table-cell>
          <table:table-cell office:value-type="float" office:value="1.42035398230089" calcext:value-type="float">
            <text:p>1.42035398230089</text:p>
          </table:table-cell>
          <table:table-cell office:value-type="float" office:value="0.084070796460177" calcext:value-type="float">
            <text:p>0.084070796460177</text:p>
          </table:table-cell>
          <table:table-cell office:value-type="float" office:value="-2.19911504424779" calcext:value-type="float">
            <text:p>-2.19911504424779</text:p>
          </table:table-cell>
          <table:table-cell office:value-type="float" office:value="2.69026548672566" calcext:value-type="float">
            <text:p>2.69026548672566</text:p>
          </table:table-cell>
          <table:table-cell office:value-type="float" office:value="0.084070796460177" calcext:value-type="float">
            <text:p>0.084070796460177</text:p>
          </table:table-cell>
          <table:table-cell office:value-type="float" office:value="1.1010110111001E+225" calcext:value-type="float">
            <text:p>1.1010110111001E+225</text:p>
          </table:table-cell>
          <table:table-cell office:value-type="float" office:value="1.00110001011E+220" calcext:value-type="float">
            <text:p>1.00110001011E+22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.45531914893617" calcext:value-type="float">
            <text:p>1.45531914893617</text:p>
          </table:table-cell>
          <table:table-cell office:value-type="float" office:value="1.42553191489362" calcext:value-type="float">
            <text:p>1.42553191489362</text:p>
          </table:table-cell>
          <table:table-cell office:value-type="float" office:value="0.14468085106383" calcext:value-type="float">
            <text:p>0.14468085106383</text:p>
          </table:table-cell>
          <table:table-cell office:value-type="float" office:value="-2.17446808510638" calcext:value-type="float">
            <text:p>-2.17446808510638</text:p>
          </table:table-cell>
          <table:table-cell office:value-type="float" office:value="2.71063829787234" calcext:value-type="float">
            <text:p>2.71063829787234</text:p>
          </table:table-cell>
          <table:table-cell office:value-type="float" office:value="0.14468085106383" calcext:value-type="float">
            <text:p>0.14468085106383</text:p>
          </table:table-cell>
          <table:table-cell office:value-type="float" office:value="1.1010110111001E+234" calcext:value-type="float">
            <text:p>1.1010110111001E+234</text:p>
          </table:table-cell>
          <table:table-cell office:value-type="float" office:value="1.00110001011E+229" calcext:value-type="float">
            <text:p>1.00110001011E+229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.45901639344262" calcext:value-type="float">
            <text:p>1.45901639344262</text:p>
          </table:table-cell>
          <table:table-cell office:value-type="float" office:value="1.43032786885246" calcext:value-type="float">
            <text:p>1.43032786885246</text:p>
          </table:table-cell>
          <table:table-cell office:value-type="float" office:value="0.139344262295082" calcext:value-type="float">
            <text:p>0.139344262295082</text:p>
          </table:table-cell>
          <table:table-cell office:value-type="float" office:value="-2.1516393442623" calcext:value-type="float">
            <text:p>-2.1516393442623</text:p>
          </table:table-cell>
          <table:table-cell office:value-type="float" office:value="2.63934426229508" calcext:value-type="float">
            <text:p>2.63934426229508</text:p>
          </table:table-cell>
          <table:table-cell office:value-type="float" office:value="0.139344262295082" calcext:value-type="float">
            <text:p>0.139344262295082</text:p>
          </table:table-cell>
          <table:table-cell office:value-type="float" office:value="1.1010110111001E+243" calcext:value-type="float">
            <text:p>1.1010110111001E+243</text:p>
          </table:table-cell>
          <table:table-cell office:value-type="float" office:value="1.00110001011E+238" calcext:value-type="float">
            <text:p>1.00110001011E+238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.46245059288538" calcext:value-type="float">
            <text:p>1.46245059288538</text:p>
          </table:table-cell>
          <table:table-cell office:value-type="float" office:value="1.43478260869565" calcext:value-type="float">
            <text:p>1.43478260869565</text:p>
          </table:table-cell>
          <table:table-cell office:value-type="float" office:value="0.162055335968379" calcext:value-type="float">
            <text:p>0.162055335968379</text:p>
          </table:table-cell>
          <table:table-cell office:value-type="float" office:value="-2.18577075098814" calcext:value-type="float">
            <text:p>-2.18577075098814</text:p>
          </table:table-cell>
          <table:table-cell office:value-type="float" office:value="2.62845849802372" calcext:value-type="float">
            <text:p>2.62845849802372</text:p>
          </table:table-cell>
          <table:table-cell office:value-type="float" office:value="0.162055335968379" calcext:value-type="float">
            <text:p>0.162055335968379</text:p>
          </table:table-cell>
          <table:table-cell office:value-type="float" office:value="1.1010110111001E+252" calcext:value-type="float">
            <text:p>1.1010110111001E+252</text:p>
          </table:table-cell>
          <table:table-cell office:value-type="float" office:value="1.00110001011E+247" calcext:value-type="float">
            <text:p>1.00110001011E+247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.43893129770992" calcext:value-type="float">
            <text:p>1.43893129770992</text:p>
          </table:table-cell>
          <table:table-cell office:value-type="float" office:value="1.41221374045802" calcext:value-type="float">
            <text:p>1.41221374045802</text:p>
          </table:table-cell>
          <table:table-cell office:value-type="float" office:value="0.103053435114504" calcext:value-type="float">
            <text:p>0.103053435114504</text:p>
          </table:table-cell>
          <table:table-cell office:value-type="float" office:value="-2.2175572519084" calcext:value-type="float">
            <text:p>-2.2175572519084</text:p>
          </table:table-cell>
          <table:table-cell office:value-type="float" office:value="2.61832061068702" calcext:value-type="float">
            <text:p>2.61832061068702</text:p>
          </table:table-cell>
          <table:table-cell office:value-type="float" office:value="0.103053435114504" calcext:value-type="float">
            <text:p>0.103053435114504</text:p>
          </table:table-cell>
          <table:table-cell office:value-type="float" office:value="1.1010110111001E+261" calcext:value-type="float">
            <text:p>1.1010110111001E+261</text:p>
          </table:table-cell>
          <table:table-cell office:value-type="float" office:value="1.00110001011E+256" calcext:value-type="float">
            <text:p>1.00110001011E+256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.44280442804428" calcext:value-type="float">
            <text:p>1.44280442804428</text:p>
          </table:table-cell>
          <table:table-cell office:value-type="float" office:value="1.4169741697417" calcext:value-type="float">
            <text:p>1.4169741697417</text:p>
          </table:table-cell>
          <table:table-cell office:value-type="float" office:value="0.125461254612546" calcext:value-type="float">
            <text:p>0.125461254612546</text:p>
          </table:table-cell>
          <table:table-cell office:value-type="float" office:value="-2.24723247232472" calcext:value-type="float">
            <text:p>-2.24723247232472</text:p>
          </table:table-cell>
          <table:table-cell office:value-type="float" office:value="2.63468634686347" calcext:value-type="float">
            <text:p>2.63468634686347</text:p>
          </table:table-cell>
          <table:table-cell office:value-type="float" office:value="0.125461254612546" calcext:value-type="float">
            <text:p>0.125461254612546</text:p>
          </table:table-cell>
          <table:table-cell office:value-type="float" office:value="1.1010110111001E+270" calcext:value-type="float">
            <text:p>1.1010110111001E+270</text:p>
          </table:table-cell>
          <table:table-cell office:value-type="float" office:value="1.00110001011E+265" calcext:value-type="float">
            <text:p>1.00110001011E+265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.44642857142857" calcext:value-type="float">
            <text:p>1.44642857142857</text:p>
          </table:table-cell>
          <table:table-cell office:value-type="float" office:value="1.42142857142857" calcext:value-type="float">
            <text:p>1.42142857142857</text:p>
          </table:table-cell>
          <table:table-cell office:value-type="float" office:value="0.146428571428571" calcext:value-type="float">
            <text:p>0.146428571428571</text:p>
          </table:table-cell>
          <table:table-cell office:value-type="float" office:value="-2.225" calcext:value-type="float">
            <text:p>-2.225</text:p>
          </table:table-cell>
          <table:table-cell office:value-type="float" office:value="2.6" calcext:value-type="float">
            <text:p>2.6</text:p>
          </table:table-cell>
          <table:table-cell office:value-type="float" office:value="0.146428571428571" calcext:value-type="float">
            <text:p>0.146428571428571</text:p>
          </table:table-cell>
          <table:table-cell office:value-type="float" office:value="1.1010110111001E+279" calcext:value-type="float">
            <text:p>1.1010110111001E+279</text:p>
          </table:table-cell>
          <table:table-cell office:value-type="float" office:value="1.00110001011E+274" calcext:value-type="float">
            <text:p>1.00110001011E+274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.44982698961938" calcext:value-type="float">
            <text:p>1.44982698961938</text:p>
          </table:table-cell>
          <table:table-cell office:value-type="float" office:value="1.42560553633218" calcext:value-type="float">
            <text:p>1.42560553633218</text:p>
          </table:table-cell>
          <table:table-cell office:value-type="float" office:value="0.15916955017301" calcext:value-type="float">
            <text:p>0.15916955017301</text:p>
          </table:table-cell>
          <table:table-cell office:value-type="float" office:value="-2.20415224913495" calcext:value-type="float">
            <text:p>-2.20415224913495</text:p>
          </table:table-cell>
          <table:table-cell office:value-type="float" office:value="2.60553633217993" calcext:value-type="float">
            <text:p>2.60553633217993</text:p>
          </table:table-cell>
          <table:table-cell office:value-type="float" office:value="0.15916955017301" calcext:value-type="float">
            <text:p>0.15916955017301</text:p>
          </table:table-cell>
          <table:table-cell office:value-type="float" office:value="1.1010110111001E+288" calcext:value-type="float">
            <text:p>1.1010110111001E+288</text:p>
          </table:table-cell>
          <table:table-cell office:value-type="float" office:value="1.00110001011E+283" calcext:value-type="float">
            <text:p>1.00110001011E+283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2" office:value-type="float" office:value="1.42953020134228" calcext:value-type="float">
            <text:p>1.42953020134228</text:p>
          </table:table-cell>
          <table:table-cell office:value-type="float" office:value="0.144295302013423" calcext:value-type="float">
            <text:p>0.144295302013423</text:p>
          </table:table-cell>
          <table:table-cell office:value-type="float" office:value="-2.20805369127517" calcext:value-type="float">
            <text:p>-2.20805369127517</text:p>
          </table:table-cell>
          <table:table-cell office:value-type="float" office:value="2.53691275167785" calcext:value-type="float">
            <text:p>2.53691275167785</text:p>
          </table:table-cell>
          <table:table-cell office:value-type="float" office:value="0.144295302013423" calcext:value-type="float">
            <text:p>0.144295302013423</text:p>
          </table:table-cell>
          <table:table-cell office:value-type="float" office:value="1.1010110111001E+297" calcext:value-type="float">
            <text:p>1.1010110111001E+297</text:p>
          </table:table-cell>
          <table:table-cell office:value-type="float" office:value="1.00110001011E+292" calcext:value-type="float">
            <text:p>1.00110001011E+292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.43322475570033" calcext:value-type="float">
            <text:p>1.43322475570033</text:p>
          </table:table-cell>
          <table:table-cell office:value-type="float" office:value="1.41042345276873" calcext:value-type="float">
            <text:p>1.41042345276873</text:p>
          </table:table-cell>
          <table:table-cell office:value-type="float" office:value="0.130293159609121" calcext:value-type="float">
            <text:p>0.130293159609121</text:p>
          </table:table-cell>
          <table:table-cell office:value-type="float" office:value="-2.23127035830619" calcext:value-type="float">
            <text:p>-2.23127035830619</text:p>
          </table:table-cell>
          <table:table-cell office:value-type="float" office:value="2.60260586319218" calcext:value-type="float">
            <text:p>2.60260586319218</text:p>
          </table:table-cell>
          <table:table-cell office:value-type="float" office:value="0.130293159609121" calcext:value-type="float">
            <text:p>0.130293159609121</text:p>
          </table:table-cell>
          <table:table-cell office:value-type="float" office:value="1.1010110111001E+306" calcext:value-type="float">
            <text:p>1.1010110111001E+306</text:p>
          </table:table-cell>
          <table:table-cell office:value-type="float" office:value="1.00110001011E+301" calcext:value-type="float">
            <text:p>1.00110001011E+301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.43670886075949" calcext:value-type="float">
            <text:p>1.43670886075949</text:p>
          </table:table-cell>
          <table:table-cell office:value-type="float" office:value="1.41455696202532" calcext:value-type="float">
            <text:p>1.41455696202532</text:p>
          </table:table-cell>
          <table:table-cell office:value-type="float" office:value="0.139240506329114" calcext:value-type="float">
            <text:p>0.139240506329114</text:p>
          </table:table-cell>
          <table:table-cell office:value-type="float" office:value="-2.23101265822785" calcext:value-type="float">
            <text:p>-2.23101265822785</text:p>
          </table:table-cell>
          <table:table-cell office:value-type="float" office:value="2.59177215189873" calcext:value-type="float">
            <text:p>2.59177215189873</text:p>
          </table:table-cell>
          <table:table-cell office:value-type="float" office:value="0.139240506329114" calcext:value-type="float">
            <text:p>0.139240506329114</text:p>
          </table:table-cell>
          <table:table-cell office:value-type="string" calcext:value-type="string">
            <text:p>1101011011100100110011011011001000110101000011101010110101110110001101000010001010101011000010011000110110100110111100100110000111010110001001100000101101000001001100011011111000111011101110110001001100110000000111110010001111101110111100011110110011010110101011010101001111011000101000110101100010101001010110110011</text:p>
          </table:table-cell>
          <table:table-cell office:value-type="string" calcext:value-type="string">
            <text:p>0000010011000101100010011110110101111111110110011101101001101110101001001001100100011010001100110100010110001101011101000110110001000010101011111010110000011011101100111011010011000010100001000000101010000001111110000110111011001001100100111101010101100001011001110101000100100101001011011010100000111010110100010110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.44" calcext:value-type="float">
            <text:p>1.44</text:p>
          </table:table-cell>
          <table:table-cell office:value-type="float" office:value="1.41846153846154" calcext:value-type="float">
            <text:p>1.41846153846154</text:p>
          </table:table-cell>
          <table:table-cell office:value-type="float" office:value="0.147692307692308" calcext:value-type="float">
            <text:p>0.147692307692308</text:p>
          </table:table-cell>
          <table:table-cell office:value-type="float" office:value="-2.18153846153846" calcext:value-type="float">
            <text:p>-2.18153846153846</text:p>
          </table:table-cell>
          <table:table-cell office:value-type="float" office:value="2.55692307692308" calcext:value-type="float">
            <text:p>2.55692307692308</text:p>
          </table:table-cell>
          <table:table-cell office:value-type="float" office:value="0.147692307692308" calcext:value-type="float">
            <text:p>0.147692307692308</text:p>
          </table:table-cell>
          <table:table-cell office:value-type="string" calcext:value-type="string">
            <text:p>1101011011100100110011011011001000110101000011101010110101110110001101000010001010101011000010011000110110100110111100100110000111010110001001100000101101000001001100011011111000111011101110110001001100110000000111110010001111101110111100011110110011010110101011010101001111011000101000110101100010101001010110110011010110111</text:p>
          </table:table-cell>
          <table:table-cell office:value-type="string" calcext:value-type="string">
            <text:p>0000010011000101100010011110110101111111110110011101101001101110101001001001100100011010001100110100010110001101011101000110110001000010101011111010110000011011101100111011010011000010100001000000101010000001111110000110111011001001100100111101010101100001011001110101000100100101001011011010100000111010110100010110110100000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.44311377245509" calcext:value-type="float">
            <text:p>1.44311377245509</text:p>
          </table:table-cell>
          <table:table-cell office:value-type="float" office:value="1.42215568862275" calcext:value-type="float">
            <text:p>1.42215568862275</text:p>
          </table:table-cell>
          <table:table-cell office:value-type="float" office:value="0.155688622754491" calcext:value-type="float">
            <text:p>0.155688622754491</text:p>
          </table:table-cell>
          <table:table-cell office:value-type="float" office:value="-2.18263473053892" calcext:value-type="float">
            <text:p>-2.18263473053892</text:p>
          </table:table-cell>
          <table:table-cell office:value-type="float" office:value="2.57185628742515" calcext:value-type="float">
            <text:p>2.57185628742515</text:p>
          </table:table-cell>
          <table:table-cell office:value-type="float" office:value="0.155688622754491" calcext:value-type="float">
            <text:p>0.155688622754491</text:p>
          </table:table-cell>
          <table:table-cell office:value-type="string" calcext:value-type="string">
            <text:p>1101011011100100110011011011001000110101000011101010110101110110001101000010001010101011000010011000110110100110111100100110000111010110001001100000101101000001001100011011111000111011101110110001001100110000000111110010001111101110111100011110110011010110101011010101001111011000101000110101100010101001010110110011010110111111101100</text:p>
          </table:table-cell>
          <table:table-cell office:value-type="string" calcext:value-type="string">
            <text:p>0000010011000101100010011110110101111111110110011101101001101110101001001001100100011010001100110100010110001101011101000110110001000010101011111010110000011011101100111011010011000010100001000000101010000001111110000110111011001001100100111101010101100001011001110101000100100101001011011010100000111010110100010110110100000010011001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table:number-columns-repeated="2" office:value-type="float" office:value="1.42565597667638" calcext:value-type="float">
            <text:p>1.42565597667638</text:p>
          </table:table-cell>
          <table:table-cell office:value-type="float" office:value="0.142857142857143" calcext:value-type="float">
            <text:p>0.142857142857143</text:p>
          </table:table-cell>
          <table:table-cell office:value-type="float" office:value="-2.20408163265306" calcext:value-type="float">
            <text:p>-2.20408163265306</text:p>
          </table:table-cell>
          <table:table-cell office:value-type="float" office:value="2.6064139941691" calcext:value-type="float">
            <text:p>2.6064139941691</text:p>
          </table:table-cell>
          <table:table-cell office:value-type="float" office:value="0.142857142857143" calcext:value-type="float">
            <text:p>0.142857142857143</text:p>
          </table:table-cell>
          <table:table-cell office:value-type="string" calcext:value-type="string">
            <text:p>1101011011100100110011011011001000110101000011101010110101110110001101000010001010101011000010011000110110100110111100100110000111010110001001100000101101000001001100011011111000111011101110110001001100110000000111110010001111101110111100011110110011010110101011010101001111011000101000110101100010101001010110110011010110111111101100001101011</text:p>
          </table:table-cell>
          <table:table-cell office:value-type="string" calcext:value-type="string">
            <text:p>0000010011000101100010011110110101111111110110011101101001101110101001001001100100011010001100110100010110001101011101000110110001000010101011111010110000011011101100111011010011000010100001000000101010000001111110000110111011001001100100111101010101100001011001110101000100100101001011011010100000111010110100010110110100000010011001100000001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2" office:value-type="float" office:value="1.42897727272727" calcext:value-type="float">
            <text:p>1.42897727272727</text:p>
          </table:table-cell>
          <table:table-cell office:value-type="float" office:value="0.150568181818182" calcext:value-type="float">
            <text:p>0.150568181818182</text:p>
          </table:table-cell>
          <table:table-cell office:value-type="float" office:value="-2.20454545454545" calcext:value-type="float">
            <text:p>-2.20454545454545</text:p>
          </table:table-cell>
          <table:table-cell office:value-type="float" office:value="2.61931818181818" calcext:value-type="float">
            <text:p>2.61931818181818</text:p>
          </table:table-cell>
          <table:table-cell office:value-type="float" office:value="0.150568181818182" calcext:value-type="float">
            <text:p>0.150568181818182</text:p>
          </table:table-cell>
          <table:table-cell office:value-type="string" calcext:value-type="string">
            <text:p>1101011011100100110011011011001000110101000011101010110101110110001101000010001010101011000010011000110110100110111100100110000111010110001001100000101101000001001100011011111000111011101110110001001100110000000111110010001111101110111100011110110011010110101011010101001111011000101000110101100010101001010110110011010110111111101100001101011111100011</text:p>
          </table:table-cell>
          <table:table-cell office:value-type="string" calcext:value-type="string">
            <text:p>0000010011000101100010011110110101111111110110011101101001101110101001001001100100011010001100110100010110001101011101000110110001000010101011111010110000011011101100111011010011000010100001000000101010000001111110000110111011001001100100111101010101100001011001110101000100100101001011011010100000111010110100010110110100000010011001100000001100100101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.43213296398892" calcext:value-type="float">
            <text:p>1.43213296398892</text:p>
          </table:table-cell>
          <table:table-cell office:value-type="float" office:value="1.41274238227147" calcext:value-type="float">
            <text:p>1.41274238227147</text:p>
          </table:table-cell>
          <table:table-cell office:value-type="float" office:value="0.116343490304709" calcext:value-type="float">
            <text:p>0.116343490304709</text:p>
          </table:table-cell>
          <table:table-cell office:value-type="float" office:value="-2.22437673130194" calcext:value-type="float">
            <text:p>-2.22437673130194</text:p>
          </table:table-cell>
          <table:table-cell office:value-type="float" office:value="2.56232686980609" calcext:value-type="float">
            <text:p>2.56232686980609</text:p>
          </table:table-cell>
          <table:table-cell office:value-type="float" office:value="0.116343490304709" calcext:value-type="float">
            <text:p>0.116343490304709</text:p>
          </table:table-cell>
          <table:table-cell office:value-type="string" calcext:value-type="string">
            <text:p>1101011011100100110011011011001000110101000011101010110101110110001101000010001010101011000010011000110110100110111100100110000111010110001001100000101101000001001100011011111000111011101110110001001100110000000111110010001111101110111100011110110011010110101011010101001111011000101000110101100010101001010110110011010110111111101100001101011111100011010111101</text:p>
          </table:table-cell>
          <table:table-cell office:value-type="string" calcext:value-type="string">
            <text:p>0000010011000101100010011110110101111111110110011101101001101110101001001001100100011010001100110100010110001101011101000110110001000010101011111010110000011011101100111011010011000010100001000000101010000001111110000110111011001001100100111101010101100001011001110101000100100101001011011010100000111010110100010110110100000010011001100000001100100101110110110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.43513513513514" calcext:value-type="float">
            <text:p>1.43513513513514</text:p>
          </table:table-cell>
          <table:table-cell office:value-type="float" office:value="1.41621621621622" calcext:value-type="float">
            <text:p>1.41621621621622</text:p>
          </table:table-cell>
          <table:table-cell office:value-type="float" office:value="0.145945945945946" calcext:value-type="float">
            <text:p>0.145945945945946</text:p>
          </table:table-cell>
          <table:table-cell office:value-type="float" office:value="-2.22432432432432" calcext:value-type="float">
            <text:p>-2.22432432432432</text:p>
          </table:table-cell>
          <table:table-cell office:value-type="float" office:value="2.53243243243243" calcext:value-type="float">
            <text:p>2.53243243243243</text:p>
          </table:table-cell>
          <table:table-cell office:value-type="float" office:value="0.145945945945946" calcext:value-type="float">
            <text:p>0.145945945945946</text:p>
          </table:table-cell>
          <table:table-cell office:value-type="string" calcext:value-type="string">
            <text:p>1101011011100100110011011011001000110101000011101010110101110110001101000010001010101011000010011000110110100110111100100110000111010110001001100000101101000001001100011011111000111011101110110001001100110000000111110010001111101110111100011110110011010110101011010101001111011000101000110101100010101001010110110011010110111111101100001101011111100011010111101101001101</text:p>
          </table:table-cell>
          <table:table-cell office:value-type="string" calcext:value-type="string">
            <text:p>0000010011000101100010011110110101111111110110011101101001101110101001001001100100011010001100110100010110001101011101000110110001000010101011111010110000011011101100111011010011000010100001000000101010000001111110000110111011001001100100111101010101100001011001110101000100100101001011011010100000111010110100010110110100000010011001100000001100100101110110110110010010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.43799472295515" calcext:value-type="float">
            <text:p>1.43799472295515</text:p>
          </table:table-cell>
          <table:table-cell office:value-type="float" office:value="1.40105540897098" calcext:value-type="float">
            <text:p>1.40105540897098</text:p>
          </table:table-cell>
          <table:table-cell office:value-type="float" office:value="0.134564643799473" calcext:value-type="float">
            <text:p>0.134564643799473</text:p>
          </table:table-cell>
          <table:table-cell office:value-type="float" office:value="-2.24274406332454" calcext:value-type="float">
            <text:p>-2.24274406332454</text:p>
          </table:table-cell>
          <table:table-cell office:value-type="float" office:value="2.5646437994723" calcext:value-type="float">
            <text:p>2.5646437994723</text:p>
          </table:table-cell>
          <table:table-cell office:value-type="float" office:value="0.134564643799473" calcext:value-type="float">
            <text:p>0.134564643799473</text:p>
          </table:table-cell>
          <table:table-cell office:value-type="string" calcext:value-type="string">
            <text:p>1101011011100100110011011011001000110101000011101010110101110110001101000010001010101011000010011000110110100110111100100110000111010110001001100000101101000001001100011011111000111011101110110001001100110000000111110010001111101110111100011110110011010110101011010101001111011000101000110101100010101001010110110011010110111111101100001101011111100011010111101101001101111010000</text:p>
          </table:table-cell>
          <table:table-cell office:value-type="string" calcext:value-type="string">
            <text:p>0000010011000101100010011110110101111111110110011101101001101110101001001001100100011010001100110100010110001101011101000110110001000010101011111010110000011011101100111011010011000010100001000000101010000001111110000110111011001001100100111101010101100001011001110101000100100101001011011010100000111010110100010110110100000010011001100000001100100101110110110110010010110001011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.42268041237113" calcext:value-type="float">
            <text:p>1.42268041237113</text:p>
          </table:table-cell>
          <table:table-cell office:value-type="float" office:value="1.40463917525773" calcext:value-type="float">
            <text:p>1.40463917525773</text:p>
          </table:table-cell>
          <table:table-cell office:value-type="float" office:value="0.123711340206185" calcext:value-type="float">
            <text:p>0.123711340206185</text:p>
          </table:table-cell>
          <table:table-cell office:value-type="float" office:value="-2.26030927835052" calcext:value-type="float">
            <text:p>-2.26030927835052</text:p>
          </table:table-cell>
          <table:table-cell office:value-type="float" office:value="2.59536082474227" calcext:value-type="float">
            <text:p>2.59536082474227</text:p>
          </table:table-cell>
          <table:table-cell office:value-type="float" office:value="0.123711340206185" calcext:value-type="float">
            <text:p>0.123711340206185</text:p>
          </table:table-cell>
          <table:table-cell office:value-type="string" calcext:value-type="string">
            <text:p>1101011011100100110011011011001000110101000011101010110101110110001101000010001010101011000010011000110110100110111100100110000111010110001001100000101101000001001100011011111000111011101110110001001100110000000111110010001111101110111100011110110011010110101011010101001111011000101000110101100010101001010110110011010110111111101100001101011111100011010111101101001101111010000100011100</text:p>
          </table:table-cell>
          <table:table-cell office:value-type="string" calcext:value-type="string">
            <text:p>0000010011000101100010011110110101111111110110011101101001101110101001001001100100011010001100110100010110001101011101000110110001000010101011111010110000011011101100111011010011000010100001000000101010000001111110000110111011001001100100111101010101100001011001110101000100100101001011011010100000111010110100010110110100000010011001100000001100100101110110110110010010110001011101101100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.42569269521411" calcext:value-type="float">
            <text:p>1.42569269521411</text:p>
          </table:table-cell>
          <table:table-cell office:value-type="float" office:value="1.3904282115869" calcext:value-type="float">
            <text:p>1.3904282115869</text:p>
          </table:table-cell>
          <table:table-cell office:value-type="float" office:value="0.113350125944584" calcext:value-type="float">
            <text:p>0.113350125944584</text:p>
          </table:table-cell>
          <table:table-cell office:value-type="float" office:value="-2.27707808564232" calcext:value-type="float">
            <text:p>-2.27707808564232</text:p>
          </table:table-cell>
          <table:table-cell office:value-type="float" office:value="2.58438287153652" calcext:value-type="float">
            <text:p>2.58438287153652</text:p>
          </table:table-cell>
          <table:table-cell office:value-type="float" office:value="0.113350125944584" calcext:value-type="float">
            <text:p>0.113350125944584</text:p>
          </table:table-cell>
          <table:table-cell office:value-type="string" calcext:value-type="string">
            <text:p>1101011011100100110011011011001000110101000011101010110101110110001101000010001010101011000010011000110110100110111100100110000111010110001001100000101101000001001100011011111000111011101110110001001100110000000111110010001111101110111100011110110011010110101011010101001111011000101000110101100010101001010110110011010110111111101100001101011111100011010111101101001101111010000100011100010001001</text:p>
          </table:table-cell>
          <table:table-cell office:value-type="string" calcext:value-type="string">
            <text:p>0000010011000101100010011110110101111111110110011101101001101110101001001001100100011010001100110100010110001101011101000110110001000010101011111010110000011011101100111011010011000010100001000000101010000001111110000110111011001001100100111101010101100001011001110101000100100101001011011010100000111010110100010110110100000010011001100000001100100101110110110110010010110001011101101100110000000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.41133004926108" calcext:value-type="float">
            <text:p>1.41133004926108</text:p>
          </table:table-cell>
          <table:table-cell office:value-type="float" office:value="1.39408866995074" calcext:value-type="float">
            <text:p>1.39408866995074</text:p>
          </table:table-cell>
          <table:table-cell office:value-type="float" office:value="0.123152709359606" calcext:value-type="float">
            <text:p>0.123152709359606</text:p>
          </table:table-cell>
          <table:table-cell office:value-type="float" office:value="-2.29310344827586" calcext:value-type="float">
            <text:p>-2.29310344827586</text:p>
          </table:table-cell>
          <table:table-cell office:value-type="float" office:value="2.61330049261084" calcext:value-type="float">
            <text:p>2.61330049261084</text:p>
          </table:table-cell>
          <table:table-cell office:value-type="float" office:value="0.123152709359606" calcext:value-type="float">
            <text:p>0.123152709359606</text:p>
          </table:table-cell>
          <table:table-cell office:value-type="string" calcext:value-type="string">
            <text:p>1101011011100100110011011011001000110101000011101010110101110110001101000010001010101011000010011000110110100110111100100110000111010110001001100000101101000001001100011011111000111011101110110001001100110000000111110010001111101110111100011110110011010110101011010101001111011000101000110101100010101001010110110011010110111111101100001101011111100011010111101101001101111010000100011100010001001100010110</text:p>
          </table:table-cell>
          <table:table-cell office:value-type="string" calcext:value-type="string">
            <text:p>0000010011000101100010011110110101111111110110011101101001101110101001001001100100011010001100110100010110001101011101000110110001000010101011111010110000011011101100111011010011000010100001000000101010000001111110000110111011001001100100111101010101100001011001110101000100100101001011011010100000111010110100010110110100000010011001100000001100100101110110110110010010110001011101101100110000000101000111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.4144578313253" calcext:value-type="float">
            <text:p>1.4144578313253</text:p>
          </table:table-cell>
          <table:table-cell office:value-type="float" office:value="1.39759036144578" calcext:value-type="float">
            <text:p>1.39759036144578</text:p>
          </table:table-cell>
          <table:table-cell office:value-type="float" office:value="0.110843373493976" calcext:value-type="float">
            <text:p>0.110843373493976</text:p>
          </table:table-cell>
          <table:table-cell office:value-type="float" office:value="-2.25301204819277" calcext:value-type="float">
            <text:p>-2.25301204819277</text:p>
          </table:table-cell>
          <table:table-cell office:value-type="float" office:value="2.5855421686747" calcext:value-type="float">
            <text:p>2.5855421686747</text:p>
          </table:table-cell>
          <table:table-cell office:value-type="float" office:value="0.110843373493976" calcext:value-type="float">
            <text:p>0.110843373493976</text:p>
          </table:table-cell>
          <table:table-cell office:value-type="string" calcext:value-type="string">
            <text:p>1101011011100100110011011011001000110101000011101010110101110110001101000010001010101011000010011000110110100110111100100110000111010110001001100000101101000001001100011011111000111011101110110001001100110000000111110010001111101110111100011110110011010110101011010101001111011000101000110101100010101001010110110011010110111111101100001101011111100011010111101101001101111010000100011100010001001100010110010011111</text:p>
          </table:table-cell>
          <table:table-cell office:value-type="string" calcext:value-type="string">
            <text:p>0000010011000101100010011110110101111111110110011101101001101110101001001001100100011010001100110100010110001101011101000110110001000010101011111010110000011011101100111011010011000010100001000000101010000001111110000110111011001001100100111101010101100001011001110101000100100101001011011010100000111010110100010110110100000010011001100000001100100101110110110110010010110001011101101100110000000101000111011101001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.41745283018868" calcext:value-type="float">
            <text:p>1.41745283018868</text:p>
          </table:table-cell>
          <table:table-cell office:value-type="float" office:value="1.38443396226415" calcext:value-type="float">
            <text:p>1.38443396226415</text:p>
          </table:table-cell>
          <table:table-cell office:value-type="float" office:value="0.139150943396226" calcext:value-type="float">
            <text:p>0.139150943396226</text:p>
          </table:table-cell>
          <table:table-cell office:value-type="float" office:value="-2.2688679245283" calcext:value-type="float">
            <text:p>-2.2688679245283</text:p>
          </table:table-cell>
          <table:table-cell office:value-type="float" office:value="2.59433962264151" calcext:value-type="float">
            <text:p>2.59433962264151</text:p>
          </table:table-cell>
          <table:table-cell office:value-type="float" office:value="0.139150943396226" calcext:value-type="float">
            <text:p>0.139150943396226</text:p>
          </table:table-cell>
          <table:table-cell office:value-type="string" calcext:value-type="string">
            <text:p>1101011011100100110011011011001000110101000011101010110101110110001101000010001010101011000010011000110110100110111100100110000111010110001001100000101101000001001100011011111000111011101110110001001100110000000111110010001111101110111100011110110011010110101011010101001111011000101000110101100010101001010110110011010110111111101100001101011111100011010111101101001101111010000100011100010001001100010110010011111010010000</text:p>
          </table:table-cell>
          <table:table-cell office:value-type="string" calcext:value-type="string">
            <text:p>0000010011000101100010011110110101111111110110011101101001101110101001001001100100011010001100110100010110001101011101000110110001000010101011111010110000011011101100111011010011000010100001000000101010000001111110000110111011001001100100111101010101100001011001110101000100100101001011011010100000111010110100010110110100000010011001100000001100100101110110110110010010110001011101101100110000000101000111011101001110101100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.4203233256351" calcext:value-type="float">
            <text:p>1.4203233256351</text:p>
          </table:table-cell>
          <table:table-cell office:value-type="float" office:value="1.38799076212471" calcext:value-type="float">
            <text:p>1.38799076212471</text:p>
          </table:table-cell>
          <table:table-cell office:value-type="float" office:value="0.0900692840646653" calcext:value-type="float">
            <text:p>0.090069284064665</text:p>
          </table:table-cell>
          <table:table-cell office:value-type="float" office:value="-2.26789838337182" calcext:value-type="float">
            <text:p>-2.26789838337182</text:p>
          </table:table-cell>
          <table:table-cell office:value-type="float" office:value="2.60508083140878" calcext:value-type="float">
            <text:p>2.60508083140878</text:p>
          </table:table-cell>
          <table:table-cell office:value-type="float" office:value="0.0900692840646653" calcext:value-type="float">
            <text:p>0.090069284064665</text:p>
          </table:table-cell>
          <table:table-cell office:value-type="string" calcext:value-type="string">
            <text:p>1101011011100100110011011011001000110101000011101010110101110110001101000010001010101011000010011000110110100110111100100110000111010110001001100000101101000001001100011011111000111011101110110001001100110000000111110010001111101110111100011110110011010110101011010101001111011000101000110101100010101001010110110011010110111111101100001101011111100011010111101101001101111010000100011100010001001100010110010011111010010000100101011</text:p>
          </table:table-cell>
          <table:table-cell office:value-type="string" calcext:value-type="string">
            <text:p>0000010011000101100010011110110101111111110110011101101001101110101001001001100100011010001100110100010110001101011101000110110001000010101011111010110000011011101100111011010011000010100001000000101010000001111110000110111011001001100100111101010101100001011001110101000100100101001011011010100000111010110100010110110100000010011001100000001100100101110110110110010010110001011101101100110000000101000111011101001110101100111111011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.42307692307692" calcext:value-type="float">
            <text:p>1.42307692307692</text:p>
          </table:table-cell>
          <table:table-cell office:value-type="float" office:value="1.39140271493213" calcext:value-type="float">
            <text:p>1.39140271493213</text:p>
          </table:table-cell>
          <table:table-cell office:value-type="float" office:value="0.15158371040724" calcext:value-type="float">
            <text:p>0.15158371040724</text:p>
          </table:table-cell>
          <table:table-cell office:value-type="float" office:value="-2.26696832579186" calcext:value-type="float">
            <text:p>-2.26696832579186</text:p>
          </table:table-cell>
          <table:table-cell office:value-type="float" office:value="2.52488687782805" calcext:value-type="float">
            <text:p>2.52488687782805</text:p>
          </table:table-cell>
          <table:table-cell office:value-type="float" office:value="0.15158371040724" calcext:value-type="float">
            <text:p>0.15158371040724</text:p>
          </table:table-cell>
          <table:table-cell office:value-type="string" calcext:value-type="string">
            <text:p>1101011011100100110011011011001000110101000011101010110101110110001101000010001010101011000010011000110110100110111100100110000111010110001001100000101101000001001100011011111000111011101110110001001100110000000111110010001111101110111100011110110011010110101011010101001111011000101000110101100010101001010110110011010110111111101100001101011111100011010111101101001101111010000100011100010001001100010110010011111010010000100101011000000101</text:p>
          </table:table-cell>
          <table:table-cell office:value-type="string" calcext:value-type="string">
            <text:p>0000010011000101100010011110110101111111110110011101101001101110101001001001100100011010001100110100010110001101011101000110110001000010101011111010110000011011101100111011010011000010100001000000101010000001111110000110111011001001100100111101010101100001011001110101000100100101001011011010100000111010110100010110110100000010011001100000001100100101110110110110010010110001011101101100110000000101000111011101001110101100111111011101100111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.41019955654102" calcext:value-type="float">
            <text:p>1.41019955654102</text:p>
          </table:table-cell>
          <table:table-cell office:value-type="float" office:value="1.37915742793792" calcext:value-type="float">
            <text:p>1.37915742793792</text:p>
          </table:table-cell>
          <table:table-cell office:value-type="float" office:value="0.126385809312638" calcext:value-type="float">
            <text:p>0.126385809312638</text:p>
          </table:table-cell>
          <table:table-cell office:value-type="float" office:value="-2.29711751662971" calcext:value-type="float">
            <text:p>-2.29711751662971</text:p>
          </table:table-cell>
          <table:table-cell office:value-type="float" office:value="2.54988913525499" calcext:value-type="float">
            <text:p>2.54988913525499</text:p>
          </table:table-cell>
          <table:table-cell office:value-type="float" office:value="0.126385809312638" calcext:value-type="float">
            <text:p>0.126385809312638</text:p>
          </table:table-cell>
          <table:table-cell office:value-type="string" calcext:value-type="string">
            <text:p>1101011011100100110011011011001000110101000011101010110101110110001101000010001010101011000010011000110110100110111100100110000111010110001001100000101101000001001100011011111000111011101110110001001100110000000111110010001111101110111100011110110011010110101011010101001111011000101000110101100010101001010110110011010110111111101100001101011111100011010111101101001101111010000100011100010001001100010110010011111010010000100101011000000101111001101</text:p>
          </table:table-cell>
          <table:table-cell office:value-type="string" calcext:value-type="string">
            <text:p>0000010011000101100010011110110101111111110110011101101001101110101001001001100100011010001100110100010110001101011101000110110001000010101011111010110000011011101100111011010011000010100001000000101010000001111110000110111011001001100100111101010101100001011001110101000100100101001011011010100000111010110100010110110100000010011001100000001100100101110110110110010010110001011101101100110000000101000111011101001110101100111111011101100111111010001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.41304347826087" calcext:value-type="float">
            <text:p>1.41304347826087</text:p>
          </table:table-cell>
          <table:table-cell office:value-type="float" office:value="1.38260869565217" calcext:value-type="float">
            <text:p>1.38260869565217</text:p>
          </table:table-cell>
          <table:table-cell office:value-type="float" office:value="0.115217391304348" calcext:value-type="float">
            <text:p>0.115217391304348</text:p>
          </table:table-cell>
          <table:table-cell office:value-type="float" office:value="-2.29565217391304" calcext:value-type="float">
            <text:p>-2.29565217391304</text:p>
          </table:table-cell>
          <table:table-cell office:value-type="float" office:value="2.56086956521739" calcext:value-type="float">
            <text:p>2.56086956521739</text:p>
          </table:table-cell>
          <table:table-cell office:value-type="float" office:value="0.115217391304348" calcext:value-type="float">
            <text:p>0.115217391304348</text:p>
          </table:table-cell>
          <table:table-cell office:value-type="string" calcext:value-type="string">
            <text:p>1101011011100100110011011011001000110101000011101010110101110110001101000010001010101011000010011000110110100110111100100110000111010110001001100000101101000001001100011011111000111011101110110001001100110000000111110010001111101110111100011110110011010110101011010101001111011000101000110101100010101001010110110011010110111111101100001101011111100011010111101101001101111010000100011100010001001100010110010011111010010000100101011000000101111001101000010101</text:p>
          </table:table-cell>
          <table:table-cell office:value-type="string" calcext:value-type="string">
            <text:p>0000010011000101100010011110110101111111110110011101101001101110101001001001100100011010001100110100010110001101011101000110110001000010101011111010110000011011101100111011010011000010100001000000101010000001111110000110111011001001100100111101010101100001011001110101000100100101001011011010100000111010110100010110110100000010011001100000001100100101110110110110010010110001011101101100110000000101000111011101001110101100111111011101100111111010001101100001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1.40085287846482" calcext:value-type="float">
            <text:p>1.40085287846482</text:p>
          </table:table-cell>
          <table:table-cell office:value-type="float" office:value="1.37100213219616" calcext:value-type="float">
            <text:p>1.37100213219616</text:p>
          </table:table-cell>
          <table:table-cell office:value-type="float" office:value="0.108742004264392" calcext:value-type="float">
            <text:p>0.108742004264392</text:p>
          </table:table-cell>
          <table:table-cell office:value-type="float" office:value="-2.28997867803838" calcext:value-type="float">
            <text:p>-2.28997867803838</text:p>
          </table:table-cell>
          <table:table-cell office:value-type="float" office:value="2.58422174840085" calcext:value-type="float">
            <text:p>2.58422174840085</text:p>
          </table:table-cell>
          <table:table-cell office:value-type="float" office:value="0.108742004264392" calcext:value-type="float">
            <text:p>0.108742004264392</text:p>
          </table:table-cell>
          <table:table-cell office:value-type="string" calcext:value-type="string">
            <text:p>1101011011100100110011011011001000110101000011101010110101110110001101000010001010101011000010011000110110100110111100100110000111010110001001100000101101000001001100011011111000111011101110110001001100110000000111110010001111101110111100011110110011010110101011010101001111011000101000110101100010101001010110110011010110111111101100001101011111100011010111101101001101111010000100011100010001001100010110010011111010010000100101011000000101111001101000010101000110110</text:p>
          </table:table-cell>
          <table:table-cell office:value-type="string" calcext:value-type="string">
            <text:p>0000010011000101100010011110110101111111110110011101101001101110101001001001100100011010001100110100010110001101011101000110110001000010101011111010110000011011101100111011010011000010100001000000101010000001111110000110111011001001100100111101010101100001011001110101000100100101001011011010100000111010110100010110110100000010011001100000001100100101110110110110010010110001011101101100110000000101000111011101001110101100111111011101100111111010001101100001101000110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1.40376569037657" calcext:value-type="float">
            <text:p>1.40376569037657</text:p>
          </table:table-cell>
          <table:table-cell office:value-type="float" office:value="1.35983263598326" calcext:value-type="float">
            <text:p>1.35983263598326</text:p>
          </table:table-cell>
          <table:table-cell office:value-type="float" office:value="0.100418410041841" calcext:value-type="float">
            <text:p>0.100418410041841</text:p>
          </table:table-cell>
          <table:table-cell office:value-type="float" office:value="-2.30334728033473" calcext:value-type="float">
            <text:p>-2.30334728033473</text:p>
          </table:table-cell>
          <table:table-cell office:value-type="float" office:value="2.60878661087866" calcext:value-type="float">
            <text:p>2.60878661087866</text:p>
          </table:table-cell>
          <table:table-cell office:value-type="float" office:value="0.100418410041841" calcext:value-type="float">
            <text:p>0.100418410041841</text:p>
          </table:table-cell>
          <table:table-cell office:value-type="string" calcext:value-type="string">
            <text:p>1101011011100100110011011011001000110101000011101010110101110110001101000010001010101011000010011000110110100110111100100110000111010110001001100000101101000001001100011011111000111011101110110001001100110000000111110010001111101110111100011110110011010110101011010101001111011000101000110101100010101001010110110011010110111111101100001101011111100011010111101101001101111010000100011100010001001100010110010011111010010000100101011000000101111001101000010101000110110101001101</text:p>
          </table:table-cell>
          <table:table-cell office:value-type="string" calcext:value-type="string">
            <text:p>0000010011000101100010011110110101111111110110011101101001101110101001001001100100011010001100110100010110001101011101000110110001000010101011111010110000011011101100111011010011000010100001000000101010000001111110000110111011001001100100111101010101100001011001110101000100100101001011011010100000111010110100010110110100000010011001100000001100100101110110110110010010110001011101101100110000000101000111011101001110101100111111011101100111111010001101100001101000110011001010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1.39219712525667" calcext:value-type="float">
            <text:p>1.39219712525667</text:p>
          </table:table-cell>
          <table:table-cell office:value-type="float" office:value="1.36344969199179" calcext:value-type="float">
            <text:p>1.36344969199179</text:p>
          </table:table-cell>
          <table:table-cell office:value-type="float" office:value="0.0924024640657084" calcext:value-type="float">
            <text:p>0.092402464065708</text:p>
          </table:table-cell>
          <table:table-cell office:value-type="float" office:value="-2.31622176591376" calcext:value-type="float">
            <text:p>-2.31622176591376</text:p>
          </table:table-cell>
          <table:table-cell office:value-type="float" office:value="2.56673511293635" calcext:value-type="float">
            <text:p>2.56673511293635</text:p>
          </table:table-cell>
          <table:table-cell office:value-type="float" office:value="0.0924024640657084" calcext:value-type="float">
            <text:p>0.092402464065708</text:p>
          </table:table-cell>
          <table:table-cell office:value-type="string" calcext:value-type="string">
            <text:p>1101011011100100110011011011001000110101000011101010110101110110001101000010001010101011000010011000110110100110111100100110000111010110001001100000101101000001001100011011111000111011101110110001001100110000000111110010001111101110111100011110110011010110101011010101001111011000101000110101100010101001010110110011010110111111101100001101011111100011010111101101001101111010000100011100010001001100010110010011111010010000100101011000000101111001101000010101000110110101001101001011101</text:p>
          </table:table-cell>
          <table:table-cell office:value-type="string" calcext:value-type="string">
            <text:p>0000010011000101100010011110110101111111110110011101101001101110101001001001100100011010001100110100010110001101011101000110110001000010101011111010110000011011101100111011010011000010100001000000101010000001111110000110111011001001100100111101010101100001011001110101000100100101001011011010100000111010110100010110110100000010011001100000001100100101110110110110010010110001011101101100110000000101000111011101001110101100111111011101100111111010001101100001101000110011001010110111011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.39516129032258" calcext:value-type="float">
            <text:p>1.39516129032258</text:p>
          </table:table-cell>
          <table:table-cell office:value-type="float" office:value="1.36693548387097" calcext:value-type="float">
            <text:p>1.36693548387097</text:p>
          </table:table-cell>
          <table:table-cell office:value-type="float" office:value="0.082661290322581" calcext:value-type="float">
            <text:p>0.082661290322581</text:p>
          </table:table-cell>
          <table:table-cell office:value-type="float" office:value="-2.31451612903226" calcext:value-type="float">
            <text:p>-2.31451612903226</text:p>
          </table:table-cell>
          <table:table-cell office:value-type="float" office:value="2.59274193548387" calcext:value-type="float">
            <text:p>2.59274193548387</text:p>
          </table:table-cell>
          <table:table-cell office:value-type="float" office:value="0.082661290322581" calcext:value-type="float">
            <text:p>0.082661290322581</text:p>
          </table:table-cell>
          <table:table-cell office:value-type="string" calcext:value-type="string">
            <text:p>1101011011100100110011011011001000110101000011101010110101110110001101000010001010101011000010011000110110100110111100100110000111010110001001100000101101000001001100011011111000111011101110110001001100110000000111110010001111101110111100011110110011010110101011010101001111011000101000110101100010101001010110110011010110111111101100001101011111100011010111101101001101111010000100011100010001001100010110010011111010010000100101011000000101111001101000010101000110110101001101001011101110100101</text:p>
          </table:table-cell>
          <table:table-cell office:value-type="string" calcext:value-type="string">
            <text:p>0000010011000101100010011110110101111111110110011101101001101110101001001001100100011010001100110100010110001101011101000110110001000010101011111010110000011011101100111011010011000010100001000000101010000001111110000110111011001001100100111101010101100001011001110101000100100101001011011010100000111010110100010110110100000010011001100000001100100101110110110110010010110001011101101100110000000101000111011101001110101100111111011101100111111010001101100001101000110011001010110111011110010111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1.38415841584158" calcext:value-type="float">
            <text:p>1.38415841584158</text:p>
          </table:table-cell>
          <table:table-cell office:value-type="float" office:value="1.35643564356436" calcext:value-type="float">
            <text:p>1.35643564356436</text:p>
          </table:table-cell>
          <table:table-cell office:value-type="float" office:value="0.061386138613861" calcext:value-type="float">
            <text:p>0.061386138613861</text:p>
          </table:table-cell>
          <table:table-cell office:value-type="float" office:value="-2.34059405940594" calcext:value-type="float">
            <text:p>-2.34059405940594</text:p>
          </table:table-cell>
          <table:table-cell office:value-type="float" office:value="2.58217821782178" calcext:value-type="float">
            <text:p>2.58217821782178</text:p>
          </table:table-cell>
          <table:table-cell office:value-type="float" office:value="0.061386138613861" calcext:value-type="float">
            <text:p>0.061386138613861</text:p>
          </table:table-cell>
          <table:table-cell office:value-type="string" calcext:value-type="string">
            <text:p>1101011011100100110011011011001000110101000011101010110101110110001101000010001010101011000010011000110110100110111100100110000111010110001001100000101101000001001100011011111000111011101110110001001100110000000111110010001111101110111100011110110011010110101011010101001111011000101000110101100010101001010110110011010110111111101100001101011111100011010111101101001101111010000100011100010001001100010110010011111010010000100101011000000101111001101000010101000110110101001101001011101110100101010011000</text:p>
          </table:table-cell>
          <table:table-cell office:value-type="string" calcext:value-type="string">
            <text:p>0000010011000101100010011110110101111111110110011101101001101110101001001001100100011010001100110100010110001101011101000110110001000010101011111010110000011011101100111011010011000010100001000000101010000001111110000110111011001001100100111101010101100001011001110101000100100101001011011010100000111010110100010110110100000010011001100000001100100101110110110110010010110001011101101100110000000101000111011101001110101100111111011101100111111010001101100001101000110011001010110111011110010111111000010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1.38715953307393" calcext:value-type="float">
            <text:p>1.38715953307393</text:p>
          </table:table-cell>
          <table:table-cell office:value-type="float" office:value="1.35992217898833" calcext:value-type="float">
            <text:p>1.35992217898833</text:p>
          </table:table-cell>
          <table:table-cell office:value-type="float" office:value="0.068093385214008" calcext:value-type="float">
            <text:p>0.068093385214008</text:p>
          </table:table-cell>
          <table:table-cell office:value-type="float" office:value="-2.33852140077821" calcext:value-type="float">
            <text:p>-2.33852140077821</text:p>
          </table:table-cell>
          <table:table-cell office:value-type="float" office:value="2.56031128404669" calcext:value-type="float">
            <text:p>2.56031128404669</text:p>
          </table:table-cell>
          <table:table-cell office:value-type="float" office:value="0.068093385214008" calcext:value-type="float">
            <text:p>0.068093385214008</text:p>
          </table:table-cell>
          <table:table-cell office:value-type="string" calcext:value-type="string">
            <text:p>1101011011100100110011011011001000110101000011101010110101110110001101000010001010101011000010011000110110100110111100100110000111010110001001100000101101000001001100011011111000111011101110110001001100110000000111110010001111101110111100011110110011010110101011010101001111011000101000110101100010101001010110110011010110111111101100001101011111100011010111101101001101111010000100011100010001001100010110010011111010010000100101011000000101111001101000010101000110110101001101001011101110100101010011000000100001</text:p>
          </table:table-cell>
          <table:table-cell office:value-type="string" calcext:value-type="string">
            <text:p>0000010011000101100010011110110101111111110110011101101001101110101001001001100100011010001100110100010110001101011101000110110001000010101011111010110000011011101100111011010011000010100001000000101010000001111110000110111011001001100100111101010101100001011001110101000100100101001011011010100000111010110100010110110100000010011001100000001100100101110110110110010010110001011101101100110000000101000111011101001110101100111111011101100111111010001101100001101000110011001010110111011110010111111000010000001110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1.37667304015296" calcext:value-type="float">
            <text:p>1.37667304015296</text:p>
          </table:table-cell>
          <table:table-cell office:value-type="float" office:value="1.36328871892925" calcext:value-type="float">
            <text:p>1.36328871892925</text:p>
          </table:table-cell>
          <table:table-cell office:value-type="float" office:value="0.0917782026768643" calcext:value-type="float">
            <text:p>0.091778202676864</text:p>
          </table:table-cell>
          <table:table-cell office:value-type="float" office:value="-2.31931166347992" calcext:value-type="float">
            <text:p>-2.31931166347992</text:p>
          </table:table-cell>
          <table:table-cell office:value-type="float" office:value="2.5678776290631" calcext:value-type="float">
            <text:p>2.5678776290631</text:p>
          </table:table-cell>
          <table:table-cell office:value-type="float" office:value="0.0917782026768643" calcext:value-type="float">
            <text:p>0.091778202676864</text:p>
          </table:table-cell>
          <table:table-cell office:value-type="string" calcext:value-type="string">
            <text:p>1101011011100100110011011011001000110101000011101010110101110110001101000010001010101011000010011000110110100110111100100110000111010110001001100000101101000001001100011011111000111011101110110001001100110000000111110010001111101110111100011110110011010110101011010101001111011000101000110101100010101001010110110011010110111111101100001101011111100011010111101101001101111010000100011100010001001100010110010011111010010000100101011000000101111001101000010101000110110101001101001011101110100101010011000000100001010100110</text:p>
          </table:table-cell>
          <table:table-cell office:value-type="string" calcext:value-type="string">
            <text:p>0000010011000101100010011110110101111111110110011101101001101110101001001001100100011010001100110100010110001101011101000110110001000010101011111010110000011011101100111011010011000010100001000000101010000001111110000110111011001001100100111101010101100001011001110101000100100101001011011010100000111010110100010110110100000010011001100000001100100101110110110110010010110001011101101100110000000101000111011101001110101100111111011101100111111010001101100001101000110011001010110111011110010111111000010000001110100010101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1.3796992481203" calcext:value-type="float">
            <text:p>1.3796992481203</text:p>
          </table:table-cell>
          <table:table-cell office:value-type="float" office:value="1.36654135338346" calcext:value-type="float">
            <text:p>1.36654135338346</text:p>
          </table:table-cell>
          <table:table-cell office:value-type="float" office:value="0.112781954887218" calcext:value-type="float">
            <text:p>0.112781954887218</text:p>
          </table:table-cell>
          <table:table-cell office:value-type="float" office:value="-2.31766917293233" calcext:value-type="float">
            <text:p>-2.31766917293233</text:p>
          </table:table-cell>
          <table:table-cell office:value-type="float" office:value="2.56203007518797" calcext:value-type="float">
            <text:p>2.56203007518797</text:p>
          </table:table-cell>
          <table:table-cell office:value-type="float" office:value="0.112781954887218" calcext:value-type="float">
            <text:p>0.112781954887218</text:p>
          </table:table-cell>
          <table:table-cell office:value-type="string" calcext:value-type="string">
            <text:p>1101011011100100110011011011001000110101000011101010110101110110001101000010001010101011000010011000110110100110111100100110000111010110001001100000101101000001001100011011111000111011101110110001001100110000000111110010001111101110111100011110110011010110101011010101001111011000101000110101100010101001010110110011010110111111101100001101011111100011010111101101001101111010000100011100010001001100010110010011111010010000100101011000000101111001101000010101000110110101001101001011101110100101010011000000100001010100110000111011</text:p>
          </table:table-cell>
          <table:table-cell office:value-type="string" calcext:value-type="string">
            <text:p>0000010011000101100010011110110101111111110110011101101001101110101001001001100100011010001100110100010110001101011101000110110001000010101011111010110000011011101100111011010011000010100001000000101010000001111110000110111011001001100100111101010101100001011001110101000100100101001011011010100000111010110100010110110100000010011001100000001100100101110110110110010010110001011101101100110000000101000111011101001110101100111111011101100111111010001101100001101000110011001010110111011110010111111000010000001110100010101100101001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1.3826247689464" calcext:value-type="float">
            <text:p>1.3826247689464</text:p>
          </table:table-cell>
          <table:table-cell office:value-type="float" office:value="1.35674676524954" calcext:value-type="float">
            <text:p>1.35674676524954</text:p>
          </table:table-cell>
          <table:table-cell office:value-type="float" office:value="0.075785582255083" calcext:value-type="float">
            <text:p>0.075785582255083</text:p>
          </table:table-cell>
          <table:table-cell office:value-type="float" office:value="-2.35859519408503" calcext:value-type="float">
            <text:p>-2.35859519408503</text:p>
          </table:table-cell>
          <table:table-cell office:value-type="float" office:value="2.56931608133087" calcext:value-type="float">
            <text:p>2.56931608133087</text:p>
          </table:table-cell>
          <table:table-cell office:value-type="float" office:value="0.075785582255083" calcext:value-type="float">
            <text:p>0.075785582255083</text:p>
          </table:table-cell>
          <table:table-cell office:value-type="string" calcext:value-type="string">
            <text:p>1101011011100100110011011011001000110101000011101010110101110110001101000010001010101011000010011000110110100110111100100110000111010110001001100000101101000001001100011011111000111011101110110001001100110000000111110010001111101110111100011110110011010110101011010101001111011000101000110101100010101001010110110011010110111111101100001101011111100011010111101101001101111010000100011100010001001100010110010011111010010000100101011000000101111001101000010101000110110101001101001011101110100101010011000000100001010100110000111011100101110</text:p>
          </table:table-cell>
          <table:table-cell office:value-type="string" calcext:value-type="string">
            <text:p>0000010011000101100010011110110101111111110110011101101001101110101001001001100100011010001100110100010110001101011101000110110001000010101011111010110000011011101100111011010011000010100001000000101010000001111110000110111011001001100100111101010101100001011001110101000100100101001011011010100000111010110100010110110100000010011001100000001100100101110110110110010010110001011101101100110000000101000111011101001110101100111111011101100111111010001101100001101000110011001010110111011110010111111000010000001110100010101100101001001100101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.37272727272727" calcext:value-type="float">
            <text:p>1.37272727272727</text:p>
          </table:table-cell>
          <table:table-cell office:value-type="float" office:value="1.36" calcext:value-type="float">
            <text:p>1.36</text:p>
          </table:table-cell>
          <table:table-cell office:value-type="float" office:value="0.083636363636364" calcext:value-type="float">
            <text:p>0.083636363636364</text:p>
          </table:table-cell>
          <table:table-cell office:value-type="float" office:value="-2.34" calcext:value-type="float">
            <text:p>-2.34</text:p>
          </table:table-cell>
          <table:table-cell office:value-type="float" office:value="2.56181818181818" calcext:value-type="float">
            <text:p>2.56181818181818</text:p>
          </table:table-cell>
          <table:table-cell office:value-type="float" office:value="0.083636363636364" calcext:value-type="float">
            <text:p>0.083636363636364</text:p>
          </table:table-cell>
          <table:table-cell office:value-type="string" calcext:value-type="string">
            <text:p>1101011011100100110011011011001000110101000011101010110101110110001101000010001010101011000010011000110110100110111100100110000111010110001001100000101101000001001100011011111000111011101110110001001100110000000111110010001111101110111100011110110011010110101011010101001111011000101000110101100010101001010110110011010110111111101100001101011111100011010111101101001101111010000100011100010001001100010110010011111010010000100101011000000101111001101000010101000110110101001101001011101110100101010011000000100001010100110000111011100101110101100111</text:p>
          </table:table-cell>
          <table:table-cell office:value-type="string" calcext:value-type="string">
            <text:p>0000010011000101100010011110110101111111110110011101101001101110101001001001100100011010001100110100010110001101011101000110110001000010101011111010110000011011101100111011010011000010100001000000101010000001111110000110111011001001100100111101010101100001011001110101000100100101001011011010100000111010110100010110110100000010011001100000001100100101110110110110010010110001011101101100110000000101000111011101001110101100111111011101100111111010001101100001101000110011001010110111011110010111111000010000001110100010101100101001001100101010101011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1.37567084078712" calcext:value-type="float">
            <text:p>1.37567084078712</text:p>
          </table:table-cell>
          <table:table-cell office:value-type="float" office:value="1.35062611806798" calcext:value-type="float">
            <text:p>1.35062611806798</text:p>
          </table:table-cell>
          <table:table-cell office:value-type="float" office:value="0.0912343470483008" calcext:value-type="float">
            <text:p>0.091234347048301</text:p>
          </table:table-cell>
          <table:table-cell office:value-type="float" office:value="-2.34704830053667" calcext:value-type="float">
            <text:p>-2.34704830053667</text:p>
          </table:table-cell>
          <table:table-cell office:value-type="float" office:value="2.51162790697674" calcext:value-type="float">
            <text:p>2.51162790697674</text:p>
          </table:table-cell>
          <table:table-cell office:value-type="float" office:value="0.0912343470483008" calcext:value-type="float">
            <text:p>0.091234347048301</text:p>
          </table:table-cell>
          <table:table-cell office:value-type="string" calcext:value-type="string">
            <text:p>1101011011100100110011011011001000110101000011101010110101110110001101000010001010101011000010011000110110100110111100100110000111010110001001100000101101000001001100011011111000111011101110110001001100110000000111110010001111101110111100011110110011010110101011010101001111011000101000110101100010101001010110110011010110111111101100001101011111100011010111101101001101111010000100011100010001001100010110010011111010010000100101011000000101111001101000010101000110110101001101001011101110100101010011000000100001010100110000111011100101110101100111101100001</text:p>
          </table:table-cell>
          <table:table-cell office:value-type="string" calcext:value-type="string">
            <text:p>0000010011000101100010011110110101111111110110011101101001101110101001001001100100011010001100110100010110001101011101000110110001000010101011111010110000011011101100111011010011000010100001000000101010000001111110000110111011001001100100111101010101100001011001110101000100100101001011011010100000111010110100010110110100000010011001100000001100100101110110110110010010110001011101101100110000000101000111011101001110101100111111011101100111111010001101100001101000110011001010110111011110010111111000010000001110100010101100101001001100101010101011100011001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1.36619718309859" calcext:value-type="float">
            <text:p>1.36619718309859</text:p>
          </table:table-cell>
          <table:table-cell office:value-type="float" office:value="1.35387323943662" calcext:value-type="float">
            <text:p>1.35387323943662</text:p>
          </table:table-cell>
          <table:table-cell office:value-type="float" office:value="0.056338028169014" calcext:value-type="float">
            <text:p>0.056338028169014</text:p>
          </table:table-cell>
          <table:table-cell office:value-type="float" office:value="-2.32394366197183" calcext:value-type="float">
            <text:p>-2.32394366197183</text:p>
          </table:table-cell>
          <table:table-cell office:value-type="float" office:value="2.53345070422535" calcext:value-type="float">
            <text:p>2.53345070422535</text:p>
          </table:table-cell>
          <table:table-cell office:value-type="float" office:value="0.056338028169014" calcext:value-type="float">
            <text:p>0.056338028169014</text:p>
          </table:table-cell>
          <table:table-cell office:value-type="string" calcext:value-type="string">
            <text:p>1101011011100100110011011011001000110101000011101010110101110110001101000010001010101011000010011000110110100110111100100110000111010110001001100000101101000001001100011011111000111011101110110001001100110000000111110010001111101110111100011110110011010110101011010101001111011000101000110101100010101001010110110011010110111111101100001101011111100011010111101101001101111010000100011100010001001100010110010011111010010000100101011000000101111001101000010101000110110101001101001011101110100101010011000000100001010100110000111011100101110101100111101100001101111001</text:p>
          </table:table-cell>
          <table:table-cell office:value-type="string" calcext:value-type="string">
            <text:p>0000010011000101100010011110110101111111110110011101101001101110101001001001100100011010001100110100010110001101011101000110110001000010101011111010110000011011101100111011010011000010100001000000101010000001111110000110111011001001100100111101010101100001011001110101000100100101001011011010100000111010110100010110110100000010011001100000001100100101110110110110010010110001011101101100110000000101000111011101001110101100111111011101100111111010001101100001101000110011001010110111011110010111111000010000001110100010101100101001001100101010101011100011001100001011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1.37435008665511" calcext:value-type="float">
            <text:p>1.37435008665511</text:p>
          </table:table-cell>
          <table:table-cell office:value-type="float" office:value="1.36048526863085" calcext:value-type="float">
            <text:p>1.36048526863085</text:p>
          </table:table-cell>
          <table:table-cell office:value-type="float" office:value="0.0849220103986137" calcext:value-type="float">
            <text:p>0.084922010398614</text:p>
          </table:table-cell>
          <table:table-cell office:value-type="float" office:value="-2.34315424610052" calcext:value-type="float">
            <text:p>-2.34315424610052</text:p>
          </table:table-cell>
          <table:table-cell office:value-type="float" office:value="2.53726169844021" calcext:value-type="float">
            <text:p>2.53726169844021</text:p>
          </table:table-cell>
          <table:table-cell office:value-type="float" office:value="0.0849220103986137" calcext:value-type="float">
            <text:p>0.084922010398614</text:p>
          </table:table-cell>
          <table:table-cell office:value-type="string" calcext:value-type="string">
            <text:p>1101011011100100110011011011001000110101000011101010110101110110001101000010001010101011000010011000110110100110111100100110000111010110001001100000101101000001001100011011111000111011101110110001001100110000000111110010001111101110111100011110110011010110101011010101001111011000101000110101100010101001010110110011010110111111101100001101011111100011010111101101001101111010000100011100010001001100010110010011111010010000100101011000000101111001101000010101000110110101001101001011101110100101010011000000100001010100110000111011100101110101100111101100001101111001100001001</text:p>
          </table:table-cell>
          <table:table-cell office:value-type="string" calcext:value-type="string">
            <text:p>0000010011000101100010011110110101111111110110011101101001101110101001001001100100011010001100110100010110001101011101000110110001000010101011111010110000011011101100111011010011000010100001000000101010000001111110000110111011001001100100111101010101100001011001110101000100100101001011011010100000111010110100010110110100000010011001100000001100100101110110110110010010110001011101101100110000000101000111011101001110101100111111011101100111111010001101100001101000110011001010110111011110010111111000010000001110100010101100101001001100101010101011100011001100001011110100110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table:number-columns-repeated="2" office:value-type="float" office:value="1.36689419795222" calcext:value-type="float">
            <text:p>1.36689419795222</text:p>
          </table:table-cell>
          <table:table-cell office:value-type="float" office:value="0.0972696245733791" calcext:value-type="float">
            <text:p>0.097269624573379</text:p>
          </table:table-cell>
          <table:table-cell office:value-type="float" office:value="-2.32081911262799" calcext:value-type="float">
            <text:p>-2.32081911262799</text:p>
          </table:table-cell>
          <table:table-cell office:value-type="float" office:value="2.52559726962457" calcext:value-type="float">
            <text:p>2.52559726962457</text:p>
          </table:table-cell>
          <table:table-cell office:value-type="float" office:value="0.0972696245733791" calcext:value-type="float">
            <text:p>0.097269624573379</text:p>
          </table:table-cell>
          <table:table-cell office:value-type="string" calcext:value-type="string">
            <text:p>1101011011100100110011011011001000110101000011101010110101110110001101000010001010101011000010011000110110100110111100100110000111010110001001100000101101000001001100011011111000111011101110110001001100110000000111110010001111101110111100011110110011010110101011010101001111011000101000110101100010101001010110110011010110111111101100001101011111100011010111101101001101111010000100011100010001001100010110010011111010010000100101011000000101111001101000010101000110110101001101001011101110100101010011000000100001010100110000111011100101110101100111101100001101111001100001001001010111</text:p>
          </table:table-cell>
          <table:table-cell office:value-type="string" calcext:value-type="string">
            <text:p>0000010011000101100010011110110101111111110110011101101001101110101001001001100100011010001100110100010110001101011101000110110001000010101011111010110000011011101100111011010011000010100001000000101010000001111110000110111011001001100100111101010101100001011001110101000100100101001011011010100000111010110100010110110100000010011001100000001100100101110110110110010010110001011101101100110000000101000111011101001110101100111111011101100111111010001101100001101000110011001010110111011110010111111000010000001110100010101100101001001100101010101011100011001100001011110100110011111100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1.37310924369748" calcext:value-type="float">
            <text:p>1.37310924369748</text:p>
          </table:table-cell>
          <table:table-cell office:value-type="float" office:value="1.35966386554622" calcext:value-type="float">
            <text:p>1.35966386554622</text:p>
          </table:table-cell>
          <table:table-cell office:value-type="float" office:value="0.0957983193277312" calcext:value-type="float">
            <text:p>0.095798319327731</text:p>
          </table:table-cell>
          <table:table-cell office:value-type="float" office:value="-2.29915966386555" calcext:value-type="float">
            <text:p>-2.29915966386555</text:p>
          </table:table-cell>
          <table:table-cell office:value-type="float" office:value="2.54117647058824" calcext:value-type="float">
            <text:p>2.54117647058824</text:p>
          </table:table-cell>
          <table:table-cell office:value-type="float" office:value="0.0957983193277312" calcext:value-type="float">
            <text:p>0.095798319327731</text:p>
          </table:table-cell>
          <table:table-cell office:value-type="string" calcext:value-type="string">
            <text:p>1101011011100100110011011011001000110101000011101010110101110110001101000010001010101011000010011000110110100110111100100110000111010110001001100000101101000001001100011011111000111011101110110001001100110000000111110010001111101110111100011110110011010110101011010101001111011000101000110101100010101001010110110011010110111111101100001101011111100011010111101101001101111010000100011100010001001100010110010011111010010000100101011000000101111001101000010101000110110101001101001011101110100101010011000000100001010100110000111011100101110101100111101100001101111001100001001001010111011111001</text:p>
          </table:table-cell>
          <table:table-cell office:value-type="string" calcext:value-type="string">
            <text:p>0000010011000101100010011110110101111111110110011101101001101110101001001001100100011010001100110100010110001101011101000110110001000010101011111010110000011011101100111011010011000010100001000000101010000001111110000110111011001001100100111101010101100001011001110101000100100101001011011010100000111010110100010110110100000010011001100000001100100101110110110110010010110001011101101100110000000101000111011101001110101100111111011101100111111010001101100001101000110011001010110111011110010111111000010000001110100010101100101001001100101010101011100011001100001011110100110011111100100011010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1.37913907284768" calcext:value-type="float">
            <text:p>1.37913907284768</text:p>
          </table:table-cell>
          <table:table-cell office:value-type="float" office:value="1.3658940397351" calcext:value-type="float">
            <text:p>1.3658940397351</text:p>
          </table:table-cell>
          <table:table-cell office:value-type="float" office:value="0.107615894039735" calcext:value-type="float">
            <text:p>0.107615894039735</text:p>
          </table:table-cell>
          <table:table-cell office:value-type="float" office:value="-2.29139072847682" calcext:value-type="float">
            <text:p>-2.29139072847682</text:p>
          </table:table-cell>
          <table:table-cell office:value-type="float" office:value="2.54304635761589" calcext:value-type="float">
            <text:p>2.54304635761589</text:p>
          </table:table-cell>
          <table:table-cell office:value-type="float" office:value="0.107615894039735" calcext:value-type="float">
            <text:p>0.107615894039735</text:p>
          </table:table-cell>
          <table:table-cell office:value-type="string" calcext:value-type="string">
            <text:p>1101011011100100110011011011001000110101000011101010110101110110001101000010001010101011000010011000110110100110111100100110000111010110001001100000101101000001001100011011111000111011101110110001001100110000000111110010001111101110111100011110110011010110101011010101001111011000101000110101100010101001010110110011010110111111101100001101011111100011010111101101001101111010000100011100010001001100010110010011111010010000100101011000000101111001101000010101000110110101001101001011101110100101010011000000100001010100110000111011100101110101100111101100001101111001100001001001010111011111001011000011</text:p>
          </table:table-cell>
          <table:table-cell office:value-type="string" calcext:value-type="string">
            <text:p>0000010011000101100010011110110101111111110110011101101001101110101001001001100100011010001100110100010110001101011101000110110001000010101011111010110000011011101100111011010011000010100001000000101010000001111110000110111011001001100100111101010101100001011001110101000100100101001011011010100000111010110100010110110100000010011001100000001100100101110110110110010010110001011101101100110000000101000111011101001110101100111111011101100111111010001101100001101000110011001010110111011110010111111000010000001110100010101100101001001100101010101011100011001100001011110100110011111100100011010111011110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1.37194127243067" calcext:value-type="float">
            <text:p>1.37194127243067</text:p>
          </table:table-cell>
          <table:table-cell office:value-type="float" office:value="1.35889070146819" calcext:value-type="float">
            <text:p>1.35889070146819</text:p>
          </table:table-cell>
          <table:table-cell office:value-type="float" office:value="0.092985318107667" calcext:value-type="float">
            <text:p>0.092985318107667</text:p>
          </table:table-cell>
          <table:table-cell office:value-type="float" office:value="-2.28384991843393" calcext:value-type="float">
            <text:p>-2.28384991843393</text:p>
          </table:table-cell>
          <table:table-cell office:value-type="float" office:value="2.54486133768352" calcext:value-type="float">
            <text:p>2.54486133768352</text:p>
          </table:table-cell>
          <table:table-cell office:value-type="float" office:value="0.092985318107667" calcext:value-type="float">
            <text:p>0.092985318107667</text:p>
          </table:table-cell>
          <table:table-cell office:value-type="string" calcext:value-type="string">
            <text:p>1101011011100100110011011011001000110101000011101010110101110110001101000010001010101011000010011000110110100110111100100110000111010110001001100000101101000001001100011011111000111011101110110001001100110000000111110010001111101110111100011110110011010110101011010101001111011000101000110101100010101001010110110011010110111111101100001101011111100011010111101101001101111010000100011100010001001100010110010011111010010000100101011000000101111001101000010101000110110101001101001011101110100101010011000000100001010100110000111011100101110101100111101100001101111001100001001001010111011111001011000011100100111</text:p>
          </table:table-cell>
          <table:table-cell office:value-type="string" calcext:value-type="string">
            <text:p>0000010011000101100010011110110101111111110110011101101001101110101001001001100100011010001100110100010110001101011101000110110001000010101011111010110000011011101100111011010011000010100001000000101010000001111110000110111011001001100100111101010101100001011001110101000100100101001011011010100000111010110100010110110100000010011001100000001100100101110110110110010010110001011101101100110000000101000111011101001110101100111111011101100111111010001101100001101000110011001010110111011110010111111000010000001110100010101100101001001100101010101011100011001100001011110100110011111100100011010111011110001110010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1.37781350482315" calcext:value-type="float">
            <text:p>1.37781350482315</text:p>
          </table:table-cell>
          <table:table-cell office:value-type="float" office:value="1.36495176848875" calcext:value-type="float">
            <text:p>1.36495176848875</text:p>
          </table:table-cell>
          <table:table-cell office:value-type="float" office:value="0.104501607717042" calcext:value-type="float">
            <text:p>0.104501607717042</text:p>
          </table:table-cell>
          <table:table-cell office:value-type="float" office:value="-2.27652733118971" calcext:value-type="float">
            <text:p>-2.27652733118971</text:p>
          </table:table-cell>
          <table:table-cell office:value-type="float" office:value="2.53376205787781" calcext:value-type="float">
            <text:p>2.53376205787781</text:p>
          </table:table-cell>
          <table:table-cell office:value-type="float" office:value="0.104501607717042" calcext:value-type="float">
            <text:p>0.104501607717042</text:p>
          </table:table-cell>
          <table:table-cell office:value-type="string" calcext:value-type="string">
            <text:p>1101011011100100110011011011001000110101000011101010110101110110001101000010001010101011000010011000110110100110111100100110000111010110001001100000101101000001001100011011111000111011101110110001001100110000000111110010001111101110111100011110110011010110101011010101001111011000101000110101100010101001010110110011010110111111101100001101011111100011010111101101001101111010000100011100010001001100010110010011111010010000100101011000000101111001101000010101000110110101001101001011101110100101010011000000100001010100110000111011100101110101100111101100001101111001100001001001010111011111001011000011100100111110100110</text:p>
          </table:table-cell>
          <table:table-cell office:value-type="string" calcext:value-type="string">
            <text:p>0000010011000101100010011110110101111111110110011101101001101110101001001001100100011010001100110100010110001101011101000110110001000010101011111010110000011011101100111011010011000010100001000000101010000001111110000110111011001001100100111101010101100001011001110101000100100101001011011010100000111010110100010110110100000010011001100000001100100101110110110110010010110001011101101100110000000101000111011101001110101100111111011101100111111010001101100001101000110011001010110111011110010111111000010000001110100010101100101001001100101010101011100011001100001011110100110011111100100011010111011110001110010101110101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1.37083993660856" calcext:value-type="float">
            <text:p>1.37083993660856</text:p>
          </table:table-cell>
          <table:table-cell office:value-type="float" office:value="1.3581616481775" calcext:value-type="float">
            <text:p>1.3581616481775</text:p>
          </table:table-cell>
          <table:table-cell office:value-type="float" office:value="0.090332805071315" calcext:value-type="float">
            <text:p>0.090332805071315</text:p>
          </table:table-cell>
          <table:table-cell office:value-type="float" office:value="-2.26941362916006" calcext:value-type="float">
            <text:p>-2.26941362916006</text:p>
          </table:table-cell>
          <table:table-cell office:value-type="float" office:value="2.5229793977813" calcext:value-type="float">
            <text:p>2.5229793977813</text:p>
          </table:table-cell>
          <table:table-cell office:value-type="float" office:value="0.090332805071315" calcext:value-type="float">
            <text:p>0.090332805071315</text:p>
          </table:table-cell>
          <table:table-cell office:value-type="string" calcext:value-type="string">
            <text:p>1101011011100100110011011011001000110101000011101010110101110110001101000010001010101011000010011000110110100110111100100110000111010110001001100000101101000001001100011011111000111011101110110001001100110000000111110010001111101110111100011110110011010110101011010101001111011000101000110101100010101001010110110011010110111111101100001101011111100011010111101101001101111010000100011100010001001100010110010011111010010000100101011000000101111001101000010101000110110101001101001011101110100101010011000000100001010100110000111011100101110101100111101100001101111001100001001001010111011111001011000011100100111110100110101011011</text:p>
          </table:table-cell>
          <table:table-cell office:value-type="string" calcext:value-type="string">
            <text:p>0000010011000101100010011110110101111111110110011101101001101110101001001001100100011010001100110100010110001101011101000110110001000010101011111010110000011011101100111011010011000010100001000000101010000001111110000110111011001001100100111101010101100001011001110101000100100101001011011010100000111010110100010110110100000010011001100000001100100101110110110110010010110001011101101100110000000101000111011101001110101100111111011101100111111010001101100001101000110011001010110111011110010111111000010000001110100010101100101001001100101010101011100011001100001011110100110011111100100011010111011110001110010101110101011010010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.3640625" calcext:value-type="float">
            <text:p>1.3640625</text:p>
          </table:table-cell>
          <table:table-cell office:value-type="float" office:value="1.3515625" calcext:value-type="float">
            <text:p>1.3515625</text:p>
          </table:table-cell>
          <table:table-cell office:value-type="float" office:value="0.0765625000000001" calcext:value-type="float">
            <text:p>0.0765625</text:p>
          </table:table-cell>
          <table:table-cell office:value-type="float" office:value="-2.2875" calcext:value-type="float">
            <text:p>-2.2875</text:p>
          </table:table-cell>
          <table:table-cell office:value-type="float" office:value="2.525" calcext:value-type="float">
            <text:p>2.525</text:p>
          </table:table-cell>
          <table:table-cell office:value-type="float" office:value="0.0765625000000001" calcext:value-type="float">
            <text:p>0.0765625</text:p>
          </table:table-cell>
          <table:table-cell office:value-type="string" calcext:value-type="string">
            <text:p>1101011011100100110011011011001000110101000011101010110101110110001101000010001010101011000010011000110110100110111100100110000111010110001001100000101101000001001100011011111000111011101110110001001100110000000111110010001111101110111100011110110011010110101011010101001111011000101000110101100010101001010110110011010110111111101100001101011111100011010111101101001101111010000100011100010001001100010110010011111010010000100101011000000101111001101000010101000110110101001101001011101110100101010011000000100001010100110000111011100101110101100111101100001101111001100001001001010111011111001011000011100100111110100110101011011011101111</text:p>
          </table:table-cell>
          <table:table-cell office:value-type="string" calcext:value-type="string">
            <text:p>0000010011000101100010011110110101111111110110011101101001101110101001001001100100011010001100110100010110001101011101000110110001000010101011111010110000011011101100111011010011000010100001000000101010000001111110000110111011001001100100111101010101100001011001110101000100100101001011011010100000111010110100010110110100000010011001100000001100100101110110110110010010110001011101101100110000000101000111011101001110101100111111011101100111111010001101100001101000110011001010110111011110010111111000010000001110100010101100101001001100101010101011100011001100001011110100110011111100100011010111011110001110010101110101011010010100111011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1.36979969183359" calcext:value-type="float">
            <text:p>1.36979969183359</text:p>
          </table:table-cell>
          <table:table-cell office:value-type="float" office:value="1.35747303543914" calcext:value-type="float">
            <text:p>1.35747303543914</text:p>
          </table:table-cell>
          <table:table-cell office:value-type="float" office:value="0.087827426810478" calcext:value-type="float">
            <text:p>0.087827426810478</text:p>
          </table:table-cell>
          <table:table-cell office:value-type="float" office:value="-2.28043143297381" calcext:value-type="float">
            <text:p>-2.28043143297381</text:p>
          </table:table-cell>
          <table:table-cell office:value-type="float" office:value="2.52696456086287" calcext:value-type="float">
            <text:p>2.52696456086287</text:p>
          </table:table-cell>
          <table:table-cell office:value-type="float" office:value="0.087827426810478" calcext:value-type="float">
            <text:p>0.087827426810478</text:p>
          </table:table-cell>
          <table:table-cell office:value-type="string" calcext:value-type="string">
            <text:p>1101011011100100110011011011001000110101000011101010110101110110001101000010001010101011000010011000110110100110111100100110000111010110001001100000101101000001001100011011111000111011101110110001001100110000000111110010001111101110111100011110110011010110101011010101001111011000101000110101100010101001010110110011010110111111101100001101011111100011010111101101001101111010000100011100010001001100010110010011111010010000100101011000000101111001101000010101000110110101001101001011101110100101010011000000100001010100110000111011100101110101100111101100001101111001100001001001010111011111001011000011100100111110100110101011011011101111010011011</text:p>
          </table:table-cell>
          <table:table-cell office:value-type="string" calcext:value-type="string">
            <text:p>0000010011000101100010011110110101111111110110011101101001101110101001001001100100011010001100110100010110001101011101000110110001000010101011111010110000011011101100111011010011000010100001000000101010000001111110000110111011001001100100111101010101100001011001110101000100100101001011011010100000111010110100010110110100000010011001100000001100100101110110110110010010110001011101101100110000000101000111011101001110101100111111011101100111111010001101100001101000110011001010110111011110010111111000010000001110100010101100101001001100101010101011100011001100001011110100110011111100100011010111011110001110010101110101011010010100111011011111000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1.36322188449848" calcext:value-type="float">
            <text:p>1.36322188449848</text:p>
          </table:table-cell>
          <table:table-cell office:value-type="float" office:value="1.35106382978723" calcext:value-type="float">
            <text:p>1.35106382978723</text:p>
          </table:table-cell>
          <table:table-cell office:value-type="float" office:value="0.0987841945288755" calcext:value-type="float">
            <text:p>0.098784194528876</text:p>
          </table:table-cell>
          <table:table-cell office:value-type="float" office:value="-2.29787234042553" calcext:value-type="float">
            <text:p>-2.29787234042553</text:p>
          </table:table-cell>
          <table:table-cell office:value-type="float" office:value="2.52887537993921" calcext:value-type="float">
            <text:p>2.52887537993921</text:p>
          </table:table-cell>
          <table:table-cell office:value-type="float" office:value="0.0987841945288755" calcext:value-type="float">
            <text:p>0.098784194528876</text:p>
          </table:table-cell>
          <table:table-cell office:value-type="string" calcext:value-type="string">
            <text:p>1101011011100100110011011011001000110101000011101010110101110110001101000010001010101011000010011000110110100110111100100110000111010110001001100000101101000001001100011011111000111011101110110001001100110000000111110010001111101110111100011110110011010110101011010101001111011000101000110101100010101001010110110011010110111111101100001101011111100011010111101101001101111010000100011100010001001100010110010011111010010000100101011000000101111001101000010101000110110101001101001011101110100101010011000000100001010100110000111011100101110101100111101100001101111001100001001001010111011111001011000011100100111110100110101011011011101111010011011111000101</text:p>
          </table:table-cell>
          <table:table-cell office:value-type="string" calcext:value-type="string">
            <text:p>0000010011000101100010011110110101111111110110011101101001101110101001001001100100011010001100110100010110001101011101000110110001000010101011111010110000011011101100111011010011000010100001000000101010000001111110000110111011001001100100111101010101100001011001110101000100100101001011011010100000111010110100010110110100000010011001100000001100100101110110110110010010110001011101101100110000000101000111011101001110101100111111011101100111111010001101100001101000110011001010110111011110010111111000010000001110100010101100101001001100101010101011100011001100001011110100110011111100100011010111011110001110010101110101011010010100111011011111000010001001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1.3688155922039" calcext:value-type="float">
            <text:p>1.3688155922039</text:p>
          </table:table-cell>
          <table:table-cell office:value-type="float" office:value="1.3568215892054" calcext:value-type="float">
            <text:p>1.3568215892054</text:p>
          </table:table-cell>
          <table:table-cell office:value-type="float" office:value="0.0974512743628186" calcext:value-type="float">
            <text:p>0.097451274362819</text:p>
          </table:table-cell>
          <table:table-cell office:value-type="float" office:value="-2.26686656671664" calcext:value-type="float">
            <text:p>-2.26686656671664</text:p>
          </table:table-cell>
          <table:table-cell office:value-type="float" office:value="2.50674662668666" calcext:value-type="float">
            <text:p>2.50674662668666</text:p>
          </table:table-cell>
          <table:table-cell office:value-type="float" office:value="0.0974512743628186" calcext:value-type="float">
            <text:p>0.097451274362819</text:p>
          </table:table-cell>
          <table:table-cell office:value-type="string" calcext:value-type="string">
            <text:p>1101011011100100110011011011001000110101000011101010110101110110001101000010001010101011000010011000110110100110111100100110000111010110001001100000101101000001001100011011111000111011101110110001001100110000000111110010001111101110111100011110110011010110101011010101001111011000101000110101100010101001010110110011010110111111101100001101011111100011010111101101001101111010000100011100010001001100010110010011111010010000100101011000000101111001101000010101000110110101001101001011101110100101010011000000100001010100110000111011100101110101100111101100001101111001100001001001010111011111001011000011100100111110100110101011011011101111010011011111000101100111000</text:p>
          </table:table-cell>
          <table:table-cell office:value-type="string" calcext:value-type="string">
            <text:p>0000010011000101100010011110110101111111110110011101101001101110101001001001100100011010001100110100010110001101011101000110110001000010101011111010110000011011101100111011010011000010100001000000101010000001111110000110111011001001100100111101010101100001011001110101000100100101001011011010100000111010110100010110110100000010011001100000001100100101110110110110010010110001011101101100110000000101000111011101001110101100111111011101100111111010001101100001101000110011001010110111011110010111111000010000001110100010101100101001001100101010101011100011001100001011110100110011111100100011010111011110001110010101110101011010010100111011011111000010001001000100111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1.37426035502959" calcext:value-type="float">
            <text:p>1.37426035502959</text:p>
          </table:table-cell>
          <table:table-cell office:value-type="float" office:value="1.36242603550296" calcext:value-type="float">
            <text:p>1.36242603550296</text:p>
          </table:table-cell>
          <table:table-cell office:value-type="float" office:value="0.131656804733728" calcext:value-type="float">
            <text:p>0.131656804733728</text:p>
          </table:table-cell>
          <table:table-cell office:value-type="float" office:value="-2.2603550295858" calcext:value-type="float">
            <text:p>-2.2603550295858</text:p>
          </table:table-cell>
          <table:table-cell office:value-type="float" office:value="2.50887573964497" calcext:value-type="float">
            <text:p>2.50887573964497</text:p>
          </table:table-cell>
          <table:table-cell office:value-type="float" office:value="0.131656804733728" calcext:value-type="float">
            <text:p>0.131656804733728</text:p>
          </table:table-cell>
          <table:table-cell office:value-type="string" calcext:value-type="string">
            <text:p>1101011011100100110011011011001000110101000011101010110101110110001101000010001010101011000010011000110110100110111100100110000111010110001001100000101101000001001100011011111000111011101110110001001100110000000111110010001111101110111100011110110011010110101011010101001111011000101000110101100010101001010110110011010110111111101100001101011111100011010111101101001101111010000100011100010001001100010110010011111010010000100101011000000101111001101000010101000110110101001101001011101110100101010011000000100001010100110000111011100101110101100111101100001101111001100001001001010111011111001011000011100100111110100110101011011011101111010011011111000101100111000100111001</text:p>
          </table:table-cell>
          <table:table-cell office:value-type="string" calcext:value-type="string">
            <text:p>0000010011000101100010011110110101111111110110011101101001101110101001001001100100011010001100110100010110001101011101000110110001000010101011111010110000011011101100111011010011000010100001000000101010000001111110000110111011001001100100111101010101100001011001110101000100100101001011011010100000111010110100010110110100000010011001100000001100100101110110110110010010110001011101101100110000000101000111011101001110101100111111011101100111111010001101100001101000110011001010110111011110010111111000010000001110100010101100101001001100101010101011100011001100001011110100110011111100100011010111011110001110010101110101011010010100111011011111000010001001000100111011000101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1.36788321167883" calcext:value-type="float">
            <text:p>1.36788321167883</text:p>
          </table:table-cell>
          <table:table-cell office:value-type="float" office:value="1.35620437956204" calcext:value-type="float">
            <text:p>1.35620437956204</text:p>
          </table:table-cell>
          <table:table-cell office:value-type="float" office:value="0.118248175182482" calcext:value-type="float">
            <text:p>0.118248175182482</text:p>
          </table:table-cell>
          <table:table-cell office:value-type="float" office:value="-2.25401459854015" calcext:value-type="float">
            <text:p>-2.25401459854015</text:p>
          </table:table-cell>
          <table:table-cell office:value-type="float" office:value="2.4992700729927" calcext:value-type="float">
            <text:p>2.4992700729927</text:p>
          </table:table-cell>
          <table:table-cell office:value-type="float" office:value="0.118248175182482" calcext:value-type="float">
            <text:p>0.118248175182482</text:p>
          </table:table-cell>
          <table:table-cell office:value-type="string" calcext:value-type="string">
            <text:p>1101011011100100110011011011001000110101000011101010110101110110001101000010001010101011000010011000110110100110111100100110000111010110001001100000101101000001001100011011111000111011101110110001001100110000000111110010001111101110111100011110110011010110101011010101001111011000101000110101100010101001010110110011010110111111101100001101011111100011010111101101001101111010000100011100010001001100010110010011111010010000100101011000000101111001101000010101000110110101001101001011101110100101010011000000100001010100110000111011100101110101100111101100001101111001100001001001010111011111001011000011100100111110100110101011011011101111010011011111000101100111000100111001111001010</text:p>
          </table:table-cell>
          <table:table-cell office:value-type="string" calcext:value-type="string">
            <text:p>0000010011000101100010011110110101111111110110011101101001101110101001001001100100011010001100110100010110001101011101000110110001000010101011111010110000011011101100111011010011000010100001000000101010000001111110000110111011001001100100111101010101100001011001110101000100100101001011011010100000111010110100010110110100000010011001100000001100100101110110110110010010110001011101101100110000000101000111011101001110101100111111011101100111111010001101100001101000110011001010110111011110010111111000010000001110100010101100101001001100101010101011100011001100001011110100110011111100100011010111011110001110010101110101011010010100111011011111000010001001000100111011000101110011111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1.37319884726225" calcext:value-type="float">
            <text:p>1.37319884726225</text:p>
          </table:table-cell>
          <table:table-cell office:value-type="float" office:value="1.36167146974063" calcext:value-type="float">
            <text:p>1.36167146974063</text:p>
          </table:table-cell>
          <table:table-cell office:value-type="float" office:value="0.12536023054755" calcext:value-type="float">
            <text:p>0.12536023054755</text:p>
          </table:table-cell>
          <table:table-cell office:value-type="float" office:value="-2.2478386167147" calcext:value-type="float">
            <text:p>-2.2478386167147</text:p>
          </table:table-cell>
          <table:table-cell office:value-type="float" office:value="2.50576368876081" calcext:value-type="float">
            <text:p>2.50576368876081</text:p>
          </table:table-cell>
          <table:table-cell office:value-type="float" office:value="0.12536023054755" calcext:value-type="float">
            <text:p>0.12536023054755</text:p>
          </table:table-cell>
          <table:table-cell office:value-type="string" calcext:value-type="string">
            <text:p>1101011011100100110011011011001000110101000011101010110101110110001101000010001010101011000010011000110110100110111100100110000111010110001001100000101101000001001100011011111000111011101110110001001100110000000111110010001111101110111100011110110011010110101011010101001111011000101000110101100010101001010110110011010110111111101100001101011111100011010111101101001101111010000100011100010001001100010110010011111010010000100101011000000101111001101000010101000110110101001101001011101110100101010011000000100001010100110000111011100101110101100111101100001101111001100001001001010111011111001011000011100100111110100110101011011011101111010011011111000101100111000100111001111001010111011000</text:p>
          </table:table-cell>
          <table:table-cell office:value-type="string" calcext:value-type="string">
            <text:p>0000010011000101100010011110110101111111110110011101101001101110101001001001100100011010001100110100010110001101011101000110110001000010101011111010110000011011101100111011010011000010100001000000101010000001111110000110111011001001100100111101010101100001011001110101000100100101001011011010100000111010110100010110110100000010011001100000001100100101110110110110010010110001011101101100110000000101000111011101001110101100111111011101100111111010001101100001101000110011001010110111011110010111111000010000001110100010101100101001001100101010101011100011001100001011110100110011111100100011010111011110001110010101110101011010010100111011011111000010001001000100111011000101110011111000011011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1.36699857752489" calcext:value-type="float">
            <text:p>1.36699857752489</text:p>
          </table:table-cell>
          <table:table-cell office:value-type="float" office:value="1.35561877667141" calcext:value-type="float">
            <text:p>1.35561877667141</text:p>
          </table:table-cell>
          <table:table-cell office:value-type="float" office:value="0.108108108108108" calcext:value-type="float">
            <text:p>0.108108108108108</text:p>
          </table:table-cell>
          <table:table-cell office:value-type="float" office:value="-2.26458036984353" calcext:value-type="float">
            <text:p>-2.26458036984353</text:p>
          </table:table-cell>
          <table:table-cell office:value-type="float" office:value="2.50355618776671" calcext:value-type="float">
            <text:p>2.50355618776671</text:p>
          </table:table-cell>
          <table:table-cell office:value-type="float" office:value="0.108108108108108" calcext:value-type="float">
            <text:p>0.108108108108108</text:p>
          </table:table-cell>
          <table:table-cell office:value-type="string" calcext:value-type="string">
            <text:p>1101011011100100110011011011001000110101000011101010110101110110001101000010001010101011000010011000110110100110111100100110000111010110001001100000101101000001001100011011111000111011101110110001001100110000000111110010001111101110111100011110110011010110101011010101001111011000101000110101100010101001010110110011010110111111101100001101011111100011010111101101001101111010000100011100010001001100010110010011111010010000100101011000000101111001101000010101000110110101001101001011101110100101010011000000100001010100110000111011100101110101100111101100001101111001100001001001010111011111001011000011100100111110100110101011011011101111010011011111000101100111000100111001111001010111011000010100111</text:p>
          </table:table-cell>
          <table:table-cell office:value-type="string" calcext:value-type="string">
            <text:p>0000010011000101100010011110110101111111110110011101101001101110101001001001100100011010001100110100010110001101011101000110110001000010101011111010110000011011101100111011010011000010100001000000101010000001111110000110111011001001100100111101010101100001011001110101000100100101001011011010100000111010110100010110110100000010011001100000001100100101110110110110010010110001011101101100110000000101000111011101001110101100111111011101100111111010001101100001101000110011001010110111011110010111111000010000001110100010101100101001001100101010101011100011001100001011110100110011111100100011010111011110001110010101110101011010010100111011011111000010001001000100111011000101110011111000011011011110111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1.37219101123596" calcext:value-type="float">
            <text:p>1.37219101123596</text:p>
          </table:table-cell>
          <table:table-cell office:value-type="float" office:value="1.36095505617978" calcext:value-type="float">
            <text:p>1.36095505617978</text:p>
          </table:table-cell>
          <table:table-cell office:value-type="float" office:value="0.126404494382022" calcext:value-type="float">
            <text:p>0.126404494382022</text:p>
          </table:table-cell>
          <table:table-cell office:value-type="float" office:value="-2.23595505617978" calcext:value-type="float">
            <text:p>-2.23595505617978</text:p>
          </table:table-cell>
          <table:table-cell office:value-type="float" office:value="2.51544943820225" calcext:value-type="float">
            <text:p>2.51544943820225</text:p>
          </table:table-cell>
          <table:table-cell office:value-type="float" office:value="0.126404494382022" calcext:value-type="float">
            <text:p>0.126404494382022</text:p>
          </table:table-cell>
          <table:table-cell office:value-type="string" calcext:value-type="string">
            <text:p>1101011011100100110011011011001000110101000011101010110101110110001101000010001010101011000010011000110110100110111100100110000111010110001001100000101101000001001100011011111000111011101110110001001100110000000111110010001111101110111100011110110011010110101011010101001111011000101000110101100010101001010110110011010110111111101100001101011111100011010111101101001101111010000100011100010001001100010110010011111010010000100101011000000101111001101000010101000110110101001101001011101110100101010011000000100001010100110000111011100101110101100111101100001101111001100001001001010111011111001011000011100100111110100110101011011011101111010011011111000101100111000100111001111001010111011000010100111101011100</text:p>
          </table:table-cell>
          <table:table-cell office:value-type="string" calcext:value-type="string">
            <text:p>0000010011000101100010011110110101111111110110011101101001101110101001001001100100011010001100110100010110001101011101000110110001000010101011111010110000011011101100111011010011000010100001000000101010000001111110000110111011001001100100111101010101100001011001110101000100100101001011011010100000111010110100010110110100000010011001100000001100100101110110110110010010110001011101101100110000000101000111011101001110101100111111011101100111111010001101100001101000110011001010110111011110010111111000010000001110100010101100101001001100101010101011100011001100001011110100110011111100100011010111011110001110010101110101011010010100111011011111000010001001000100111011000101110011111000011011011110111110010001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1.36615811373093" calcext:value-type="float">
            <text:p>1.36615811373093</text:p>
          </table:table-cell>
          <table:table-cell office:value-type="float" office:value="1.35506241331484" calcext:value-type="float">
            <text:p>1.35506241331484</text:p>
          </table:table-cell>
          <table:table-cell office:value-type="float" office:value="0.0970873786407767" calcext:value-type="float">
            <text:p>0.097087378640777</text:p>
          </table:table-cell>
          <table:table-cell office:value-type="float" office:value="-2.25797503467406" calcext:value-type="float">
            <text:p>-2.25797503467406</text:p>
          </table:table-cell>
          <table:table-cell office:value-type="float" office:value="2.49930651872399" calcext:value-type="float">
            <text:p>2.49930651872399</text:p>
          </table:table-cell>
          <table:table-cell office:value-type="float" office:value="0.0970873786407767" calcext:value-type="float">
            <text:p>0.097087378640777</text:p>
          </table:table-cell>
          <table:table-cell office:value-type="string" calcext:value-type="string">
            <text:p>1101011011100100110011011011001000110101000011101010110101110110001101000010001010101011000010011000110110100110111100100110000111010110001001100000101101000001001100011011111000111011101110110001001100110000000111110010001111101110111100011110110011010110101011010101001111011000101000110101100010101001010110110011010110111111101100001101011111100011010111101101001101111010000100011100010001001100010110010011111010010000100101011000000101111001101000010101000110110101001101001011101110100101010011000000100001010100110000111011100101110101100111101100001101111001100001001001010111011111001011000011100100111110100110101011011011101111010011011111000101100111000100111001111001010111011000010100111101011100000111111</text:p>
          </table:table-cell>
          <table:table-cell office:value-type="string" calcext:value-type="string">
            <text:p>0000010011000101100010011110110101111111110110011101101001101110101001001001100100011010001100110100010110001101011101000110110001000010101011111010110000011011101100111011010011000010100001000000101010000001111110000110111011001001100100111101010101100001011001110101000100100101001011011010100000111010110100010110110100000010011001100000001100100101110110110110010010110001011101101100110000000101000111011101001110101100111111011101100111111010001101100001101000110011001010110111011110010111111000010000001110100010101100101001001100101010101011100011001100001011110100110011111100100011010111011110001110010101110101011010010100111011011111000010001001000100111011000101110011111000011011011110111110010001011001100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1.37123287671233" calcext:value-type="float">
            <text:p>1.37123287671233</text:p>
          </table:table-cell>
          <table:table-cell office:value-type="float" office:value="1.36027397260274" calcext:value-type="float">
            <text:p>1.36027397260274</text:p>
          </table:table-cell>
          <table:table-cell office:value-type="float" office:value="0.115068493150685" calcext:value-type="float">
            <text:p>0.115068493150685</text:p>
          </table:table-cell>
          <table:table-cell office:value-type="float" office:value="-2.23561643835616" calcext:value-type="float">
            <text:p>-2.23561643835616</text:p>
          </table:table-cell>
          <table:table-cell office:value-type="float" office:value="2.52328767123288" calcext:value-type="float">
            <text:p>2.52328767123288</text:p>
          </table:table-cell>
          <table:table-cell office:value-type="float" office:value="0.115068493150685" calcext:value-type="float">
            <text:p>0.115068493150685</text:p>
          </table:table-cell>
          <table:table-cell office:value-type="string" calcext:value-type="string">
            <text:p>1101011011100100110011011011001000110101000011101010110101110110001101000010001010101011000010011000110110100110111100100110000111010110001001100000101101000001001100011011111000111011101110110001001100110000000111110010001111101110111100011110110011010110101011010101001111011000101000110101100010101001010110110011010110111111101100001101011111100011010111101101001101111010000100011100010001001100010110010011111010010000100101011000000101111001101000010101000110110101001101001011101110100101010011000000100001010100110000111011100101110101100111101100001101111001100001001001010111011111001011000011100100111110100110101011011011101111010011011111000101100111000100111001111001010111011000010100111101011100000111111010011011</text:p>
          </table:table-cell>
          <table:table-cell office:value-type="string" calcext:value-type="string">
            <text:p>0000010011000101100010011110110101111111110110011101101001101110101001001001100100011010001100110100010110001101011101000110110001000010101011111010110000011011101100111011010011000010100001000000101010000001111110000110111011001001100100111101010101100001011001110101000100100101001011011010100000111010110100010110110100000010011001100000001100100101110110110110010010110001011101101100110000000101000111011101001110101100111111011101100111111010001101100001101000110011001010110111011110010111111000010000001110100010101100101001001100101010101011100011001100001011110100110011111100100011010111011110001110010101110101011010010100111011011111000010001001000100111011000101110011111000011011011110111110010001011001100011001110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1.36535859269283" calcext:value-type="float">
            <text:p>1.36535859269283</text:p>
          </table:table-cell>
          <table:table-cell office:value-type="float" office:value="1.35453315290934" calcext:value-type="float">
            <text:p>1.35453315290934</text:p>
          </table:table-cell>
          <table:table-cell office:value-type="float" office:value="0.110960757780785" calcext:value-type="float">
            <text:p>0.110960757780785</text:p>
          </table:table-cell>
          <table:table-cell office:value-type="float" office:value="-2.25981055480379" calcext:value-type="float">
            <text:p>-2.25981055480379</text:p>
          </table:table-cell>
          <table:table-cell office:value-type="float" office:value="2.51962110960758" calcext:value-type="float">
            <text:p>2.51962110960758</text:p>
          </table:table-cell>
          <table:table-cell office:value-type="float" office:value="0.110960757780785" calcext:value-type="float">
            <text:p>0.110960757780785</text:p>
          </table:table-cell>
          <table:table-cell office:value-type="string" calcext:value-type="string">
            <text:p>1101011011100100110011011011001000110101000011101010110101110110001101000010001010101011000010011000110110100110111100100110000111010110001001100000101101000001001100011011111000111011101110110001001100110000000111110010001111101110111100011110110011010110101011010101001111011000101000110101100010101001010110110011010110111111101100001101011111100011010111101101001101111010000100011100010001001100010110010011111010010000100101011000000101111001101000010101000110110101001101001011101110100101010011000000100001010100110000111011100101110101100111101100001101111001100001001001010111011111001011000011100100111110100110101011011011101111010011011111000101100111000100111001111001010111011000010100111101011100000111111010011011110111001</text:p>
          </table:table-cell>
          <table:table-cell office:value-type="string" calcext:value-type="string">
            <text:p>0000010011000101100010011110110101111111110110011101101001101110101001001001100100011010001100110100010110001101011101000110110001000010101011111010110000011011101100111011010011000010100001000000101010000001111110000110111011001001100100111101010101100001011001110101000100100101001011011010100000111010110100010110110100000010011001100000001100100101110110110110010010110001011101101100110000000101000111011101001110101100111111011101100111111010001101100001101000110011001010110111011110010111111000010000001110100010101100101001001100101010101011100011001100001011110100110011111100100011010111011110001110010101110101011010010100111011011111000010001001000100111011000101110011111000011011011110111110010001011001100011001110000101111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table:number-columns-repeated="2" office:value-type="float" office:value="1.3596256684492" calcext:value-type="float">
            <text:p>1.3596256684492</text:p>
          </table:table-cell>
          <table:table-cell office:value-type="float" office:value="0.0935828877005349" calcext:value-type="float">
            <text:p>0.093582887700535</text:p>
          </table:table-cell>
          <table:table-cell office:value-type="float" office:value="-2.24866310160428" calcext:value-type="float">
            <text:p>-2.24866310160428</text:p>
          </table:table-cell>
          <table:table-cell office:value-type="float" office:value="2.50534759358289" calcext:value-type="float">
            <text:p>2.50534759358289</text:p>
          </table:table-cell>
          <table:table-cell office:value-type="float" office:value="0.0935828877005349" calcext:value-type="float">
            <text:p>0.093582887700535</text:p>
          </table:table-cell>
          <table:table-cell office:value-type="string" calcext:value-type="string">
            <text:p>1101011011100100110011011011001000110101000011101010110101110110001101000010001010101011000010011000110110100110111100100110000111010110001001100000101101000001001100011011111000111011101110110001001100110000000111110010001111101110111100011110110011010110101011010101001111011000101000110101100010101001010110110011010110111111101100001101011111100011010111101101001101111010000100011100010001001100010110010011111010010000100101011000000101111001101000010101000110110101001101001011101110100101010011000000100001010100110000111011100101110101100111101100001101111001100001001001010111011111001011000011100100111110100110101011011011101111010011011111000101100111000100111001111001010111011000010100111101011100000111111010011011110111001001011010</text:p>
          </table:table-cell>
          <table:table-cell office:value-type="string" calcext:value-type="string">
            <text:p>0000010011000101100010011110110101111111110110011101101001101110101001001001100100011010001100110100010110001101011101000110110001000010101011111010110000011011101100111011010011000010100001000000101010000001111110000110111011001001100100111101010101100001011001110101000100100101001011011010100000111010110100010110110100000010011001100000001100100101110110110110010010110001011101101100110000000101000111011101001110101100111111011101100111111010001101100001101000110011001010110111011110010111111000010000001110100010101100101001001100101010101011100011001100001011110100110011111100100011010111011110001110010101110101011010010100111011011111000010001001000100111011000101110011111000011011011110111110010001011001100011001110000101111101100010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1.36459709379128" calcext:value-type="float">
            <text:p>1.36459709379128</text:p>
          </table:table-cell>
          <table:table-cell office:value-type="float" office:value="1.35402906208719" calcext:value-type="float">
            <text:p>1.35402906208719</text:p>
          </table:table-cell>
          <table:table-cell office:value-type="float" office:value="0.100396301188904" calcext:value-type="float">
            <text:p>0.100396301188904</text:p>
          </table:table-cell>
          <table:table-cell office:value-type="float" office:value="-2.26155878467635" calcext:value-type="float">
            <text:p>-2.26155878467635</text:p>
          </table:table-cell>
          <table:table-cell office:value-type="float" office:value="2.51519154557464" calcext:value-type="float">
            <text:p>2.51519154557464</text:p>
          </table:table-cell>
          <table:table-cell office:value-type="float" office:value="0.100396301188904" calcext:value-type="float">
            <text:p>0.100396301188904</text:p>
          </table:table-cell>
          <table:table-cell office:value-type="string" calcext:value-type="string">
            <text:p>1101011011100100110011011011001000110101000011101010110101110110001101000010001010101011000010011000110110100110111100100110000111010110001001100000101101000001001100011011111000111011101110110001001100110000000111110010001111101110111100011110110011010110101011010101001111011000101000110101100010101001010110110011010110111111101100001101011111100011010111101101001101111010000100011100010001001100010110010011111010010000100101011000000101111001101000010101000110110101001101001011101110100101010011000000100001010100110000111011100101110101100111101100001101111001100001001001010111011111001011000011100100111110100110101011011011101111010011011111000101100111000100111001111001010111011000010100111101011100000111111010011011110111001001011010101001111</text:p>
          </table:table-cell>
          <table:table-cell office:value-type="string" calcext:value-type="string">
            <text:p>0000010011000101100010011110110101111111110110011101101001101110101001001001100100011010001100110100010110001101011101000110110001000010101011111010110000011011101100111011010011000010100001000000101010000001111110000110111011001001100100111101010101100001011001110101000100100101001011011010100000111010110100010110110100000010011001100000001100100101110110110110010010110001011101101100110000000101000111011101001110101100111111011101100111111010001101100001101000110011001010110111011110010111111000010000001110100010101100101001001100101010101011100011001100001011110100110011111100100011010111011110001110010101110101011010010100111011011111000010001001000100111011000101110011111000011011011110111110010001011001100011001110000101111101100010100000000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1.35900783289817" calcext:value-type="float">
            <text:p>1.35900783289817</text:p>
          </table:table-cell>
          <table:table-cell office:value-type="float" office:value="1.34856396866841" calcext:value-type="float">
            <text:p>1.34856396866841</text:p>
          </table:table-cell>
          <table:table-cell office:value-type="float" office:value="0.0966057441253261" calcext:value-type="float">
            <text:p>0.096605744125326</text:p>
          </table:table-cell>
          <table:table-cell office:value-type="float" office:value="-2.26109660574412" calcext:value-type="float">
            <text:p>-2.26109660574412</text:p>
          </table:table-cell>
          <table:table-cell office:value-type="float" office:value="2.51174934725849" calcext:value-type="float">
            <text:p>2.51174934725849</text:p>
          </table:table-cell>
          <table:table-cell office:value-type="float" office:value="0.0966057441253261" calcext:value-type="float">
            <text:p>0.096605744125326</text:p>
          </table:table-cell>
          <table:table-cell office:value-type="string" calcext:value-type="string">
            <text:p>1101011011100100110011011011001000110101000011101010110101110110001101000010001010101011000010011000110110100110111100100110000111010110001001100000101101000001001100011011111000111011101110110001001100110000000111110010001111101110111100011110110011010110101011010101001111011000101000110101100010101001010110110011010110111111101100001101011111100011010111101101001101111010000100011100010001001100010110010011111010010000100101011000000101111001101000010101000110110101001101001011101110100101010011000000100001010100110000111011100101110101100111101100001101111001100001001001010111011111001011000011100100111110100110101011011011101111010011011111000101100111000100111001111001010111011000010100111101011100000111111010011011110111001001011010101001111111010101</text:p>
          </table:table-cell>
          <table:table-cell office:value-type="string" calcext:value-type="string">
            <text:p>0000010011000101100010011110110101111111110110011101101001101110101001001001100100011010001100110100010110001101011101000110110001000010101011111010110000011011101100111011010011000010100001000000101010000001111110000110111011001001100100111101010101100001011001110101000100100101001011011010100000111010110100010110110100000010011001100000001100100101110110110110010010110001011101101100110000000101000111011101001110101100111111011101100111111010001101100001101000110011001010110111011110010111111000010000001110100010101100101001001100101010101011100011001100001011110100110011111100100011010111011110001110010101110101011010010100111011011111000010001001000100111011000101110011111000011011011110111110010001011001100011001110000101111101100010100000000000110100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1.36387096774194" calcext:value-type="float">
            <text:p>1.36387096774194</text:p>
          </table:table-cell>
          <table:table-cell office:value-type="float" office:value="1.35354838709677" calcext:value-type="float">
            <text:p>1.35354838709677</text:p>
          </table:table-cell>
          <table:table-cell office:value-type="float" office:value="0.0903225806451613" calcext:value-type="float">
            <text:p>0.090322580645161</text:p>
          </table:table-cell>
          <table:table-cell office:value-type="float" office:value="-2.24" calcext:value-type="float">
            <text:p>-2.24</text:p>
          </table:table-cell>
          <table:table-cell office:value-type="float" office:value="2.51096774193548" calcext:value-type="float">
            <text:p>2.51096774193548</text:p>
          </table:table-cell>
          <table:table-cell office:value-type="float" office:value="0.0903225806451613" calcext:value-type="float">
            <text:p>0.090322580645161</text:p>
          </table:table-cell>
          <table:table-cell office:value-type="string" calcext:value-type="string">
            <text:p>1101011011100100110011011011001000110101000011101010110101110110001101000010001010101011000010011000110110100110111100100110000111010110001001100000101101000001001100011011111000111011101110110001001100110000000111110010001111101110111100011110110011010110101011010101001111011000101000110101100010101001010110110011010110111111101100001101011111100011010111101101001101111010000100011100010001001100010110010011111010010000100101011000000101111001101000010101000110110101001101001011101110100101010011000000100001010100110000111011100101110101100111101100001101111001100001001001010111011111001011000011100100111110100110101011011011101111010011011111000101100111000100111001111001010111011000010100111101011100000111111010011011110111001001011010101001111111010101011110101</text:p>
          </table:table-cell>
          <table:table-cell office:value-type="string" calcext:value-type="string">
            <text:p>0000010011000101100010011110110101111111110110011101101001101110101001001001100100011010001100110100010110001101011101000110110001000010101011111010110000011011101100111011010011000010100001000000101010000001111110000110111011001001100100111101010101100001011001110101000100100101001011011010100000111010110100010110110100000010011001100000001100100101110110110110010010110001011101101100110000000101000111011101001110101100111111011101100111111010001101100001101000110011001010110111011110010111111000010000001110100010101100101001001100101010101011100011001100001011110100110011111100100011010111011110001110010101110101011010010100111011011111000010001001000100111011000101110011111000011011011110111110010001011001100011001110000101111101100010100000000000110100000110100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1.35841836734694" calcext:value-type="float">
            <text:p>1.35841836734694</text:p>
          </table:table-cell>
          <table:table-cell office:value-type="float" office:value="1.34821428571429" calcext:value-type="float">
            <text:p>1.34821428571429</text:p>
          </table:table-cell>
          <table:table-cell office:value-type="float" office:value="0.0752551020408165" calcext:value-type="float">
            <text:p>0.075255102040817</text:p>
          </table:table-cell>
          <table:table-cell office:value-type="float" office:value="-2.26275510204082" calcext:value-type="float">
            <text:p>-2.26275510204082</text:p>
          </table:table-cell>
          <table:table-cell office:value-type="float" office:value="2.53061224489796" calcext:value-type="float">
            <text:p>2.53061224489796</text:p>
          </table:table-cell>
          <table:table-cell office:value-type="float" office:value="0.0752551020408165" calcext:value-type="float">
            <text:p>0.075255102040817</text:p>
          </table:table-cell>
          <table:table-cell office:value-type="string" calcext:value-type="string">
            <text:p>1101011011100100110011011011001000110101000011101010110101110110001101000010001010101011000010011000110110100110111100100110000111010110001001100000101101000001001100011011111000111011101110110001001100110000000111110010001111101110111100011110110011010110101011010101001111011000101000110101100010101001010110110011010110111111101100001101011111100011010111101101001101111010000100011100010001001100010110010011111010010000100101011000000101111001101000010101000110110101001101001011101110100101010011000000100001010100110000111011100101110101100111101100001101111001100001001001010111011111001011000011100100111110100110101011011011101111010011011111000101100111000100111001111001010111011000010100111101011100000111111010011011110111001001011010101001111111010101011110101101111010</text:p>
          </table:table-cell>
          <table:table-cell office:value-type="string" calcext:value-type="string">
            <text:p>0000010011000101100010011110110101111111110110011101101001101110101001001001100100011010001100110100010110001101011101000110110001000010101011111010110000011011101100111011010011000010100001000000101010000001111110000110111011001001100100111101010101100001011001110101000100100101001011011010100000111010110100010110110100000010011001100000001100100101110110110110010010110001011101101100110000000101000111011101001110101100111111011101100111111010001101100001101000110011001010110111011110010111111000010000001110100010101100101001001100101010101011100011001100001011110100110011111100100011010111011110001110010101110101011010010100111011011111000010001001000100111011000101110011111000011011011110111110010001011001100011001110000101111101100010100000000000110100000110100010000010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1.36317780580076" calcext:value-type="float">
            <text:p>1.36317780580076</text:p>
          </table:table-cell>
          <table:table-cell office:value-type="float" office:value="1.3530895334174" calcext:value-type="float">
            <text:p>1.3530895334174</text:p>
          </table:table-cell>
          <table:table-cell office:value-type="float" office:value="0.0920554854981082" calcext:value-type="float">
            <text:p>0.092055485498108</text:p>
          </table:table-cell>
          <table:table-cell office:value-type="float" office:value="-2.2421185372005" calcext:value-type="float">
            <text:p>-2.2421185372005</text:p>
          </table:table-cell>
          <table:table-cell office:value-type="float" office:value="2.51828499369483" calcext:value-type="float">
            <text:p>2.51828499369483</text:p>
          </table:table-cell>
          <table:table-cell office:value-type="float" office:value="0.0920554854981082" calcext:value-type="float">
            <text:p>0.092055485498108</text:p>
          </table:table-cell>
          <table:table-cell office:value-type="string" calcext:value-type="string">
            <text:p>1101011011100100110011011011001000110101000011101010110101110110001101000010001010101011000010011000110110100110111100100110000111010110001001100000101101000001001100011011111000111011101110110001001100110000000111110010001111101110111100011110110011010110101011010101001111011000101000110101100010101001010110110011010110111111101100001101011111100011010111101101001101111010000100011100010001001100010110010011111010010000100101011000000101111001101000010101000110110101001101001011101110100101010011000000100001010100110000111011100101110101100111101100001101111001100001001001010111011111001011000011100100111110100110101011011011101111010011011111000101100111000100111001111001010111011000010100111101011100000111111010011011110111001001011010101001111111010101011110101101111010100111011</text:p>
          </table:table-cell>
          <table:table-cell office:value-type="string" calcext:value-type="string">
            <text:p>0000010011000101100010011110110101111111110110011101101001101110101001001001100100011010001100110100010110001101011101000110110001000010101011111010110000011011101100111011010011000010100001000000101010000001111110000110111011001001100100111101010101100001011001110101000100100101001011011010100000111010110100010110110100000010011001100000001100100101110110110110010010110001011101101100110000000101000111011101001110101100111111011101100111111010001101100001101000110011001010110111011110010111111000010000001110100010101100101001001100101010101011100011001100001011110100110011111100100011010111011110001110010101110101011010010100111011011111000010001001000100111011000101110011111000011011011110111110010001011001100011001110000101111101100010100000000000110100000110100010000010101001000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table:number-columns-repeated="2" office:value-type="float" office:value="1.35785536159601" calcext:value-type="float">
            <text:p>1.35785536159601</text:p>
          </table:table-cell>
          <table:table-cell office:value-type="float" office:value="0.0985037406483791" calcext:value-type="float">
            <text:p>0.098503740648379</text:p>
          </table:table-cell>
          <table:table-cell office:value-type="float" office:value="-2.25436408977556" calcext:value-type="float">
            <text:p>-2.25436408977556</text:p>
          </table:table-cell>
          <table:table-cell office:value-type="float" office:value="2.49376558603491" calcext:value-type="float">
            <text:p>2.49376558603491</text:p>
          </table:table-cell>
          <table:table-cell office:value-type="float" office:value="0.0985037406483791" calcext:value-type="float">
            <text:p>0.098503740648379</text:p>
          </table:table-cell>
          <table:table-cell office:value-type="string" calcext:value-type="string">
            <text:p>1101011011100100110011011011001000110101000011101010110101110110001101000010001010101011000010011000110110100110111100100110000111010110001001100000101101000001001100011011111000111011101110110001001100110000000111110010001111101110111100011110110011010110101011010101001111011000101000110101100010101001010110110011010110111111101100001101011111100011010111101101001101111010000100011100010001001100010110010011111010010000100101011000000101111001101000010101000110110101001101001011101110100101010011000000100001010100110000111011100101110101100111101100001101111001100001001001010111011111001011000011100100111110100110101011011011101111010011011111000101100111000100111001111001010111011000010100111101011100000111111010011011110111001001011010101001111111010101011110101101111010100111011011101100</text:p>
          </table:table-cell>
          <table:table-cell office:value-type="string" calcext:value-type="string">
            <text:p>0000010011000101100010011110110101111111110110011101101001101110101001001001100100011010001100110100010110001101011101000110110001000010101011111010110000011011101100111011010011000010100001000000101010000001111110000110111011001001100100111101010101100001011001110101000100100101001011011010100000111010110100010110110100000010011001100000001100100101110110110110010010110001011101101100110000000101000111011101001110101100111111011101100111111010001101100001101000110011001010110111011110010111111000010000001110100010101100101001001100101010101011100011001100001011110100110011111100100011010111011110001110010101110101011010010100111011011111000010001001000100111011000101110011111000011011011110111110010001011001100011001110000101111101100010100000000000110100000110100010000010101001000000010000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table:number-columns-repeated="2" office:value-type="float" office:value="1.35265104808878" calcext:value-type="float">
            <text:p>1.35265104808878</text:p>
          </table:table-cell>
          <table:table-cell office:value-type="float" office:value="0.0949445129469791" calcext:value-type="float">
            <text:p>0.094944512946979</text:p>
          </table:table-cell>
          <table:table-cell office:value-type="float" office:value="-2.25400739827374" calcext:value-type="float">
            <text:p>-2.25400739827374</text:p>
          </table:table-cell>
          <table:table-cell office:value-type="float" office:value="2.50184956843403" calcext:value-type="float">
            <text:p>2.50184956843403</text:p>
          </table:table-cell>
          <table:table-cell office:value-type="float" office:value="0.0949445129469791" calcext:value-type="float">
            <text:p>0.094944512946979</text:p>
          </table:table-cell>
          <table:table-cell office:value-type="string" calcext:value-type="string">
            <text:p>1101011011100100110011011011001000110101000011101010110101110110001101000010001010101011000010011000110110100110111100100110000111010110001001100000101101000001001100011011111000111011101110110001001100110000000111110010001111101110111100011110110011010110101011010101001111011000101000110101100010101001010110110011010110111111101100001101011111100011010111101101001101111010000100011100010001001100010110010011111010010000100101011000000101111001101000010101000110110101001101001011101110100101010011000000100001010100110000111011100101110101100111101100001101111001100001001001010111011111001011000011100100111110100110101011011011101111010011011111000101100111000100111001111001010111011000010100111101011100000111111010011011110111001001011010101001111111010101011110101101111010100111011011101100001010011</text:p>
          </table:table-cell>
          <table:table-cell office:value-type="string" calcext:value-type="string">
            <text:p>0000010011000101100010011110110101111111110110011101101001101110101001001001100100011010001100110100010110001101011101000110110001000010101011111010110000011011101100111011010011000010100001000000101010000001111110000110111011001001100100111101010101100001011001110101000100100101001011011010100000111010110100010110110100000010011001100000001100100101110110110110010010110001011101101100110000000101000111011101001110101100111111011101100111111010001101100001101000110011001010110111011110010111111000010000001110100010101100101001001100101010101011100011001100001011110100110011111100100011010111011110001110010101110101011010010100111011011111000010001001000100111011000101110011111000011011011110111110010001011001100011001110000101111101100010100000000000110100000110100010000010101001000000010000010000111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table:number-columns-repeated="2" office:value-type="float" office:value="1.35731707317073" calcext:value-type="float">
            <text:p>1.35731707317073</text:p>
          </table:table-cell>
          <table:table-cell office:value-type="float" office:value="0.1" calcext:value-type="float">
            <text:p>0.1</text:p>
          </table:table-cell>
          <table:table-cell office:value-type="float" office:value="-2.25609756097561" calcext:value-type="float">
            <text:p>-2.25609756097561</text:p>
          </table:table-cell>
          <table:table-cell office:value-type="float" office:value="2.49024390243902" calcext:value-type="float">
            <text:p>2.49024390243902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1101011011100100110011011011001000110101000011101010110101110110001101000010001010101011000010011000110110100110111100100110000111010110001001100000101101000001001100011011111000111011101110110001001100110000000111110010001111101110111100011110110011010110101011010101001111011000101000110101100010101001010110110011010110111111101100001101011111100011010111101101001101111010000100011100010001001100010110010011111010010000100101011000000101111001101000010101000110110101001101001011101110100101010011000000100001010100110000111011100101110101100111101100001101111001100001001001010111011111001011000011100100111110100110101011011011101111010011011111000101100111000100111001111001010111011000010100111101011100000111111010011011110111001001011010101001111111010101011110101101111010100111011011101100001010011111000001</text:p>
          </table:table-cell>
          <table:table-cell office:value-type="string" calcext:value-type="string">
            <text:p>0000010011000101100010011110110101111111110110011101101001101110101001001001100100011010001100110100010110001101011101000110110001000010101011111010110000011011101100111011010011000010100001000000101010000001111110000110111011001001100100111101010101100001011001110101000100100101001011011010100000111010110100010110110100000010011001100000001100100101110110110110010010110001011101101100110000000101000111011101001110101100111111011101100111111010001101100001101000110011001010110111011110010111111000010000001110100010101100101001001100101010101011100011001100001011110100110011111100100011010111011110001110010101110101011010010100111011011111000010001001000100111011000101110011111000011011011110111110010001011001100011001110000101111101100010100000000000110100000110100010000010101001000000010000010000111101000101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1.36188178528347" calcext:value-type="float">
            <text:p>1.36188178528347</text:p>
          </table:table-cell>
          <table:table-cell office:value-type="float" office:value="1.35223160434258" calcext:value-type="float">
            <text:p>1.35223160434258</text:p>
          </table:table-cell>
          <table:table-cell office:value-type="float" office:value="0.106151990349819" calcext:value-type="float">
            <text:p>0.106151990349819</text:p>
          </table:table-cell>
          <table:table-cell office:value-type="float" office:value="-2.24607961399276" calcext:value-type="float">
            <text:p>-2.24607961399276</text:p>
          </table:table-cell>
          <table:table-cell office:value-type="float" office:value="2.48854041013269" calcext:value-type="float">
            <text:p>2.48854041013269</text:p>
          </table:table-cell>
          <table:table-cell office:value-type="float" office:value="0.106151990349819" calcext:value-type="float">
            <text:p>0.106151990349819</text:p>
          </table:table-cell>
          <table:table-cell office:value-type="string" calcext:value-type="string">
            <text:p>1101011011100100110011011011001000110101000011101010110101110110001101000010001010101011000010011000110110100110111100100110000111010110001001100000101101000001001100011011111000111011101110110001001100110000000111110010001111101110111100011110110011010110101011010101001111011000101000110101100010101001010110110011010110111111101100001101011111100011010111101101001101111010000100011100010001001100010110010011111010010000100101011000000101111001101000010101000110110101001101001011101110100101010011000000100001010100110000111011100101110101100111101100001101111001100001001001010111011111001011000011100100111110100110101011011011101111010011011111000101100111000100111001111001010111011000010100111101011100000111111010011011110111001001011010101001111111010101011110101101111010100111011011101100001010011111000001001101111</text:p>
          </table:table-cell>
          <table:table-cell office:value-type="string" calcext:value-type="string">
            <text:p>0000010011000101100010011110110101111111110110011101101001101110101001001001100100011010001100110100010110001101011101000110110001000010101011111010110000011011101100111011010011000010100001000000101010000001111110000110111011001001100100111101010101100001011001110101000100100101001011011010100000111010110100010110110100000010011001100000001100100101110110110110010010110001011101101100110000000101000111011101001110101100111111011101100111111010001101100001101000110011001010110111011110010111111000010000001110100010101100101001001100101010101011100011001100001011110100110011111100100011010111011110001110010101110101011010010100111011011111000010001001000100111011000101110011111000011011011110111110010001011001100011001110000101111101100010100000000000110100000110100010000010101001000000010000010000111101000101110010000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table:number-columns-repeated="2" office:value-type="float" office:value="1.35680190930788" calcext:value-type="float">
            <text:p>1.35680190930788</text:p>
          </table:table-cell>
          <table:table-cell office:value-type="float" office:value="0.0906921241050118" calcext:value-type="float">
            <text:p>0.090692124105012</text:p>
          </table:table-cell>
          <table:table-cell office:value-type="float" office:value="-2.236276849642" calcext:value-type="float">
            <text:p>-2.236276849642</text:p>
          </table:table-cell>
          <table:table-cell office:value-type="float" office:value="2.48687350835322" calcext:value-type="float">
            <text:p>2.48687350835322</text:p>
          </table:table-cell>
          <table:table-cell office:value-type="float" office:value="0.0906921241050118" calcext:value-type="float">
            <text:p>0.090692124105012</text:p>
          </table:table-cell>
          <table:table-cell office:value-type="string" calcext:value-type="string">
            <text:p>1101011011100100110011011011001000110101000011101010110101110110001101000010001010101011000010011000110110100110111100100110000111010110001001100000101101000001001100011011111000111011101110110001001100110000000111110010001111101110111100011110110011010110101011010101001111011000101000110101100010101001010110110011010110111111101100001101011111100011010111101101001101111010000100011100010001001100010110010011111010010000100101011000000101111001101000010101000110110101001101001011101110100101010011000000100001010100110000111011100101110101100111101100001101111001100001001001010111011111001011000011100100111110100110101011011011101111010011011111000101100111000100111001111001010111011000010100111101011100000111111010011011110111001001011010101001111111010101011110101101111010100111011011101100001010011111000001001101111111100010</text:p>
          </table:table-cell>
          <table:table-cell office:value-type="string" calcext:value-type="string">
            <text:p>0000010011000101100010011110110101111111110110011101101001101110101001001001100100011010001100110100010110001101011101000110110001000010101011111010110000011011101100111011010011000010100001000000101010000001111110000110111011001001100100111101010101100001011001110101000100100101001011011010100000111010110100010110110100000010011001100000001100100101110110110110010010110001011101101100110000000101000111011101001110101100111111011101100111111010001101100001101000110011001010110111011110010111111000010000001110100010101100101001001100101010101011100011001100001011110100110011111100100011010111011110001110010101110101011010010100111011011111000010001001000100111011000101110011111000011011011110111110010001011001100011001110000101111101100010100000000000110100000110100010000010101001000000010000010000111101000101110010000111000011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table:number-columns-repeated="2" office:value-type="float" office:value="1.35182998819362" calcext:value-type="float">
            <text:p>1.35182998819362</text:p>
          </table:table-cell>
          <table:table-cell office:value-type="float" office:value="0.0873671782762693" calcext:value-type="float">
            <text:p>0.087367178276269</text:p>
          </table:table-cell>
          <table:table-cell office:value-type="float" office:value="-2.25737898465171" calcext:value-type="float">
            <text:p>-2.25737898465171</text:p>
          </table:table-cell>
          <table:table-cell office:value-type="float" office:value="2.5159386068477" calcext:value-type="float">
            <text:p>2.5159386068477</text:p>
          </table:table-cell>
          <table:table-cell office:value-type="float" office:value="0.0873671782762693" calcext:value-type="float">
            <text:p>0.087367178276269</text:p>
          </table:table-cell>
          <table:table-cell office:value-type="string" calcext:value-type="string">
            <text:p>1101011011100100110011011011001000110101000011101010110101110110001101000010001010101011000010011000110110100110111100100110000111010110001001100000101101000001001100011011111000111011101110110001001100110000000111110010001111101110111100011110110011010110101011010101001111011000101000110101100010101001010110110011010110111111101100001101011111100011010111101101001101111010000100011100010001001100010110010011111010010000100101011000000101111001101000010101000110110101001101001011101110100101010011000000100001010100110000111011100101110101100111101100001101111001100001001001010111011111001011000011100100111110100110101011011011101111010011011111000101100111000100111001111001010111011000010100111101011100000111111010011011110111001001011010101001111111010101011110101101111010100111011011101100001010011111000001001101111111100010101010001</text:p>
          </table:table-cell>
          <table:table-cell office:value-type="string" calcext:value-type="string">
            <text:p>0000010011000101100010011110110101111111110110011101101001101110101001001001100100011010001100110100010110001101011101000110110001000010101011111010110000011011101100111011010011000010100001000000101010000001111110000110111011001001100100111101010101100001011001110101000100100101001011011010100000111010110100010110110100000010011001100000001100100101110110110110010010110001011101101100110000000101000111011101001110101100111111011101100111111010001101100001101000110011001010110111011110010111111000010000001110100010101100101001001100101010101011100011001100001011110100110011111100100011010111011110001110010101110101011010010100111011011111000010001001000100111011000101110011111000011011011110111110010001011001100011001110000101111101100010100000000000110100000110100010000010101001000000010000010000111101000101110010000111000011100001000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table:number-columns-repeated="2" office:value-type="float" office:value="1.35630841121495" calcext:value-type="float">
            <text:p>1.35630841121495</text:p>
          </table:table-cell>
          <table:table-cell office:value-type="float" office:value="0.113317757009346" calcext:value-type="float">
            <text:p>0.113317757009346</text:p>
          </table:table-cell>
          <table:table-cell office:value-type="float" office:value="-2.23831775700935" calcext:value-type="float">
            <text:p>-2.23831775700935</text:p>
          </table:table-cell>
          <table:table-cell office:value-type="float" office:value="2.53621495327103" calcext:value-type="float">
            <text:p>2.53621495327103</text:p>
          </table:table-cell>
          <table:table-cell office:value-type="float" office:value="0.113317757009346" calcext:value-type="float">
            <text:p>0.113317757009346</text:p>
          </table:table-cell>
          <table:table-cell office:value-type="string" calcext:value-type="string">
            <text:p>1101011011100100110011011011001000110101000011101010110101110110001101000010001010101011000010011000110110100110111100100110000111010110001001100000101101000001001100011011111000111011101110110001001100110000000111110010001111101110111100011110110011010110101011010101001111011000101000110101100010101001010110110011010110111111101100001101011111100011010111101101001101111010000100011100010001001100010110010011111010010000100101011000000101111001101000010101000110110101001101001011101110100101010011000000100001010100110000111011100101110101100111101100001101111001100001001001010111011111001011000011100100111110100110101011011011101111010011011111000101100111000100111001111001010111011000010100111101011100000111111010011011110111001001011010101001111111010101011110101101111010100111011011101100001010011111000001001101111111100010101010001110010110</text:p>
          </table:table-cell>
          <table:table-cell office:value-type="string" calcext:value-type="string">
            <text:p>0000010011000101100010011110110101111111110110011101101001101110101001001001100100011010001100110100010110001101011101000110110001000010101011111010110000011011101100111011010011000010100001000000101010000001111110000110111011001001100100111101010101100001011001110101000100100101001011011010100000111010110100010110110100000010011001100000001100100101110110110110010010110001011101101100110000000101000111011101001110101100111111011101100111111010001101100001101000110011001010110111011110010111111000010000001110100010101100101001001100101010101011100011001100001011110100110011111100100011010111011110001110010101110101011010010100111011011111000010001001000100111011000101110011111000011011011110111110010001011001100011001110000101111101100010100000000000110100000110100010000010101001000000010000010000111101000101110010000111000011100001000100101011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table:number-columns-repeated="2" office:value-type="float" office:value="1.3514450867052" calcext:value-type="float">
            <text:p>1.3514450867052</text:p>
          </table:table-cell>
          <table:table-cell office:value-type="float" office:value="0.078612716763006" calcext:value-type="float">
            <text:p>0.078612716763006</text:p>
          </table:table-cell>
          <table:table-cell office:value-type="float" office:value="-2.25895953757225" calcext:value-type="float">
            <text:p>-2.25895953757225</text:p>
          </table:table-cell>
          <table:table-cell office:value-type="float" office:value="2.53294797687861" calcext:value-type="float">
            <text:p>2.53294797687861</text:p>
          </table:table-cell>
          <table:table-cell office:value-type="float" office:value="0.078612716763006" calcext:value-type="float">
            <text:p>0.078612716763006</text:p>
          </table:table-cell>
          <table:table-cell office:value-type="string" calcext:value-type="string">
            <text:p>1101011011100100110011011011001000110101000011101010110101110110001101000010001010101011000010011000110110100110111100100110000111010110001001100000101101000001001100011011111000111011101110110001001100110000000111110010001111101110111100011110110011010110101011010101001111011000101000110101100010101001010110110011010110111111101100001101011111100011010111101101001101111010000100011100010001001100010110010011111010010000100101011000000101111001101000010101000110110101001101001011101110100101010011000000100001010100110000111011100101110101100111101100001101111001100001001001010111011111001011000011100100111110100110101011011011101111010011011111000101100111000100111001111001010111011000010100111101011100000111111010011011110111001001011010101001111111010101011110101101111010100111011011101100001010011111000001001101111111100010101010001110010110111101001</text:p>
          </table:table-cell>
          <table:table-cell office:value-type="string" calcext:value-type="string">
            <text:p>0000010011000101100010011110110101111111110110011101101001101110101001001001100100011010001100110100010110001101011101000110110001000010101011111010110000011011101100111011010011000010100001000000101010000001111110000110111011001001100100111101010101100001011001110101000100100101001011011010100000111010110100010110110100000010011001100000001100100101110110110110010010110001011101101100110000000101000111011101001110101100111111011101100111111010001101100001101000110011001010110111011110010111111000010000001110100010101100101001001100101010101011100011001100001011110100110011111100100011010111011110001110010101110101011010010100111011011111000010001001000100111011000101110011111000011011011110111110010001011001100011001110000101111101100010100000000000110100000110100010000010101001000000010000010000111101000101110010000111000011100001000100101011010011111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1.3466819221968" calcext:value-type="float">
            <text:p>1.3466819221968</text:p>
          </table:table-cell>
          <table:table-cell office:value-type="float" office:value="1.3558352402746" calcext:value-type="float">
            <text:p>1.3558352402746</text:p>
          </table:table-cell>
          <table:table-cell office:value-type="float" office:value="0.0846681922196795" calcext:value-type="float">
            <text:p>0.08466819221968</text:p>
          </table:table-cell>
          <table:table-cell office:value-type="float" office:value="-2.24942791762014" calcext:value-type="float">
            <text:p>-2.24942791762014</text:p>
          </table:table-cell>
          <table:table-cell office:value-type="float" office:value="2.53089244851259" calcext:value-type="float">
            <text:p>2.53089244851259</text:p>
          </table:table-cell>
          <table:table-cell office:value-type="float" office:value="0.0846681922196795" calcext:value-type="float">
            <text:p>0.08466819221968</text:p>
          </table:table-cell>
          <table:table-cell office:value-type="string" calcext:value-type="string">
            <text:p>1101011011100100110011011011001000110101000011101010110101110110001101000010001010101011000010011000110110100110111100100110000111010110001001100000101101000001001100011011111000111011101110110001001100110000000111110010001111101110111100011110110011010110101011010101001111011000101000110101100010101001010110110011010110111111101100001101011111100011010111101101001101111010000100011100010001001100010110010011111010010000100101011000000101111001101000010101000110110101001101001011101110100101010011000000100001010100110000111011100101110101100111101100001101111001100001001001010111011111001011000011100100111110100110101011011011101111010011011111000101100111000100111001111001010111011000010100111101011100000111111010011011110111001001011010101001111111010101011110101101111010100111011011101100001010011111000001001101111111100010101010001110010110111101001111100011</text:p>
          </table:table-cell>
          <table:table-cell office:value-type="string" calcext:value-type="string">
            <text:p>0000010011000101100010011110110101111111110110011101101001101110101001001001100100011010001100110100010110001101011101000110110001000010101011111010110000011011101100111011010011000010100001000000101010000001111110000110111011001001100100111101010101100001011001110101000100100101001011011010100000111010110100010110110100000010011001100000001100100101110110110110010010110001011101101100110000000101000111011101001110101100111111011101100111111010001101100001101000110011001010110111011110010111111000010000001110100010101100101001001100101010101011100011001100001011110100110011111100100011010111011110001110010101110101011010010100111011011111000010001001000100111011000101110011111000011011011110111110010001011001100011001110000101111101100010100000000000110100000110100010000010101001000000010000010000111101000101110010000111000011100001000100101011010011111001100101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table:number-columns-repeated="2" office:value-type="float" office:value="1.35107587768969" calcext:value-type="float">
            <text:p>1.35107587768969</text:p>
          </table:table-cell>
          <table:table-cell office:value-type="float" office:value="0.0600226500566254" calcext:value-type="float">
            <text:p>0.060022650056625</text:p>
          </table:table-cell>
          <table:table-cell office:value-type="float" office:value="-2.26047565118913" calcext:value-type="float">
            <text:p>-2.26047565118913</text:p>
          </table:table-cell>
          <table:table-cell office:value-type="float" office:value="2.53907134767837" calcext:value-type="float">
            <text:p>2.53907134767837</text:p>
          </table:table-cell>
          <table:table-cell office:value-type="float" office:value="0.0600226500566254" calcext:value-type="float">
            <text:p>0.060022650056625</text:p>
          </table:table-cell>
          <table:table-cell office:value-type="string" calcext:value-type="string">
            <text:p>1101011011100100110011011011001000110101000011101010110101110110001101000010001010101011000010011000110110100110111100100110000111010110001001100000101101000001001100011011111000111011101110110001001100110000000111110010001111101110111100011110110011010110101011010101001111011000101000110101100010101001010110110011010110111111101100001101011111100011010111101101001101111010000100011100010001001100010110010011111010010000100101011000000101111001101000010101000110110101001101001011101110100101010011000000100001010100110000111011100101110101100111101100001101111001100001001001010111011111001011000011100100111110100110101011011011101111010011011111000101100111000100111001111001010111011000010100111101011100000111111010011011110111001001011010101001111111010101011110101101111010100111011011101100001010011111000001001101111111100010101010001110010110111101001111100011110010000</text:p>
          </table:table-cell>
          <table:table-cell office:value-type="string" calcext:value-type="string">
            <text:p>0000010011000101100010011110110101111111110110011101101001101110101001001001100100011010001100110100010110001101011101000110110001000010101011111010110000011011101100111011010011000010100001000000101010000001111110000110111011001001100100111101010101100001011001110101000100100101001011011010100000111010110100010110110100000010011001100000001100100101110110110110010010110001011101101100110000000101000111011101001110101100111111011101100111111010001101100001101000110011001010110111011110010111111000010000001110100010101100101001001100101010101011100011001100001011110100110011111100100011010111011110001110010101110101011010010100111011011111000010001001000100111011000101110011111000011011011110111110010001011001100011001110000101111101100010100000000000110100000110100010000010101001000000010000010000111101000101110010000111000011100001000100101011010011111001100101010001100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table:number-columns-repeated="2" office:value-type="float" office:value="1.34641255605381" calcext:value-type="float">
            <text:p>1.34641255605381</text:p>
          </table:table-cell>
          <table:table-cell office:value-type="float" office:value="0.0773542600896859" calcext:value-type="float">
            <text:p>0.077354260089686</text:p>
          </table:table-cell>
          <table:table-cell office:value-type="float" office:value="-2.26008968609865" calcext:value-type="float">
            <text:p>-2.26008968609865</text:p>
          </table:table-cell>
          <table:table-cell office:value-type="float" office:value="2.53587443946188" calcext:value-type="float">
            <text:p>2.53587443946188</text:p>
          </table:table-cell>
          <table:table-cell office:value-type="float" office:value="0.0773542600896859" calcext:value-type="float">
            <text:p>0.077354260089686</text:p>
          </table:table-cell>
          <table:table-cell office:value-type="string" calcext:value-type="string">
            <text:p>1101011011100100110011011011001000110101000011101010110101110110001101000010001010101011000010011000110110100110111100100110000111010110001001100000101101000001001100011011111000111011101110110001001100110000000111110010001111101110111100011110110011010110101011010101001111011000101000110101100010101001010110110011010110111111101100001101011111100011010111101101001101111010000100011100010001001100010110010011111010010000100101011000000101111001101000010101000110110101001101001011101110100101010011000000100001010100110000111011100101110101100111101100001101111001100001001001010111011111001011000011100100111110100110101011011011101111010011011111000101100111000100111001111001010111011000010100111101011100000111111010011011110111001001011010101001111111010101011110101101111010100111011011101100001010011111000001001101111111100010101010001110010110111101001111100011110010000001110111</text:p>
          </table:table-cell>
          <table:table-cell office:value-type="string" calcext:value-type="string">
            <text:p>0000010011000101100010011110110101111111110110011101101001101110101001001001100100011010001100110100010110001101011101000110110001000010101011111010110000011011101100111011010011000010100001000000101010000001111110000110111011001001100100111101010101100001011001110101000100100101001011011010100000111010110100010110110100000010011001100000001100100101110110110110010010110001011101101100110000000101000111011101001110101100111111011101100111111010001101100001101000110011001010110111011110010111111000010000001110100010101100101001001100101010101011100011001100001011110100110011111100100011010111011110001110010101110101011010010100111011011111000010001001000100111011000101110011111000011011011110111110010001011001100011001110000101111101100010100000000000110100000110100010000010101001000000010000010000111101000101110010000111000011100001000100101011010011111001100101010001100010001010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table:number-columns-repeated="2" office:value-type="float" office:value="1.35072142064373" calcext:value-type="float">
            <text:p>1.35072142064373</text:p>
          </table:table-cell>
          <table:table-cell office:value-type="float" office:value="0.0721420643729189" calcext:value-type="float">
            <text:p>0.072142064372919</text:p>
          </table:table-cell>
          <table:table-cell office:value-type="float" office:value="-2.24195338512764" calcext:value-type="float">
            <text:p>-2.24195338512764</text:p>
          </table:table-cell>
          <table:table-cell office:value-type="float" office:value="2.53496115427303" calcext:value-type="float">
            <text:p>2.53496115427303</text:p>
          </table:table-cell>
          <table:table-cell office:value-type="float" office:value="0.0721420643729189" calcext:value-type="float">
            <text:p>0.072142064372919</text:p>
          </table:table-cell>
          <table:table-cell office:value-type="string" calcext:value-type="string">
            <text:p>1101011011100100110011011011001000110101000011101010110101110110001101000010001010101011000010011000110110100110111100100110000111010110001001100000101101000001001100011011111000111011101110110001001100110000000111110010001111101110111100011110110011010110101011010101001111011000101000110101100010101001010110110011010110111111101100001101011111100011010111101101001101111010000100011100010001001100010110010011111010010000100101011000000101111001101000010101000110110101001101001011101110100101010011000000100001010100110000111011100101110101100111101100001101111001100001001001010111011111001011000011100100111110100110101011011011101111010011011111000101100111000100111001111001010111011000010100111101011100000111111010011011110111001001011010101001111111010101011110101101111010100111011011101100001010011111000001001101111111100010101010001110010110111101001111100011110010000001110111001101000</text:p>
          </table:table-cell>
          <table:table-cell office:value-type="string" calcext:value-type="string">
            <text:p>00000100110001011000100111101101011111111101100111011010011011101010010010011001000110100011001101000101100011010111010001101100010000101010111110101100000110111011001110110100110000101000010000001010100000011111100001101110110010011001001111010101011000010110011101010001001001010010110110101000001110101101000101101101000000100110011000000011001001011101101101100100101100010111011011001100000001010001110111010011101011001111110111011001111110100011011000011010001100110010101101110111100101111110000100000011101000101011001010010011001010101010111000110011000010111101001100111111001000110101110111100011100101011101010110100101001110110111110000100010010001001110110001011100111110000110110111101111100100010110011000110011100001011111011000101000000000001101000001101000100000101010010000000100000100001111010001011100100001110000111000010001001010110100111110011001010100011000100010100010111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03">00/00/0000</text:date>, <text:time style:data-style-name="N2" text:time-value="14:06:35.4752083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1-03T14:32:02.744899519</dc:date>
    <meta:editing-duration>PT35M30S</meta:editing-duration>
    <meta:editing-cycles>3</meta:editing-cycles>
    <meta:generator>LibreOffice/6.4.7.2$Linux_X86_64 LibreOffice_project/40$Build-2</meta:generator>
    <meta:document-statistic meta:table-count="1" meta:cell-count="909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47.478cm" svg:height="21.517cm" xlink:href=".." xlink:type="simple" chart:class="chart:line" chart:style-name="ch1">
        <chart:legend chart:legend-position="end" svg:x="40.842cm" svg:y="9.214cm" style:legend-expansion="high" chart:style-name="ch2"/>
        <chart:plot-area chart:style-name="ch3" table:cell-range-address="Tests_with_new_zip_and_binary.B1:Tests_with_new_zip_and_binary.G101" chart:data-source-has-labels="row" svg:x="0.949cm" svg:y="0.43cm" svg:width="38.944cm" svg:height="20.657cm">
          <chartooo:coordinate-region svg:x="1.491cm" svg:y="0.629cm" svg:width="38.402cm" svg:height="20.25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ests_with_new_zip_and_binary.B2:Tests_with_new_zip_and_binary.B101" chart:label-cell-address="Tests_with_new_zip_and_binary.B1:Tests_with_new_zip_and_binary.B1" chart:class="chart:line">
            <chart:data-point chart:repeated="100"/>
          </chart:series>
          <chart:series chart:style-name="ch7" chart:values-cell-range-address="Tests_with_new_zip_and_binary.C2:Tests_with_new_zip_and_binary.C101" chart:label-cell-address="Tests_with_new_zip_and_binary.C1:Tests_with_new_zip_and_binary.C1" chart:class="chart:line">
            <chart:data-point chart:repeated="100"/>
          </chart:series>
          <chart:series chart:style-name="ch8" chart:values-cell-range-address="Tests_with_new_zip_and_binary.D2:Tests_with_new_zip_and_binary.D101" chart:label-cell-address="Tests_with_new_zip_and_binary.D1:Tests_with_new_zip_and_binary.D1" chart:class="chart:line">
            <chart:data-point chart:repeated="100"/>
          </chart:series>
          <chart:series chart:style-name="ch9" chart:values-cell-range-address="Tests_with_new_zip_and_binary.E2:Tests_with_new_zip_and_binary.E101" chart:label-cell-address="Tests_with_new_zip_and_binary.E1:Tests_with_new_zip_and_binary.E1" chart:class="chart:line">
            <chart:data-point chart:repeated="100"/>
          </chart:series>
          <chart:series chart:style-name="ch10" chart:values-cell-range-address="Tests_with_new_zip_and_binary.F2:Tests_with_new_zip_and_binary.F101" chart:label-cell-address="Tests_with_new_zip_and_binary.F1:Tests_with_new_zip_and_binary.F1" chart:class="chart:line">
            <chart:data-point chart:repeated="100"/>
          </chart:series>
          <chart:series chart:style-name="ch11" chart:values-cell-range-address="Tests_with_new_zip_and_binary.G2:Tests_with_new_zip_and_binary.G101" chart:label-cell-address="Tests_with_new_zip_and_binary.G1:Tests_with_new_zip_and_binary.G1" chart:class="chart:line">
            <chart:data-point chart:repeated="10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compression ratio of s1</text:p>
                <draw:g>
                  <svg:desc>Tests_with_new_zip_and_binary.B1:Tests_with_new_zip_and_binary.B1</svg:desc>
                </draw:g>
              </table:table-cell>
              <table:table-cell office:value-type="string">
                <text:p> compression ratio of s2</text:p>
                <draw:g>
                  <svg:desc>Tests_with_new_zip_and_binary.C1:Tests_with_new_zip_and_binary.C1</svg:desc>
                </draw:g>
              </table:table-cell>
              <table:table-cell office:value-type="string">
                <text:p> mutual compression ratio</text:p>
                <draw:g>
                  <svg:desc>Tests_with_new_zip_and_binary.D1:Tests_with_new_zip_and_binary.D1</svg:desc>
                </draw:g>
              </table:table-cell>
              <table:table-cell office:value-type="string">
                <text:p> mutual compression ratio zipped</text:p>
                <draw:g>
                  <svg:desc>Tests_with_new_zip_and_binary.E1:Tests_with_new_zip_and_binary.E1</svg:desc>
                </draw:g>
              </table:table-cell>
              <table:table-cell office:value-type="string">
                <text:p> mutual compression ratio crossed</text:p>
                <draw:g>
                  <svg:desc>Tests_with_new_zip_and_binary.F1:Tests_with_new_zip_and_binary.F1</svg:desc>
                </draw:g>
              </table:table-cell>
              <table:table-cell office:value-type="string">
                <text:p> Compression Ratio half crossed</text:p>
                <draw:g>
                  <svg:desc>Tests_with_new_zip_and_binary.G1:Tests_with_new_zip_and_binary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7">
                <text:p>1.7</text:p>
                <draw:g>
                  <svg:desc>Tests_with_new_zip_and_binary.B2:Tests_with_new_zip_and_binary.B101</svg:desc>
                </draw:g>
              </table:table-cell>
              <table:table-cell office:value-type="float" office:value="1.4">
                <text:p>1.4</text:p>
                <draw:g>
                  <svg:desc>Tests_with_new_zip_and_binary.C2:Tests_with_new_zip_and_binary.C101</svg:desc>
                </draw:g>
              </table:table-cell>
              <table:table-cell office:value-type="float" office:value="-0.600000000000001">
                <text:p>-0.600000000000001</text:p>
                <draw:g>
                  <svg:desc>Tests_with_new_zip_and_binary.D2:Tests_with_new_zip_and_binary.D101</svg:desc>
                </draw:g>
              </table:table-cell>
              <table:table-cell office:value-type="float" office:value="-0.5">
                <text:p>-0.5</text:p>
                <draw:g>
                  <svg:desc>Tests_with_new_zip_and_binary.E2:Tests_with_new_zip_and_binary.E101</svg:desc>
                </draw:g>
              </table:table-cell>
              <table:table-cell office:value-type="float" office:value="3.3">
                <text:p>3.3</text:p>
                <draw:g>
                  <svg:desc>Tests_with_new_zip_and_binary.F2:Tests_with_new_zip_and_binary.F101</svg:desc>
                </draw:g>
              </table:table-cell>
              <table:table-cell office:value-type="float" office:value="-0.600000000000001">
                <text:p>-0.600000000000001</text:p>
                <draw:g>
                  <svg:desc>Tests_with_new_zip_and_binary.G2:Tests_with_new_zip_and_binary.G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73684210526316">
                <text:p>1.73684210526316</text:p>
              </table:table-cell>
              <table:table-cell office:value-type="float" office:value="1.52631578947368">
                <text:p>1.52631578947368</text:p>
              </table:table-cell>
              <table:table-cell office:value-type="float" office:value="-0.105263157894736">
                <text:p>-0.105263157894736</text:p>
              </table:table-cell>
              <table:table-cell office:value-type="float" office:value="-1.05263157894737">
                <text:p>-1.05263157894737</text:p>
              </table:table-cell>
              <table:table-cell office:value-type="float" office:value="3.36842105263158">
                <text:p>3.36842105263158</text:p>
              </table:table-cell>
              <table:table-cell office:value-type="float" office:value="-0.105263157894736">
                <text:p>-0.1052631578947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60714285714286">
                <text:p>1.60714285714286</text:p>
              </table:table-cell>
              <table:table-cell office:value-type="float" office:value="1.60714285714286">
                <text:p>1.60714285714286</text:p>
              </table:table-cell>
              <table:table-cell office:value-type="float" office:value="0.035714285714286">
                <text:p>0.035714285714286</text:p>
              </table:table-cell>
              <table:table-cell office:value-type="float" office:value="-1.14285714285714">
                <text:p>-1.14285714285714</text:p>
              </table:table-cell>
              <table:table-cell office:value-type="float" office:value="3.07142857142857">
                <text:p>3.07142857142857</text:p>
              </table:table-cell>
              <table:table-cell office:value-type="float" office:value="0.035714285714286">
                <text:p>0.0357142857142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9459459459459">
                <text:p>1.59459459459459</text:p>
              </table:table-cell>
              <table:table-cell office:value-type="float" office:value="1.72972972972973">
                <text:p>1.72972972972973</text:p>
              </table:table-cell>
              <table:table-cell office:value-type="float" office:value="0.108108108108108">
                <text:p>0.108108108108108</text:p>
              </table:table-cell>
              <table:table-cell office:value-type="float" office:value="-1.75675675675676">
                <text:p>-1.75675675675676</text:p>
              </table:table-cell>
              <table:table-cell office:value-type="float" office:value="3.10810810810811">
                <text:p>3.10810810810811</text:p>
              </table:table-cell>
              <table:table-cell office:value-type="float" office:value="0.108108108108108">
                <text:p>0.1081081081081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5">
                <text:p>1.5</text:p>
              </table:table-cell>
              <table:table-cell office:value-type="float" office:value="1.71739130434783">
                <text:p>1.71739130434783</text:p>
              </table:table-cell>
              <table:table-cell office:value-type="float" office:value="0.152173913043479">
                <text:p>0.152173913043479</text:p>
              </table:table-cell>
              <table:table-cell office:value-type="float" office:value="-1.73913043478261">
                <text:p>-1.73913043478261</text:p>
              </table:table-cell>
              <table:table-cell office:value-type="float" office:value="2.97826086956522">
                <text:p>2.97826086956522</text:p>
              </table:table-cell>
              <table:table-cell office:value-type="float" office:value="0.152173913043479">
                <text:p>0.1521739130434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52727272727273">
                <text:p>1.52727272727273</text:p>
              </table:table-cell>
              <table:table-cell office:value-type="float" office:value="1.61818181818182">
                <text:p>1.61818181818182</text:p>
              </table:table-cell>
              <table:table-cell office:value-type="float" office:value="0.145454545454546">
                <text:p>0.145454545454546</text:p>
              </table:table-cell>
              <table:table-cell office:value-type="float" office:value="-1.83636363636364">
                <text:p>-1.83636363636364</text:p>
              </table:table-cell>
              <table:table-cell office:value-type="float" office:value="2.92727272727273">
                <text:p>2.92727272727273</text:p>
              </table:table-cell>
              <table:table-cell office:value-type="float" office:value="0.145454545454546">
                <text:p>0.1454545454545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46875">
                <text:p>1.46875</text:p>
              </table:table-cell>
              <table:table-cell office:value-type="float" office:value="1.546875">
                <text:p>1.546875</text:p>
              </table:table-cell>
              <table:table-cell office:value-type="float" office:value="0.0625">
                <text:p>0.0625</text:p>
              </table:table-cell>
              <table:table-cell office:value-type="float" office:value="-2.015625">
                <text:p>-2.015625</text:p>
              </table:table-cell>
              <table:table-cell office:value-type="float" office:value="2.953125">
                <text:p>2.953125</text:p>
              </table:table-cell>
              <table:table-cell office:value-type="float" office:value="0.0625">
                <text:p>0.06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49315068493151">
                <text:p>1.49315068493151</text:p>
              </table:table-cell>
              <table:table-cell office:value-type="float" office:value="1.56164383561644">
                <text:p>1.56164383561644</text:p>
              </table:table-cell>
              <table:table-cell office:value-type="float" office:value="0.0547945205479454">
                <text:p>0.0547945205479454</text:p>
              </table:table-cell>
              <table:table-cell office:value-type="float" office:value="-2.01369863013699">
                <text:p>-2.01369863013699</text:p>
              </table:table-cell>
              <table:table-cell office:value-type="float" office:value="2.91780821917808">
                <text:p>2.91780821917808</text:p>
              </table:table-cell>
              <table:table-cell office:value-type="float" office:value="0.0547945205479454">
                <text:p>0.05479452054794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45121951219512">
                <text:p>1.45121951219512</text:p>
              </table:table-cell>
              <table:table-cell office:value-type="float" office:value="1.51219512195122">
                <text:p>1.51219512195122</text:p>
              </table:table-cell>
              <table:table-cell office:value-type="float" office:value="0">
                <text:p>0</text:p>
              </table:table-cell>
              <table:table-cell office:value-type="float" office:value="-1.98780487804878">
                <text:p>-1.98780487804878</text:p>
              </table:table-cell>
              <table:table-cell office:value-type="float" office:value="2.86585365853659">
                <text:p>2.865853658536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47252747252747">
                <text:p>1.47252747252747</text:p>
              </table:table-cell>
              <table:table-cell office:value-type="float" office:value="1.54945054945055">
                <text:p>1.54945054945055</text:p>
              </table:table-cell>
              <table:table-cell office:value-type="float" office:value="0.153846153846154">
                <text:p>0.153846153846154</text:p>
              </table:table-cell>
              <table:table-cell office:value-type="float" office:value="-1.78021978021978">
                <text:p>-1.78021978021978</text:p>
              </table:table-cell>
              <table:table-cell office:value-type="float" office:value="2.96703296703297">
                <text:p>2.96703296703297</text:p>
              </table:table-cell>
              <table:table-cell office:value-type="float" office:value="0.153846153846154">
                <text:p>0.15384615384615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47">
                <text:p>1.47</text:p>
              </table:table-cell>
              <table:table-cell office:value-type="float" office:value="1.53">
                <text:p>1.53</text:p>
              </table:table-cell>
              <table:table-cell office:value-type="float" office:value="0.0899999999999999">
                <text:p>0.0899999999999999</text:p>
              </table:table-cell>
              <table:table-cell office:value-type="float" office:value="-1.86">
                <text:p>-1.86</text:p>
              </table:table-cell>
              <table:table-cell office:value-type="float" office:value="2.82">
                <text:p>2.82</text:p>
              </table:table-cell>
              <table:table-cell office:value-type="float" office:value="0.0899999999999999">
                <text:p>0.08999999999999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45871559633028">
                <text:p>1.45871559633028</text:p>
              </table:table-cell>
              <table:table-cell office:value-type="float" office:value="1.51376146788991">
                <text:p>1.51376146788991</text:p>
              </table:table-cell>
              <table:table-cell office:value-type="float" office:value="0.137614678899082">
                <text:p>0.137614678899082</text:p>
              </table:table-cell>
              <table:table-cell office:value-type="float" office:value="-1.92660550458716">
                <text:p>-1.92660550458716</text:p>
              </table:table-cell>
              <table:table-cell office:value-type="float" office:value="2.75229357798165">
                <text:p>2.75229357798165</text:p>
              </table:table-cell>
              <table:table-cell office:value-type="float" office:value="0.137614678899082">
                <text:p>0.13761467889908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44915254237288">
                <text:p>1.44915254237288</text:p>
              </table:table-cell>
              <table:table-cell office:value-type="float" office:value="1.44915254237288">
                <text:p>1.44915254237288</text:p>
              </table:table-cell>
              <table:table-cell office:value-type="float" office:value="0.127118644067796">
                <text:p>0.127118644067796</text:p>
              </table:table-cell>
              <table:table-cell office:value-type="float" office:value="-2.03389830508475">
                <text:p>-2.03389830508475</text:p>
              </table:table-cell>
              <table:table-cell office:value-type="float" office:value="2.76271186440678">
                <text:p>2.76271186440678</text:p>
              </table:table-cell>
              <table:table-cell office:value-type="float" office:value="0.127118644067796">
                <text:p>0.1271186440677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48818897637795">
                <text:p>1.48818897637795</text:p>
              </table:table-cell>
              <table:table-cell office:value-type="float" office:value="1.48818897637795">
                <text:p>1.48818897637795</text:p>
              </table:table-cell>
              <table:table-cell office:value-type="float" office:value="0.173228346456693">
                <text:p>0.173228346456693</text:p>
              </table:table-cell>
              <table:table-cell office:value-type="float" office:value="-1.88976377952756">
                <text:p>-1.88976377952756</text:p>
              </table:table-cell>
              <table:table-cell office:value-type="float" office:value="2.7244094488189">
                <text:p>2.7244094488189</text:p>
              </table:table-cell>
              <table:table-cell office:value-type="float" office:value="0.173228346456693">
                <text:p>0.17322834645669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47794117647059">
                <text:p>1.47794117647059</text:p>
              </table:table-cell>
              <table:table-cell office:value-type="float" office:value="1.47794117647059">
                <text:p>1.47794117647059</text:p>
              </table:table-cell>
              <table:table-cell office:value-type="float" office:value="0.183823529411765">
                <text:p>0.183823529411765</text:p>
              </table:table-cell>
              <table:table-cell office:value-type="float" office:value="-2">
                <text:p>-2</text:p>
              </table:table-cell>
              <table:table-cell office:value-type="float" office:value="2.72794117647059">
                <text:p>2.72794117647059</text:p>
              </table:table-cell>
              <table:table-cell office:value-type="float" office:value="0.183823529411765">
                <text:p>0.18382352941176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46896551724138">
                <text:p>1.46896551724138</text:p>
              </table:table-cell>
              <table:table-cell office:value-type="float" office:value="1.51034482758621">
                <text:p>1.51034482758621</text:p>
              </table:table-cell>
              <table:table-cell office:value-type="float" office:value="0.186206896551724">
                <text:p>0.186206896551724</text:p>
              </table:table-cell>
              <table:table-cell office:value-type="float" office:value="-1.95862068965517">
                <text:p>-1.95862068965517</text:p>
              </table:table-cell>
              <table:table-cell office:value-type="float" office:value="2.73793103448276">
                <text:p>2.73793103448276</text:p>
              </table:table-cell>
              <table:table-cell office:value-type="float" office:value="0.186206896551724">
                <text:p>0.18620689655172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46103896103896">
                <text:p>1.46103896103896</text:p>
              </table:table-cell>
              <table:table-cell office:value-type="float" office:value="1.5">
                <text:p>1.5</text:p>
              </table:table-cell>
              <table:table-cell office:value-type="float" office:value="0.103896103896104">
                <text:p>0.103896103896104</text:p>
              </table:table-cell>
              <table:table-cell office:value-type="float" office:value="-2.05194805194805">
                <text:p>-2.05194805194805</text:p>
              </table:table-cell>
              <table:table-cell office:value-type="float" office:value="2.69480519480519">
                <text:p>2.69480519480519</text:p>
              </table:table-cell>
              <table:table-cell office:value-type="float" office:value="0.103896103896104">
                <text:p>0.1038961038961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45398773006135">
                <text:p>1.45398773006135</text:p>
              </table:table-cell>
              <table:table-cell office:value-type="float" office:value="1.49079754601227">
                <text:p>1.49079754601227</text:p>
              </table:table-cell>
              <table:table-cell office:value-type="float" office:value="0.0736196319018405">
                <text:p>0.0736196319018405</text:p>
              </table:table-cell>
              <table:table-cell office:value-type="float" office:value="-2.04907975460123">
                <text:p>-2.04907975460123</text:p>
              </table:table-cell>
              <table:table-cell office:value-type="float" office:value="2.74233128834356">
                <text:p>2.74233128834356</text:p>
              </table:table-cell>
              <table:table-cell office:value-type="float" office:value="0.0736196319018405">
                <text:p>0.07361963190184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44767441860465">
                <text:p>1.44767441860465</text:p>
              </table:table-cell>
              <table:table-cell office:value-type="float" office:value="1.48255813953488">
                <text:p>1.48255813953488</text:p>
              </table:table-cell>
              <table:table-cell office:value-type="float" office:value="0.127906976744186">
                <text:p>0.127906976744186</text:p>
              </table:table-cell>
              <table:table-cell office:value-type="float" office:value="-2.04651162790698">
                <text:p>-2.04651162790698</text:p>
              </table:table-cell>
              <table:table-cell office:value-type="float" office:value="2.70348837209302">
                <text:p>2.70348837209302</text:p>
              </table:table-cell>
              <table:table-cell office:value-type="float" office:value="0.127906976744186">
                <text:p>0.12790697674418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47513812154696">
                <text:p>1.47513812154696</text:p>
              </table:table-cell>
              <table:table-cell office:value-type="float" office:value="1.44198895027624">
                <text:p>1.44198895027624</text:p>
              </table:table-cell>
              <table:table-cell office:value-type="float" office:value="0.0994475138121542">
                <text:p>0.0994475138121542</text:p>
              </table:table-cell>
              <table:table-cell office:value-type="float" office:value="-2.12154696132597">
                <text:p>-2.12154696132597</text:p>
              </table:table-cell>
              <table:table-cell office:value-type="float" office:value="2.66850828729282">
                <text:p>2.66850828729282</text:p>
              </table:table-cell>
              <table:table-cell office:value-type="float" office:value="0.0994475138121542">
                <text:p>0.099447513812154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46842105263158">
                <text:p>1.46842105263158</text:p>
              </table:table-cell>
              <table:table-cell office:value-type="float" office:value="1.46842105263158">
                <text:p>1.46842105263158</text:p>
              </table:table-cell>
              <table:table-cell office:value-type="float" office:value="0.105263157894737">
                <text:p>0.105263157894737</text:p>
              </table:table-cell>
              <table:table-cell office:value-type="float" office:value="-2.08421052631579">
                <text:p>-2.08421052631579</text:p>
              </table:table-cell>
              <table:table-cell office:value-type="float" office:value="2.71578947368421">
                <text:p>2.71578947368421</text:p>
              </table:table-cell>
              <table:table-cell office:value-type="float" office:value="0.105263157894737">
                <text:p>0.10526315789473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46231155778894">
                <text:p>1.46231155778894</text:p>
              </table:table-cell>
              <table:table-cell office:value-type="float" office:value="1.4321608040201">
                <text:p>1.4321608040201</text:p>
              </table:table-cell>
              <table:table-cell office:value-type="float" office:value="0.0854271356783922">
                <text:p>0.0854271356783922</text:p>
              </table:table-cell>
              <table:table-cell office:value-type="float" office:value="-2.18090452261306">
                <text:p>-2.18090452261306</text:p>
              </table:table-cell>
              <table:table-cell office:value-type="float" office:value="2.67839195979899">
                <text:p>2.67839195979899</text:p>
              </table:table-cell>
              <table:table-cell office:value-type="float" office:value="0.0854271356783922">
                <text:p>0.085427135678392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45673076923077">
                <text:p>1.45673076923077</text:p>
              </table:table-cell>
              <table:table-cell office:value-type="float" office:value="1.42788461538462">
                <text:p>1.42788461538462</text:p>
              </table:table-cell>
              <table:table-cell office:value-type="float" office:value="0.0625">
                <text:p>0.0625</text:p>
              </table:table-cell>
              <table:table-cell office:value-type="float" office:value="-2.17307692307692">
                <text:p>-2.17307692307692</text:p>
              </table:table-cell>
              <table:table-cell office:value-type="float" office:value="2.68269230769231">
                <text:p>2.68269230769231</text:p>
              </table:table-cell>
              <table:table-cell office:value-type="float" office:value="0.0625">
                <text:p>0.06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45161290322581">
                <text:p>1.45161290322581</text:p>
              </table:table-cell>
              <table:table-cell office:value-type="float" office:value="1.42396313364055">
                <text:p>1.42396313364055</text:p>
              </table:table-cell>
              <table:table-cell office:value-type="float" office:value="0.105990783410138">
                <text:p>0.105990783410138</text:p>
              </table:table-cell>
              <table:table-cell office:value-type="float" office:value="-2.23041474654378">
                <text:p>-2.23041474654378</text:p>
              </table:table-cell>
              <table:table-cell office:value-type="float" office:value="2.71889400921659">
                <text:p>2.71889400921659</text:p>
              </table:table-cell>
              <table:table-cell office:value-type="float" office:value="0.105990783410138">
                <text:p>0.10599078341013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44690265486726">
                <text:p>1.44690265486726</text:p>
              </table:table-cell>
              <table:table-cell office:value-type="float" office:value="1.42035398230089">
                <text:p>1.42035398230089</text:p>
              </table:table-cell>
              <table:table-cell office:value-type="float" office:value="0.084070796460177">
                <text:p>0.084070796460177</text:p>
              </table:table-cell>
              <table:table-cell office:value-type="float" office:value="-2.19911504424779">
                <text:p>-2.19911504424779</text:p>
              </table:table-cell>
              <table:table-cell office:value-type="float" office:value="2.69026548672566">
                <text:p>2.69026548672566</text:p>
              </table:table-cell>
              <table:table-cell office:value-type="float" office:value="0.084070796460177">
                <text:p>0.08407079646017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45531914893617">
                <text:p>1.45531914893617</text:p>
              </table:table-cell>
              <table:table-cell office:value-type="float" office:value="1.42553191489362">
                <text:p>1.42553191489362</text:p>
              </table:table-cell>
              <table:table-cell office:value-type="float" office:value="0.14468085106383">
                <text:p>0.14468085106383</text:p>
              </table:table-cell>
              <table:table-cell office:value-type="float" office:value="-2.17446808510638">
                <text:p>-2.17446808510638</text:p>
              </table:table-cell>
              <table:table-cell office:value-type="float" office:value="2.71063829787234">
                <text:p>2.71063829787234</text:p>
              </table:table-cell>
              <table:table-cell office:value-type="float" office:value="0.14468085106383">
                <text:p>0.1446808510638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45901639344262">
                <text:p>1.45901639344262</text:p>
              </table:table-cell>
              <table:table-cell office:value-type="float" office:value="1.43032786885246">
                <text:p>1.43032786885246</text:p>
              </table:table-cell>
              <table:table-cell office:value-type="float" office:value="0.139344262295082">
                <text:p>0.139344262295082</text:p>
              </table:table-cell>
              <table:table-cell office:value-type="float" office:value="-2.1516393442623">
                <text:p>-2.1516393442623</text:p>
              </table:table-cell>
              <table:table-cell office:value-type="float" office:value="2.63934426229508">
                <text:p>2.63934426229508</text:p>
              </table:table-cell>
              <table:table-cell office:value-type="float" office:value="0.139344262295082">
                <text:p>0.13934426229508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46245059288538">
                <text:p>1.46245059288538</text:p>
              </table:table-cell>
              <table:table-cell office:value-type="float" office:value="1.43478260869565">
                <text:p>1.43478260869565</text:p>
              </table:table-cell>
              <table:table-cell office:value-type="float" office:value="0.162055335968379">
                <text:p>0.162055335968379</text:p>
              </table:table-cell>
              <table:table-cell office:value-type="float" office:value="-2.18577075098814">
                <text:p>-2.18577075098814</text:p>
              </table:table-cell>
              <table:table-cell office:value-type="float" office:value="2.62845849802372">
                <text:p>2.62845849802372</text:p>
              </table:table-cell>
              <table:table-cell office:value-type="float" office:value="0.162055335968379">
                <text:p>0.16205533596837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43893129770992">
                <text:p>1.43893129770992</text:p>
              </table:table-cell>
              <table:table-cell office:value-type="float" office:value="1.41221374045802">
                <text:p>1.41221374045802</text:p>
              </table:table-cell>
              <table:table-cell office:value-type="float" office:value="0.103053435114504">
                <text:p>0.103053435114504</text:p>
              </table:table-cell>
              <table:table-cell office:value-type="float" office:value="-2.2175572519084">
                <text:p>-2.2175572519084</text:p>
              </table:table-cell>
              <table:table-cell office:value-type="float" office:value="2.61832061068702">
                <text:p>2.61832061068702</text:p>
              </table:table-cell>
              <table:table-cell office:value-type="float" office:value="0.103053435114504">
                <text:p>0.10305343511450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44280442804428">
                <text:p>1.44280442804428</text:p>
              </table:table-cell>
              <table:table-cell office:value-type="float" office:value="1.4169741697417">
                <text:p>1.4169741697417</text:p>
              </table:table-cell>
              <table:table-cell office:value-type="float" office:value="0.125461254612546">
                <text:p>0.125461254612546</text:p>
              </table:table-cell>
              <table:table-cell office:value-type="float" office:value="-2.24723247232472">
                <text:p>-2.24723247232472</text:p>
              </table:table-cell>
              <table:table-cell office:value-type="float" office:value="2.63468634686347">
                <text:p>2.63468634686347</text:p>
              </table:table-cell>
              <table:table-cell office:value-type="float" office:value="0.125461254612546">
                <text:p>0.12546125461254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44642857142857">
                <text:p>1.44642857142857</text:p>
              </table:table-cell>
              <table:table-cell office:value-type="float" office:value="1.42142857142857">
                <text:p>1.42142857142857</text:p>
              </table:table-cell>
              <table:table-cell office:value-type="float" office:value="0.146428571428571">
                <text:p>0.146428571428571</text:p>
              </table:table-cell>
              <table:table-cell office:value-type="float" office:value="-2.225">
                <text:p>-2.225</text:p>
              </table:table-cell>
              <table:table-cell office:value-type="float" office:value="2.6">
                <text:p>2.6</text:p>
              </table:table-cell>
              <table:table-cell office:value-type="float" office:value="0.146428571428571">
                <text:p>0.14642857142857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44982698961938">
                <text:p>1.44982698961938</text:p>
              </table:table-cell>
              <table:table-cell office:value-type="float" office:value="1.42560553633218">
                <text:p>1.42560553633218</text:p>
              </table:table-cell>
              <table:table-cell office:value-type="float" office:value="0.15916955017301">
                <text:p>0.15916955017301</text:p>
              </table:table-cell>
              <table:table-cell office:value-type="float" office:value="-2.20415224913495">
                <text:p>-2.20415224913495</text:p>
              </table:table-cell>
              <table:table-cell office:value-type="float" office:value="2.60553633217993">
                <text:p>2.60553633217993</text:p>
              </table:table-cell>
              <table:table-cell office:value-type="float" office:value="0.15916955017301">
                <text:p>0.1591695501730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42953020134228">
                <text:p>1.42953020134228</text:p>
              </table:table-cell>
              <table:table-cell office:value-type="float" office:value="1.42953020134228">
                <text:p>1.42953020134228</text:p>
              </table:table-cell>
              <table:table-cell office:value-type="float" office:value="0.144295302013423">
                <text:p>0.144295302013423</text:p>
              </table:table-cell>
              <table:table-cell office:value-type="float" office:value="-2.20805369127517">
                <text:p>-2.20805369127517</text:p>
              </table:table-cell>
              <table:table-cell office:value-type="float" office:value="2.53691275167785">
                <text:p>2.53691275167785</text:p>
              </table:table-cell>
              <table:table-cell office:value-type="float" office:value="0.144295302013423">
                <text:p>0.14429530201342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43322475570033">
                <text:p>1.43322475570033</text:p>
              </table:table-cell>
              <table:table-cell office:value-type="float" office:value="1.41042345276873">
                <text:p>1.41042345276873</text:p>
              </table:table-cell>
              <table:table-cell office:value-type="float" office:value="0.130293159609121">
                <text:p>0.130293159609121</text:p>
              </table:table-cell>
              <table:table-cell office:value-type="float" office:value="-2.23127035830619">
                <text:p>-2.23127035830619</text:p>
              </table:table-cell>
              <table:table-cell office:value-type="float" office:value="2.60260586319218">
                <text:p>2.60260586319218</text:p>
              </table:table-cell>
              <table:table-cell office:value-type="float" office:value="0.130293159609121">
                <text:p>0.13029315960912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43670886075949">
                <text:p>1.43670886075949</text:p>
              </table:table-cell>
              <table:table-cell office:value-type="float" office:value="1.41455696202532">
                <text:p>1.41455696202532</text:p>
              </table:table-cell>
              <table:table-cell office:value-type="float" office:value="0.139240506329114">
                <text:p>0.139240506329114</text:p>
              </table:table-cell>
              <table:table-cell office:value-type="float" office:value="-2.23101265822785">
                <text:p>-2.23101265822785</text:p>
              </table:table-cell>
              <table:table-cell office:value-type="float" office:value="2.59177215189873">
                <text:p>2.59177215189873</text:p>
              </table:table-cell>
              <table:table-cell office:value-type="float" office:value="0.139240506329114">
                <text:p>0.13924050632911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44">
                <text:p>1.44</text:p>
              </table:table-cell>
              <table:table-cell office:value-type="float" office:value="1.41846153846154">
                <text:p>1.41846153846154</text:p>
              </table:table-cell>
              <table:table-cell office:value-type="float" office:value="0.147692307692308">
                <text:p>0.147692307692308</text:p>
              </table:table-cell>
              <table:table-cell office:value-type="float" office:value="-2.18153846153846">
                <text:p>-2.18153846153846</text:p>
              </table:table-cell>
              <table:table-cell office:value-type="float" office:value="2.55692307692308">
                <text:p>2.55692307692308</text:p>
              </table:table-cell>
              <table:table-cell office:value-type="float" office:value="0.147692307692308">
                <text:p>0.14769230769230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44311377245509">
                <text:p>1.44311377245509</text:p>
              </table:table-cell>
              <table:table-cell office:value-type="float" office:value="1.42215568862275">
                <text:p>1.42215568862275</text:p>
              </table:table-cell>
              <table:table-cell office:value-type="float" office:value="0.155688622754491">
                <text:p>0.155688622754491</text:p>
              </table:table-cell>
              <table:table-cell office:value-type="float" office:value="-2.18263473053892">
                <text:p>-2.18263473053892</text:p>
              </table:table-cell>
              <table:table-cell office:value-type="float" office:value="2.57185628742515">
                <text:p>2.57185628742515</text:p>
              </table:table-cell>
              <table:table-cell office:value-type="float" office:value="0.155688622754491">
                <text:p>0.15568862275449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42565597667638">
                <text:p>1.42565597667638</text:p>
              </table:table-cell>
              <table:table-cell office:value-type="float" office:value="1.42565597667638">
                <text:p>1.42565597667638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-2.20408163265306">
                <text:p>-2.20408163265306</text:p>
              </table:table-cell>
              <table:table-cell office:value-type="float" office:value="2.6064139941691">
                <text:p>2.6064139941691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42897727272727">
                <text:p>1.42897727272727</text:p>
              </table:table-cell>
              <table:table-cell office:value-type="float" office:value="1.42897727272727">
                <text:p>1.42897727272727</text:p>
              </table:table-cell>
              <table:table-cell office:value-type="float" office:value="0.150568181818182">
                <text:p>0.150568181818182</text:p>
              </table:table-cell>
              <table:table-cell office:value-type="float" office:value="-2.20454545454545">
                <text:p>-2.20454545454545</text:p>
              </table:table-cell>
              <table:table-cell office:value-type="float" office:value="2.61931818181818">
                <text:p>2.61931818181818</text:p>
              </table:table-cell>
              <table:table-cell office:value-type="float" office:value="0.150568181818182">
                <text:p>0.15056818181818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43213296398892">
                <text:p>1.43213296398892</text:p>
              </table:table-cell>
              <table:table-cell office:value-type="float" office:value="1.41274238227147">
                <text:p>1.41274238227147</text:p>
              </table:table-cell>
              <table:table-cell office:value-type="float" office:value="0.116343490304709">
                <text:p>0.116343490304709</text:p>
              </table:table-cell>
              <table:table-cell office:value-type="float" office:value="-2.22437673130194">
                <text:p>-2.22437673130194</text:p>
              </table:table-cell>
              <table:table-cell office:value-type="float" office:value="2.56232686980609">
                <text:p>2.56232686980609</text:p>
              </table:table-cell>
              <table:table-cell office:value-type="float" office:value="0.116343490304709">
                <text:p>0.11634349030470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43513513513514">
                <text:p>1.43513513513514</text:p>
              </table:table-cell>
              <table:table-cell office:value-type="float" office:value="1.41621621621622">
                <text:p>1.41621621621622</text:p>
              </table:table-cell>
              <table:table-cell office:value-type="float" office:value="0.145945945945946">
                <text:p>0.145945945945946</text:p>
              </table:table-cell>
              <table:table-cell office:value-type="float" office:value="-2.22432432432432">
                <text:p>-2.22432432432432</text:p>
              </table:table-cell>
              <table:table-cell office:value-type="float" office:value="2.53243243243243">
                <text:p>2.53243243243243</text:p>
              </table:table-cell>
              <table:table-cell office:value-type="float" office:value="0.145945945945946">
                <text:p>0.14594594594594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43799472295515">
                <text:p>1.43799472295515</text:p>
              </table:table-cell>
              <table:table-cell office:value-type="float" office:value="1.40105540897098">
                <text:p>1.40105540897098</text:p>
              </table:table-cell>
              <table:table-cell office:value-type="float" office:value="0.134564643799473">
                <text:p>0.134564643799473</text:p>
              </table:table-cell>
              <table:table-cell office:value-type="float" office:value="-2.24274406332454">
                <text:p>-2.24274406332454</text:p>
              </table:table-cell>
              <table:table-cell office:value-type="float" office:value="2.5646437994723">
                <text:p>2.5646437994723</text:p>
              </table:table-cell>
              <table:table-cell office:value-type="float" office:value="0.134564643799473">
                <text:p>0.13456464379947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42268041237113">
                <text:p>1.42268041237113</text:p>
              </table:table-cell>
              <table:table-cell office:value-type="float" office:value="1.40463917525773">
                <text:p>1.40463917525773</text:p>
              </table:table-cell>
              <table:table-cell office:value-type="float" office:value="0.123711340206185">
                <text:p>0.123711340206185</text:p>
              </table:table-cell>
              <table:table-cell office:value-type="float" office:value="-2.26030927835052">
                <text:p>-2.26030927835052</text:p>
              </table:table-cell>
              <table:table-cell office:value-type="float" office:value="2.59536082474227">
                <text:p>2.59536082474227</text:p>
              </table:table-cell>
              <table:table-cell office:value-type="float" office:value="0.123711340206185">
                <text:p>0.12371134020618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42569269521411">
                <text:p>1.42569269521411</text:p>
              </table:table-cell>
              <table:table-cell office:value-type="float" office:value="1.3904282115869">
                <text:p>1.3904282115869</text:p>
              </table:table-cell>
              <table:table-cell office:value-type="float" office:value="0.113350125944584">
                <text:p>0.113350125944584</text:p>
              </table:table-cell>
              <table:table-cell office:value-type="float" office:value="-2.27707808564232">
                <text:p>-2.27707808564232</text:p>
              </table:table-cell>
              <table:table-cell office:value-type="float" office:value="2.58438287153652">
                <text:p>2.58438287153652</text:p>
              </table:table-cell>
              <table:table-cell office:value-type="float" office:value="0.113350125944584">
                <text:p>0.11335012594458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41133004926108">
                <text:p>1.41133004926108</text:p>
              </table:table-cell>
              <table:table-cell office:value-type="float" office:value="1.39408866995074">
                <text:p>1.39408866995074</text:p>
              </table:table-cell>
              <table:table-cell office:value-type="float" office:value="0.123152709359606">
                <text:p>0.123152709359606</text:p>
              </table:table-cell>
              <table:table-cell office:value-type="float" office:value="-2.29310344827586">
                <text:p>-2.29310344827586</text:p>
              </table:table-cell>
              <table:table-cell office:value-type="float" office:value="2.61330049261084">
                <text:p>2.61330049261084</text:p>
              </table:table-cell>
              <table:table-cell office:value-type="float" office:value="0.123152709359606">
                <text:p>0.12315270935960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4144578313253">
                <text:p>1.4144578313253</text:p>
              </table:table-cell>
              <table:table-cell office:value-type="float" office:value="1.39759036144578">
                <text:p>1.39759036144578</text:p>
              </table:table-cell>
              <table:table-cell office:value-type="float" office:value="0.110843373493976">
                <text:p>0.110843373493976</text:p>
              </table:table-cell>
              <table:table-cell office:value-type="float" office:value="-2.25301204819277">
                <text:p>-2.25301204819277</text:p>
              </table:table-cell>
              <table:table-cell office:value-type="float" office:value="2.5855421686747">
                <text:p>2.5855421686747</text:p>
              </table:table-cell>
              <table:table-cell office:value-type="float" office:value="0.110843373493976">
                <text:p>0.11084337349397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41745283018868">
                <text:p>1.41745283018868</text:p>
              </table:table-cell>
              <table:table-cell office:value-type="float" office:value="1.38443396226415">
                <text:p>1.38443396226415</text:p>
              </table:table-cell>
              <table:table-cell office:value-type="float" office:value="0.139150943396226">
                <text:p>0.139150943396226</text:p>
              </table:table-cell>
              <table:table-cell office:value-type="float" office:value="-2.2688679245283">
                <text:p>-2.2688679245283</text:p>
              </table:table-cell>
              <table:table-cell office:value-type="float" office:value="2.59433962264151">
                <text:p>2.59433962264151</text:p>
              </table:table-cell>
              <table:table-cell office:value-type="float" office:value="0.139150943396226">
                <text:p>0.13915094339622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4203233256351">
                <text:p>1.4203233256351</text:p>
              </table:table-cell>
              <table:table-cell office:value-type="float" office:value="1.38799076212471">
                <text:p>1.38799076212471</text:p>
              </table:table-cell>
              <table:table-cell office:value-type="float" office:value="0.0900692840646653">
                <text:p>0.0900692840646653</text:p>
              </table:table-cell>
              <table:table-cell office:value-type="float" office:value="-2.26789838337182">
                <text:p>-2.26789838337182</text:p>
              </table:table-cell>
              <table:table-cell office:value-type="float" office:value="2.60508083140878">
                <text:p>2.60508083140878</text:p>
              </table:table-cell>
              <table:table-cell office:value-type="float" office:value="0.0900692840646653">
                <text:p>0.090069284064665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42307692307692">
                <text:p>1.42307692307692</text:p>
              </table:table-cell>
              <table:table-cell office:value-type="float" office:value="1.39140271493213">
                <text:p>1.39140271493213</text:p>
              </table:table-cell>
              <table:table-cell office:value-type="float" office:value="0.15158371040724">
                <text:p>0.15158371040724</text:p>
              </table:table-cell>
              <table:table-cell office:value-type="float" office:value="-2.26696832579186">
                <text:p>-2.26696832579186</text:p>
              </table:table-cell>
              <table:table-cell office:value-type="float" office:value="2.52488687782805">
                <text:p>2.52488687782805</text:p>
              </table:table-cell>
              <table:table-cell office:value-type="float" office:value="0.15158371040724">
                <text:p>0.1515837104072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41019955654102">
                <text:p>1.41019955654102</text:p>
              </table:table-cell>
              <table:table-cell office:value-type="float" office:value="1.37915742793792">
                <text:p>1.37915742793792</text:p>
              </table:table-cell>
              <table:table-cell office:value-type="float" office:value="0.126385809312638">
                <text:p>0.126385809312638</text:p>
              </table:table-cell>
              <table:table-cell office:value-type="float" office:value="-2.29711751662971">
                <text:p>-2.29711751662971</text:p>
              </table:table-cell>
              <table:table-cell office:value-type="float" office:value="2.54988913525499">
                <text:p>2.54988913525499</text:p>
              </table:table-cell>
              <table:table-cell office:value-type="float" office:value="0.126385809312638">
                <text:p>0.12638580931263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41304347826087">
                <text:p>1.41304347826087</text:p>
              </table:table-cell>
              <table:table-cell office:value-type="float" office:value="1.38260869565217">
                <text:p>1.38260869565217</text:p>
              </table:table-cell>
              <table:table-cell office:value-type="float" office:value="0.115217391304348">
                <text:p>0.115217391304348</text:p>
              </table:table-cell>
              <table:table-cell office:value-type="float" office:value="-2.29565217391304">
                <text:p>-2.29565217391304</text:p>
              </table:table-cell>
              <table:table-cell office:value-type="float" office:value="2.56086956521739">
                <text:p>2.56086956521739</text:p>
              </table:table-cell>
              <table:table-cell office:value-type="float" office:value="0.115217391304348">
                <text:p>0.11521739130434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40085287846482">
                <text:p>1.40085287846482</text:p>
              </table:table-cell>
              <table:table-cell office:value-type="float" office:value="1.37100213219616">
                <text:p>1.37100213219616</text:p>
              </table:table-cell>
              <table:table-cell office:value-type="float" office:value="0.108742004264392">
                <text:p>0.108742004264392</text:p>
              </table:table-cell>
              <table:table-cell office:value-type="float" office:value="-2.28997867803838">
                <text:p>-2.28997867803838</text:p>
              </table:table-cell>
              <table:table-cell office:value-type="float" office:value="2.58422174840085">
                <text:p>2.58422174840085</text:p>
              </table:table-cell>
              <table:table-cell office:value-type="float" office:value="0.108742004264392">
                <text:p>0.10874200426439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40376569037657">
                <text:p>1.40376569037657</text:p>
              </table:table-cell>
              <table:table-cell office:value-type="float" office:value="1.35983263598326">
                <text:p>1.35983263598326</text:p>
              </table:table-cell>
              <table:table-cell office:value-type="float" office:value="0.100418410041841">
                <text:p>0.100418410041841</text:p>
              </table:table-cell>
              <table:table-cell office:value-type="float" office:value="-2.30334728033473">
                <text:p>-2.30334728033473</text:p>
              </table:table-cell>
              <table:table-cell office:value-type="float" office:value="2.60878661087866">
                <text:p>2.60878661087866</text:p>
              </table:table-cell>
              <table:table-cell office:value-type="float" office:value="0.100418410041841">
                <text:p>0.10041841004184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39219712525667">
                <text:p>1.39219712525667</text:p>
              </table:table-cell>
              <table:table-cell office:value-type="float" office:value="1.36344969199179">
                <text:p>1.36344969199179</text:p>
              </table:table-cell>
              <table:table-cell office:value-type="float" office:value="0.0924024640657084">
                <text:p>0.0924024640657084</text:p>
              </table:table-cell>
              <table:table-cell office:value-type="float" office:value="-2.31622176591376">
                <text:p>-2.31622176591376</text:p>
              </table:table-cell>
              <table:table-cell office:value-type="float" office:value="2.56673511293635">
                <text:p>2.56673511293635</text:p>
              </table:table-cell>
              <table:table-cell office:value-type="float" office:value="0.0924024640657084">
                <text:p>0.092402464065708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39516129032258">
                <text:p>1.39516129032258</text:p>
              </table:table-cell>
              <table:table-cell office:value-type="float" office:value="1.36693548387097">
                <text:p>1.36693548387097</text:p>
              </table:table-cell>
              <table:table-cell office:value-type="float" office:value="0.082661290322581">
                <text:p>0.082661290322581</text:p>
              </table:table-cell>
              <table:table-cell office:value-type="float" office:value="-2.31451612903226">
                <text:p>-2.31451612903226</text:p>
              </table:table-cell>
              <table:table-cell office:value-type="float" office:value="2.59274193548387">
                <text:p>2.59274193548387</text:p>
              </table:table-cell>
              <table:table-cell office:value-type="float" office:value="0.082661290322581">
                <text:p>0.08266129032258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38415841584158">
                <text:p>1.38415841584158</text:p>
              </table:table-cell>
              <table:table-cell office:value-type="float" office:value="1.35643564356436">
                <text:p>1.35643564356436</text:p>
              </table:table-cell>
              <table:table-cell office:value-type="float" office:value="0.061386138613861">
                <text:p>0.061386138613861</text:p>
              </table:table-cell>
              <table:table-cell office:value-type="float" office:value="-2.34059405940594">
                <text:p>-2.34059405940594</text:p>
              </table:table-cell>
              <table:table-cell office:value-type="float" office:value="2.58217821782178">
                <text:p>2.58217821782178</text:p>
              </table:table-cell>
              <table:table-cell office:value-type="float" office:value="0.061386138613861">
                <text:p>0.06138613861386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38715953307393">
                <text:p>1.38715953307393</text:p>
              </table:table-cell>
              <table:table-cell office:value-type="float" office:value="1.35992217898833">
                <text:p>1.35992217898833</text:p>
              </table:table-cell>
              <table:table-cell office:value-type="float" office:value="0.068093385214008">
                <text:p>0.068093385214008</text:p>
              </table:table-cell>
              <table:table-cell office:value-type="float" office:value="-2.33852140077821">
                <text:p>-2.33852140077821</text:p>
              </table:table-cell>
              <table:table-cell office:value-type="float" office:value="2.56031128404669">
                <text:p>2.56031128404669</text:p>
              </table:table-cell>
              <table:table-cell office:value-type="float" office:value="0.068093385214008">
                <text:p>0.06809338521400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37667304015296">
                <text:p>1.37667304015296</text:p>
              </table:table-cell>
              <table:table-cell office:value-type="float" office:value="1.36328871892925">
                <text:p>1.36328871892925</text:p>
              </table:table-cell>
              <table:table-cell office:value-type="float" office:value="0.0917782026768643">
                <text:p>0.0917782026768643</text:p>
              </table:table-cell>
              <table:table-cell office:value-type="float" office:value="-2.31931166347992">
                <text:p>-2.31931166347992</text:p>
              </table:table-cell>
              <table:table-cell office:value-type="float" office:value="2.5678776290631">
                <text:p>2.5678776290631</text:p>
              </table:table-cell>
              <table:table-cell office:value-type="float" office:value="0.0917782026768643">
                <text:p>0.091778202676864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3796992481203">
                <text:p>1.3796992481203</text:p>
              </table:table-cell>
              <table:table-cell office:value-type="float" office:value="1.36654135338346">
                <text:p>1.36654135338346</text:p>
              </table:table-cell>
              <table:table-cell office:value-type="float" office:value="0.112781954887218">
                <text:p>0.112781954887218</text:p>
              </table:table-cell>
              <table:table-cell office:value-type="float" office:value="-2.31766917293233">
                <text:p>-2.31766917293233</text:p>
              </table:table-cell>
              <table:table-cell office:value-type="float" office:value="2.56203007518797">
                <text:p>2.56203007518797</text:p>
              </table:table-cell>
              <table:table-cell office:value-type="float" office:value="0.112781954887218">
                <text:p>0.11278195488721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3826247689464">
                <text:p>1.3826247689464</text:p>
              </table:table-cell>
              <table:table-cell office:value-type="float" office:value="1.35674676524954">
                <text:p>1.35674676524954</text:p>
              </table:table-cell>
              <table:table-cell office:value-type="float" office:value="0.075785582255083">
                <text:p>0.075785582255083</text:p>
              </table:table-cell>
              <table:table-cell office:value-type="float" office:value="-2.35859519408503">
                <text:p>-2.35859519408503</text:p>
              </table:table-cell>
              <table:table-cell office:value-type="float" office:value="2.56931608133087">
                <text:p>2.56931608133087</text:p>
              </table:table-cell>
              <table:table-cell office:value-type="float" office:value="0.075785582255083">
                <text:p>0.07578558225508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37272727272727">
                <text:p>1.37272727272727</text:p>
              </table:table-cell>
              <table:table-cell office:value-type="float" office:value="1.36">
                <text:p>1.36</text:p>
              </table:table-cell>
              <table:table-cell office:value-type="float" office:value="0.083636363636364">
                <text:p>0.083636363636364</text:p>
              </table:table-cell>
              <table:table-cell office:value-type="float" office:value="-2.34">
                <text:p>-2.34</text:p>
              </table:table-cell>
              <table:table-cell office:value-type="float" office:value="2.56181818181818">
                <text:p>2.56181818181818</text:p>
              </table:table-cell>
              <table:table-cell office:value-type="float" office:value="0.083636363636364">
                <text:p>0.08363636363636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37567084078712">
                <text:p>1.37567084078712</text:p>
              </table:table-cell>
              <table:table-cell office:value-type="float" office:value="1.35062611806798">
                <text:p>1.35062611806798</text:p>
              </table:table-cell>
              <table:table-cell office:value-type="float" office:value="0.0912343470483008">
                <text:p>0.0912343470483008</text:p>
              </table:table-cell>
              <table:table-cell office:value-type="float" office:value="-2.34704830053667">
                <text:p>-2.34704830053667</text:p>
              </table:table-cell>
              <table:table-cell office:value-type="float" office:value="2.51162790697674">
                <text:p>2.51162790697674</text:p>
              </table:table-cell>
              <table:table-cell office:value-type="float" office:value="0.0912343470483008">
                <text:p>0.091234347048300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36619718309859">
                <text:p>1.36619718309859</text:p>
              </table:table-cell>
              <table:table-cell office:value-type="float" office:value="1.35387323943662">
                <text:p>1.35387323943662</text:p>
              </table:table-cell>
              <table:table-cell office:value-type="float" office:value="0.056338028169014">
                <text:p>0.056338028169014</text:p>
              </table:table-cell>
              <table:table-cell office:value-type="float" office:value="-2.32394366197183">
                <text:p>-2.32394366197183</text:p>
              </table:table-cell>
              <table:table-cell office:value-type="float" office:value="2.53345070422535">
                <text:p>2.53345070422535</text:p>
              </table:table-cell>
              <table:table-cell office:value-type="float" office:value="0.056338028169014">
                <text:p>0.05633802816901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37435008665511">
                <text:p>1.37435008665511</text:p>
              </table:table-cell>
              <table:table-cell office:value-type="float" office:value="1.36048526863085">
                <text:p>1.36048526863085</text:p>
              </table:table-cell>
              <table:table-cell office:value-type="float" office:value="0.0849220103986137">
                <text:p>0.0849220103986137</text:p>
              </table:table-cell>
              <table:table-cell office:value-type="float" office:value="-2.34315424610052">
                <text:p>-2.34315424610052</text:p>
              </table:table-cell>
              <table:table-cell office:value-type="float" office:value="2.53726169844021">
                <text:p>2.53726169844021</text:p>
              </table:table-cell>
              <table:table-cell office:value-type="float" office:value="0.0849220103986137">
                <text:p>0.084922010398613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36689419795222">
                <text:p>1.36689419795222</text:p>
              </table:table-cell>
              <table:table-cell office:value-type="float" office:value="1.36689419795222">
                <text:p>1.36689419795222</text:p>
              </table:table-cell>
              <table:table-cell office:value-type="float" office:value="0.0972696245733791">
                <text:p>0.0972696245733791</text:p>
              </table:table-cell>
              <table:table-cell office:value-type="float" office:value="-2.32081911262799">
                <text:p>-2.32081911262799</text:p>
              </table:table-cell>
              <table:table-cell office:value-type="float" office:value="2.52559726962457">
                <text:p>2.52559726962457</text:p>
              </table:table-cell>
              <table:table-cell office:value-type="float" office:value="0.0972696245733791">
                <text:p>0.097269624573379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7310924369748">
                <text:p>1.37310924369748</text:p>
              </table:table-cell>
              <table:table-cell office:value-type="float" office:value="1.35966386554622">
                <text:p>1.35966386554622</text:p>
              </table:table-cell>
              <table:table-cell office:value-type="float" office:value="0.0957983193277312">
                <text:p>0.0957983193277312</text:p>
              </table:table-cell>
              <table:table-cell office:value-type="float" office:value="-2.29915966386555">
                <text:p>-2.29915966386555</text:p>
              </table:table-cell>
              <table:table-cell office:value-type="float" office:value="2.54117647058824">
                <text:p>2.54117647058824</text:p>
              </table:table-cell>
              <table:table-cell office:value-type="float" office:value="0.0957983193277312">
                <text:p>0.095798319327731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7913907284768">
                <text:p>1.37913907284768</text:p>
              </table:table-cell>
              <table:table-cell office:value-type="float" office:value="1.3658940397351">
                <text:p>1.3658940397351</text:p>
              </table:table-cell>
              <table:table-cell office:value-type="float" office:value="0.107615894039735">
                <text:p>0.107615894039735</text:p>
              </table:table-cell>
              <table:table-cell office:value-type="float" office:value="-2.29139072847682">
                <text:p>-2.29139072847682</text:p>
              </table:table-cell>
              <table:table-cell office:value-type="float" office:value="2.54304635761589">
                <text:p>2.54304635761589</text:p>
              </table:table-cell>
              <table:table-cell office:value-type="float" office:value="0.107615894039735">
                <text:p>0.10761589403973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7194127243067">
                <text:p>1.37194127243067</text:p>
              </table:table-cell>
              <table:table-cell office:value-type="float" office:value="1.35889070146819">
                <text:p>1.35889070146819</text:p>
              </table:table-cell>
              <table:table-cell office:value-type="float" office:value="0.092985318107667">
                <text:p>0.092985318107667</text:p>
              </table:table-cell>
              <table:table-cell office:value-type="float" office:value="-2.28384991843393">
                <text:p>-2.28384991843393</text:p>
              </table:table-cell>
              <table:table-cell office:value-type="float" office:value="2.54486133768352">
                <text:p>2.54486133768352</text:p>
              </table:table-cell>
              <table:table-cell office:value-type="float" office:value="0.092985318107667">
                <text:p>0.09298531810766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7781350482315">
                <text:p>1.37781350482315</text:p>
              </table:table-cell>
              <table:table-cell office:value-type="float" office:value="1.36495176848875">
                <text:p>1.36495176848875</text:p>
              </table:table-cell>
              <table:table-cell office:value-type="float" office:value="0.104501607717042">
                <text:p>0.104501607717042</text:p>
              </table:table-cell>
              <table:table-cell office:value-type="float" office:value="-2.27652733118971">
                <text:p>-2.27652733118971</text:p>
              </table:table-cell>
              <table:table-cell office:value-type="float" office:value="2.53376205787781">
                <text:p>2.53376205787781</text:p>
              </table:table-cell>
              <table:table-cell office:value-type="float" office:value="0.104501607717042">
                <text:p>0.10450160771704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7083993660856">
                <text:p>1.37083993660856</text:p>
              </table:table-cell>
              <table:table-cell office:value-type="float" office:value="1.3581616481775">
                <text:p>1.3581616481775</text:p>
              </table:table-cell>
              <table:table-cell office:value-type="float" office:value="0.090332805071315">
                <text:p>0.090332805071315</text:p>
              </table:table-cell>
              <table:table-cell office:value-type="float" office:value="-2.26941362916006">
                <text:p>-2.26941362916006</text:p>
              </table:table-cell>
              <table:table-cell office:value-type="float" office:value="2.5229793977813">
                <text:p>2.5229793977813</text:p>
              </table:table-cell>
              <table:table-cell office:value-type="float" office:value="0.090332805071315">
                <text:p>0.09033280507131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3640625">
                <text:p>1.3640625</text:p>
              </table:table-cell>
              <table:table-cell office:value-type="float" office:value="1.3515625">
                <text:p>1.3515625</text:p>
              </table:table-cell>
              <table:table-cell office:value-type="float" office:value="0.0765625000000001">
                <text:p>0.0765625000000001</text:p>
              </table:table-cell>
              <table:table-cell office:value-type="float" office:value="-2.2875">
                <text:p>-2.2875</text:p>
              </table:table-cell>
              <table:table-cell office:value-type="float" office:value="2.525">
                <text:p>2.525</text:p>
              </table:table-cell>
              <table:table-cell office:value-type="float" office:value="0.0765625000000001">
                <text:p>0.076562500000000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36979969183359">
                <text:p>1.36979969183359</text:p>
              </table:table-cell>
              <table:table-cell office:value-type="float" office:value="1.35747303543914">
                <text:p>1.35747303543914</text:p>
              </table:table-cell>
              <table:table-cell office:value-type="float" office:value="0.087827426810478">
                <text:p>0.087827426810478</text:p>
              </table:table-cell>
              <table:table-cell office:value-type="float" office:value="-2.28043143297381">
                <text:p>-2.28043143297381</text:p>
              </table:table-cell>
              <table:table-cell office:value-type="float" office:value="2.52696456086287">
                <text:p>2.52696456086287</text:p>
              </table:table-cell>
              <table:table-cell office:value-type="float" office:value="0.087827426810478">
                <text:p>0.08782742681047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36322188449848">
                <text:p>1.36322188449848</text:p>
              </table:table-cell>
              <table:table-cell office:value-type="float" office:value="1.35106382978723">
                <text:p>1.35106382978723</text:p>
              </table:table-cell>
              <table:table-cell office:value-type="float" office:value="0.0987841945288755">
                <text:p>0.0987841945288755</text:p>
              </table:table-cell>
              <table:table-cell office:value-type="float" office:value="-2.29787234042553">
                <text:p>-2.29787234042553</text:p>
              </table:table-cell>
              <table:table-cell office:value-type="float" office:value="2.52887537993921">
                <text:p>2.52887537993921</text:p>
              </table:table-cell>
              <table:table-cell office:value-type="float" office:value="0.0987841945288755">
                <text:p>0.098784194528875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3688155922039">
                <text:p>1.3688155922039</text:p>
              </table:table-cell>
              <table:table-cell office:value-type="float" office:value="1.3568215892054">
                <text:p>1.3568215892054</text:p>
              </table:table-cell>
              <table:table-cell office:value-type="float" office:value="0.0974512743628186">
                <text:p>0.0974512743628186</text:p>
              </table:table-cell>
              <table:table-cell office:value-type="float" office:value="-2.26686656671664">
                <text:p>-2.26686656671664</text:p>
              </table:table-cell>
              <table:table-cell office:value-type="float" office:value="2.50674662668666">
                <text:p>2.50674662668666</text:p>
              </table:table-cell>
              <table:table-cell office:value-type="float" office:value="0.0974512743628186">
                <text:p>0.097451274362818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37426035502959">
                <text:p>1.37426035502959</text:p>
              </table:table-cell>
              <table:table-cell office:value-type="float" office:value="1.36242603550296">
                <text:p>1.36242603550296</text:p>
              </table:table-cell>
              <table:table-cell office:value-type="float" office:value="0.131656804733728">
                <text:p>0.131656804733728</text:p>
              </table:table-cell>
              <table:table-cell office:value-type="float" office:value="-2.2603550295858">
                <text:p>-2.2603550295858</text:p>
              </table:table-cell>
              <table:table-cell office:value-type="float" office:value="2.50887573964497">
                <text:p>2.50887573964497</text:p>
              </table:table-cell>
              <table:table-cell office:value-type="float" office:value="0.131656804733728">
                <text:p>0.13165680473372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36788321167883">
                <text:p>1.36788321167883</text:p>
              </table:table-cell>
              <table:table-cell office:value-type="float" office:value="1.35620437956204">
                <text:p>1.35620437956204</text:p>
              </table:table-cell>
              <table:table-cell office:value-type="float" office:value="0.118248175182482">
                <text:p>0.118248175182482</text:p>
              </table:table-cell>
              <table:table-cell office:value-type="float" office:value="-2.25401459854015">
                <text:p>-2.25401459854015</text:p>
              </table:table-cell>
              <table:table-cell office:value-type="float" office:value="2.4992700729927">
                <text:p>2.4992700729927</text:p>
              </table:table-cell>
              <table:table-cell office:value-type="float" office:value="0.118248175182482">
                <text:p>0.11824817518248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37319884726225">
                <text:p>1.37319884726225</text:p>
              </table:table-cell>
              <table:table-cell office:value-type="float" office:value="1.36167146974063">
                <text:p>1.36167146974063</text:p>
              </table:table-cell>
              <table:table-cell office:value-type="float" office:value="0.12536023054755">
                <text:p>0.12536023054755</text:p>
              </table:table-cell>
              <table:table-cell office:value-type="float" office:value="-2.2478386167147">
                <text:p>-2.2478386167147</text:p>
              </table:table-cell>
              <table:table-cell office:value-type="float" office:value="2.50576368876081">
                <text:p>2.50576368876081</text:p>
              </table:table-cell>
              <table:table-cell office:value-type="float" office:value="0.12536023054755">
                <text:p>0.1253602305475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36699857752489">
                <text:p>1.36699857752489</text:p>
              </table:table-cell>
              <table:table-cell office:value-type="float" office:value="1.35561877667141">
                <text:p>1.35561877667141</text:p>
              </table:table-cell>
              <table:table-cell office:value-type="float" office:value="0.108108108108108">
                <text:p>0.108108108108108</text:p>
              </table:table-cell>
              <table:table-cell office:value-type="float" office:value="-2.26458036984353">
                <text:p>-2.26458036984353</text:p>
              </table:table-cell>
              <table:table-cell office:value-type="float" office:value="2.50355618776671">
                <text:p>2.50355618776671</text:p>
              </table:table-cell>
              <table:table-cell office:value-type="float" office:value="0.108108108108108">
                <text:p>0.10810810810810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37219101123596">
                <text:p>1.37219101123596</text:p>
              </table:table-cell>
              <table:table-cell office:value-type="float" office:value="1.36095505617978">
                <text:p>1.36095505617978</text:p>
              </table:table-cell>
              <table:table-cell office:value-type="float" office:value="0.126404494382022">
                <text:p>0.126404494382022</text:p>
              </table:table-cell>
              <table:table-cell office:value-type="float" office:value="-2.23595505617978">
                <text:p>-2.23595505617978</text:p>
              </table:table-cell>
              <table:table-cell office:value-type="float" office:value="2.51544943820225">
                <text:p>2.51544943820225</text:p>
              </table:table-cell>
              <table:table-cell office:value-type="float" office:value="0.126404494382022">
                <text:p>0.12640449438202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36615811373093">
                <text:p>1.36615811373093</text:p>
              </table:table-cell>
              <table:table-cell office:value-type="float" office:value="1.35506241331484">
                <text:p>1.35506241331484</text:p>
              </table:table-cell>
              <table:table-cell office:value-type="float" office:value="0.0970873786407767">
                <text:p>0.0970873786407767</text:p>
              </table:table-cell>
              <table:table-cell office:value-type="float" office:value="-2.25797503467406">
                <text:p>-2.25797503467406</text:p>
              </table:table-cell>
              <table:table-cell office:value-type="float" office:value="2.49930651872399">
                <text:p>2.49930651872399</text:p>
              </table:table-cell>
              <table:table-cell office:value-type="float" office:value="0.0970873786407767">
                <text:p>0.097087378640776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37123287671233">
                <text:p>1.37123287671233</text:p>
              </table:table-cell>
              <table:table-cell office:value-type="float" office:value="1.36027397260274">
                <text:p>1.36027397260274</text:p>
              </table:table-cell>
              <table:table-cell office:value-type="float" office:value="0.115068493150685">
                <text:p>0.115068493150685</text:p>
              </table:table-cell>
              <table:table-cell office:value-type="float" office:value="-2.23561643835616">
                <text:p>-2.23561643835616</text:p>
              </table:table-cell>
              <table:table-cell office:value-type="float" office:value="2.52328767123288">
                <text:p>2.52328767123288</text:p>
              </table:table-cell>
              <table:table-cell office:value-type="float" office:value="0.115068493150685">
                <text:p>0.11506849315068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36535859269283">
                <text:p>1.36535859269283</text:p>
              </table:table-cell>
              <table:table-cell office:value-type="float" office:value="1.35453315290934">
                <text:p>1.35453315290934</text:p>
              </table:table-cell>
              <table:table-cell office:value-type="float" office:value="0.110960757780785">
                <text:p>0.110960757780785</text:p>
              </table:table-cell>
              <table:table-cell office:value-type="float" office:value="-2.25981055480379">
                <text:p>-2.25981055480379</text:p>
              </table:table-cell>
              <table:table-cell office:value-type="float" office:value="2.51962110960758">
                <text:p>2.51962110960758</text:p>
              </table:table-cell>
              <table:table-cell office:value-type="float" office:value="0.110960757780785">
                <text:p>0.11096075778078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3596256684492">
                <text:p>1.3596256684492</text:p>
              </table:table-cell>
              <table:table-cell office:value-type="float" office:value="1.3596256684492">
                <text:p>1.3596256684492</text:p>
              </table:table-cell>
              <table:table-cell office:value-type="float" office:value="0.0935828877005349">
                <text:p>0.0935828877005349</text:p>
              </table:table-cell>
              <table:table-cell office:value-type="float" office:value="-2.24866310160428">
                <text:p>-2.24866310160428</text:p>
              </table:table-cell>
              <table:table-cell office:value-type="float" office:value="2.50534759358289">
                <text:p>2.50534759358289</text:p>
              </table:table-cell>
              <table:table-cell office:value-type="float" office:value="0.0935828877005349">
                <text:p>0.093582887700534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36459709379128">
                <text:p>1.36459709379128</text:p>
              </table:table-cell>
              <table:table-cell office:value-type="float" office:value="1.35402906208719">
                <text:p>1.35402906208719</text:p>
              </table:table-cell>
              <table:table-cell office:value-type="float" office:value="0.100396301188904">
                <text:p>0.100396301188904</text:p>
              </table:table-cell>
              <table:table-cell office:value-type="float" office:value="-2.26155878467635">
                <text:p>-2.26155878467635</text:p>
              </table:table-cell>
              <table:table-cell office:value-type="float" office:value="2.51519154557464">
                <text:p>2.51519154557464</text:p>
              </table:table-cell>
              <table:table-cell office:value-type="float" office:value="0.100396301188904">
                <text:p>0.10039630118890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35900783289817">
                <text:p>1.35900783289817</text:p>
              </table:table-cell>
              <table:table-cell office:value-type="float" office:value="1.34856396866841">
                <text:p>1.34856396866841</text:p>
              </table:table-cell>
              <table:table-cell office:value-type="float" office:value="0.0966057441253261">
                <text:p>0.0966057441253261</text:p>
              </table:table-cell>
              <table:table-cell office:value-type="float" office:value="-2.26109660574412">
                <text:p>-2.26109660574412</text:p>
              </table:table-cell>
              <table:table-cell office:value-type="float" office:value="2.51174934725849">
                <text:p>2.51174934725849</text:p>
              </table:table-cell>
              <table:table-cell office:value-type="float" office:value="0.0966057441253261">
                <text:p>0.096605744125326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36387096774194">
                <text:p>1.36387096774194</text:p>
              </table:table-cell>
              <table:table-cell office:value-type="float" office:value="1.35354838709677">
                <text:p>1.35354838709677</text:p>
              </table:table-cell>
              <table:table-cell office:value-type="float" office:value="0.0903225806451613">
                <text:p>0.0903225806451613</text:p>
              </table:table-cell>
              <table:table-cell office:value-type="float" office:value="-2.24">
                <text:p>-2.24</text:p>
              </table:table-cell>
              <table:table-cell office:value-type="float" office:value="2.51096774193548">
                <text:p>2.51096774193548</text:p>
              </table:table-cell>
              <table:table-cell office:value-type="float" office:value="0.0903225806451613">
                <text:p>0.090322580645161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35841836734694">
                <text:p>1.35841836734694</text:p>
              </table:table-cell>
              <table:table-cell office:value-type="float" office:value="1.34821428571429">
                <text:p>1.34821428571429</text:p>
              </table:table-cell>
              <table:table-cell office:value-type="float" office:value="0.0752551020408165">
                <text:p>0.0752551020408165</text:p>
              </table:table-cell>
              <table:table-cell office:value-type="float" office:value="-2.26275510204082">
                <text:p>-2.26275510204082</text:p>
              </table:table-cell>
              <table:table-cell office:value-type="float" office:value="2.53061224489796">
                <text:p>2.53061224489796</text:p>
              </table:table-cell>
              <table:table-cell office:value-type="float" office:value="0.0752551020408165">
                <text:p>0.075255102040816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36317780580076">
                <text:p>1.36317780580076</text:p>
              </table:table-cell>
              <table:table-cell office:value-type="float" office:value="1.3530895334174">
                <text:p>1.3530895334174</text:p>
              </table:table-cell>
              <table:table-cell office:value-type="float" office:value="0.0920554854981082">
                <text:p>0.0920554854981082</text:p>
              </table:table-cell>
              <table:table-cell office:value-type="float" office:value="-2.2421185372005">
                <text:p>-2.2421185372005</text:p>
              </table:table-cell>
              <table:table-cell office:value-type="float" office:value="2.51828499369483">
                <text:p>2.51828499369483</text:p>
              </table:table-cell>
              <table:table-cell office:value-type="float" office:value="0.0920554854981082">
                <text:p>0.092055485498108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35785536159601">
                <text:p>1.35785536159601</text:p>
              </table:table-cell>
              <table:table-cell office:value-type="float" office:value="1.35785536159601">
                <text:p>1.35785536159601</text:p>
              </table:table-cell>
              <table:table-cell office:value-type="float" office:value="0.0985037406483791">
                <text:p>0.0985037406483791</text:p>
              </table:table-cell>
              <table:table-cell office:value-type="float" office:value="-2.25436408977556">
                <text:p>-2.25436408977556</text:p>
              </table:table-cell>
              <table:table-cell office:value-type="float" office:value="2.49376558603491">
                <text:p>2.49376558603491</text:p>
              </table:table-cell>
              <table:table-cell office:value-type="float" office:value="0.0985037406483791">
                <text:p>0.098503740648379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35265104808878">
                <text:p>1.35265104808878</text:p>
              </table:table-cell>
              <table:table-cell office:value-type="float" office:value="1.35265104808878">
                <text:p>1.35265104808878</text:p>
              </table:table-cell>
              <table:table-cell office:value-type="float" office:value="0.0949445129469791">
                <text:p>0.0949445129469791</text:p>
              </table:table-cell>
              <table:table-cell office:value-type="float" office:value="-2.25400739827374">
                <text:p>-2.25400739827374</text:p>
              </table:table-cell>
              <table:table-cell office:value-type="float" office:value="2.50184956843403">
                <text:p>2.50184956843403</text:p>
              </table:table-cell>
              <table:table-cell office:value-type="float" office:value="0.0949445129469791">
                <text:p>0.094944512946979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35731707317073">
                <text:p>1.35731707317073</text:p>
              </table:table-cell>
              <table:table-cell office:value-type="float" office:value="1.35731707317073">
                <text:p>1.35731707317073</text:p>
              </table:table-cell>
              <table:table-cell office:value-type="float" office:value="0.1">
                <text:p>0.1</text:p>
              </table:table-cell>
              <table:table-cell office:value-type="float" office:value="-2.25609756097561">
                <text:p>-2.25609756097561</text:p>
              </table:table-cell>
              <table:table-cell office:value-type="float" office:value="2.49024390243902">
                <text:p>2.4902439024390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36188178528347">
                <text:p>1.36188178528347</text:p>
              </table:table-cell>
              <table:table-cell office:value-type="float" office:value="1.35223160434258">
                <text:p>1.35223160434258</text:p>
              </table:table-cell>
              <table:table-cell office:value-type="float" office:value="0.106151990349819">
                <text:p>0.106151990349819</text:p>
              </table:table-cell>
              <table:table-cell office:value-type="float" office:value="-2.24607961399276">
                <text:p>-2.24607961399276</text:p>
              </table:table-cell>
              <table:table-cell office:value-type="float" office:value="2.48854041013269">
                <text:p>2.48854041013269</text:p>
              </table:table-cell>
              <table:table-cell office:value-type="float" office:value="0.106151990349819">
                <text:p>0.10615199034981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35680190930788">
                <text:p>1.35680190930788</text:p>
              </table:table-cell>
              <table:table-cell office:value-type="float" office:value="1.35680190930788">
                <text:p>1.35680190930788</text:p>
              </table:table-cell>
              <table:table-cell office:value-type="float" office:value="0.0906921241050118">
                <text:p>0.0906921241050118</text:p>
              </table:table-cell>
              <table:table-cell office:value-type="float" office:value="-2.236276849642">
                <text:p>-2.236276849642</text:p>
              </table:table-cell>
              <table:table-cell office:value-type="float" office:value="2.48687350835322">
                <text:p>2.48687350835322</text:p>
              </table:table-cell>
              <table:table-cell office:value-type="float" office:value="0.0906921241050118">
                <text:p>0.090692124105011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35182998819362">
                <text:p>1.35182998819362</text:p>
              </table:table-cell>
              <table:table-cell office:value-type="float" office:value="1.35182998819362">
                <text:p>1.35182998819362</text:p>
              </table:table-cell>
              <table:table-cell office:value-type="float" office:value="0.0873671782762693">
                <text:p>0.0873671782762693</text:p>
              </table:table-cell>
              <table:table-cell office:value-type="float" office:value="-2.25737898465171">
                <text:p>-2.25737898465171</text:p>
              </table:table-cell>
              <table:table-cell office:value-type="float" office:value="2.5159386068477">
                <text:p>2.5159386068477</text:p>
              </table:table-cell>
              <table:table-cell office:value-type="float" office:value="0.0873671782762693">
                <text:p>0.087367178276269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35630841121495">
                <text:p>1.35630841121495</text:p>
              </table:table-cell>
              <table:table-cell office:value-type="float" office:value="1.35630841121495">
                <text:p>1.35630841121495</text:p>
              </table:table-cell>
              <table:table-cell office:value-type="float" office:value="0.113317757009346">
                <text:p>0.113317757009346</text:p>
              </table:table-cell>
              <table:table-cell office:value-type="float" office:value="-2.23831775700935">
                <text:p>-2.23831775700935</text:p>
              </table:table-cell>
              <table:table-cell office:value-type="float" office:value="2.53621495327103">
                <text:p>2.53621495327103</text:p>
              </table:table-cell>
              <table:table-cell office:value-type="float" office:value="0.113317757009346">
                <text:p>0.11331775700934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3514450867052">
                <text:p>1.3514450867052</text:p>
              </table:table-cell>
              <table:table-cell office:value-type="float" office:value="1.3514450867052">
                <text:p>1.3514450867052</text:p>
              </table:table-cell>
              <table:table-cell office:value-type="float" office:value="0.078612716763006">
                <text:p>0.078612716763006</text:p>
              </table:table-cell>
              <table:table-cell office:value-type="float" office:value="-2.25895953757225">
                <text:p>-2.25895953757225</text:p>
              </table:table-cell>
              <table:table-cell office:value-type="float" office:value="2.53294797687861">
                <text:p>2.53294797687861</text:p>
              </table:table-cell>
              <table:table-cell office:value-type="float" office:value="0.078612716763006">
                <text:p>0.07861271676300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3466819221968">
                <text:p>1.3466819221968</text:p>
              </table:table-cell>
              <table:table-cell office:value-type="float" office:value="1.3558352402746">
                <text:p>1.3558352402746</text:p>
              </table:table-cell>
              <table:table-cell office:value-type="float" office:value="0.0846681922196795">
                <text:p>0.0846681922196795</text:p>
              </table:table-cell>
              <table:table-cell office:value-type="float" office:value="-2.24942791762014">
                <text:p>-2.24942791762014</text:p>
              </table:table-cell>
              <table:table-cell office:value-type="float" office:value="2.53089244851259">
                <text:p>2.53089244851259</text:p>
              </table:table-cell>
              <table:table-cell office:value-type="float" office:value="0.0846681922196795">
                <text:p>0.084668192219679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35107587768969">
                <text:p>1.35107587768969</text:p>
              </table:table-cell>
              <table:table-cell office:value-type="float" office:value="1.35107587768969">
                <text:p>1.35107587768969</text:p>
              </table:table-cell>
              <table:table-cell office:value-type="float" office:value="0.0600226500566254">
                <text:p>0.0600226500566254</text:p>
              </table:table-cell>
              <table:table-cell office:value-type="float" office:value="-2.26047565118913">
                <text:p>-2.26047565118913</text:p>
              </table:table-cell>
              <table:table-cell office:value-type="float" office:value="2.53907134767837">
                <text:p>2.53907134767837</text:p>
              </table:table-cell>
              <table:table-cell office:value-type="float" office:value="0.0600226500566254">
                <text:p>0.060022650056625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34641255605381">
                <text:p>1.34641255605381</text:p>
              </table:table-cell>
              <table:table-cell office:value-type="float" office:value="1.34641255605381">
                <text:p>1.34641255605381</text:p>
              </table:table-cell>
              <table:table-cell office:value-type="float" office:value="0.0773542600896859">
                <text:p>0.0773542600896859</text:p>
              </table:table-cell>
              <table:table-cell office:value-type="float" office:value="-2.26008968609865">
                <text:p>-2.26008968609865</text:p>
              </table:table-cell>
              <table:table-cell office:value-type="float" office:value="2.53587443946188">
                <text:p>2.53587443946188</text:p>
              </table:table-cell>
              <table:table-cell office:value-type="float" office:value="0.0773542600896859">
                <text:p>0.077354260089685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35072142064373">
                <text:p>1.35072142064373</text:p>
              </table:table-cell>
              <table:table-cell office:value-type="float" office:value="1.35072142064373">
                <text:p>1.35072142064373</text:p>
              </table:table-cell>
              <table:table-cell office:value-type="float" office:value="0.0721420643729189">
                <text:p>0.0721420643729189</text:p>
              </table:table-cell>
              <table:table-cell office:value-type="float" office:value="-2.24195338512764">
                <text:p>-2.24195338512764</text:p>
              </table:table-cell>
              <table:table-cell office:value-type="float" office:value="2.53496115427303">
                <text:p>2.53496115427303</text:p>
              </table:table-cell>
              <table:table-cell office:value-type="float" office:value="0.0721420643729189">
                <text:p>0.072142064372918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